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62.92pt" svg:y="6.01pt">
            <draw:object draw:notify-on-update-of-ranges="Sheet1.A1:Sheet1.A21 Sheet1.B1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2pt" svg:height="102.42pt" svg:x="516.5pt" svg:y="316.97pt">
            <draw:object draw:notify-on-update-of-ranges="Sheet1.A28:Sheet1.A44 Sheet1.H28:Sheet1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8.29pt" svg:y="422.99pt">
            <draw:object draw:notify-on-update-of-ranges="Sheet1.A28:Sheet1.A44 Sheet1.E28:Sheet1.E44 Sheet1.A28:Sheet1.A44 Sheet1.G28:Sheet1.G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32pt" svg:height="255.26pt" svg:x="646.78pt" svg:y="743.19pt">
            <draw:object draw:notify-on-update-of-ranges="Sheet1.A58:Sheet1.A122 Sheet1.B58:Sheet1.B122 Sheet1.A58:Sheet1.A122 Sheet1.C58:Sheet1.C1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37.35pt" svg:height="131.98pt" svg:x="636.69pt" svg:y="1037.37pt">
            <draw:object draw:notify-on-update-of-ranges="Sheet1.G58:Sheet1.G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32pt" svg:height="255.26pt" svg:x="426.78pt" svg:y="1676.83pt">
            <draw:object draw:notify-on-update-of-ranges="Sheet1.D132:Sheet1.D19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POWER(SIN((PI()*[.A1])/[.$A$21]);2)" office:value-type="float" office:value="0" calcext:value-type="float">
            <text:p>0</text:p>
          </table:table-cell>
          <table:table-cell/>
          <table:table-cell table:formula="of:=[.B1]/[.$B$23]" office:value-type="float" office:value="0" calcext:value-type="float">
            <text:p>0</text:p>
          </table:table-cell>
          <table:table-cell table:formula="of:=[.D1]*2^15" office:value-type="float" office:value="0" calcext:value-type="float">
            <text:p>0</text:p>
          </table:table-cell>
          <table:table-cell table:formula="of:=DEC2HEX([.E1];3)" office:value-type="string" office:string-value="000" calcext:value-type="string">
            <text:p>000</text:p>
          </table:table-cell>
          <table:table-cell table:formula="of:=HEX2DEC([.F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SIN((PI()*[.A2])/[.$A$21]);2)" office:value-type="float" office:value="0.0244717418524232" calcext:value-type="float">
            <text:p>0.024471741852423</text:p>
          </table:table-cell>
          <table:table-cell/>
          <table:table-cell table:formula="of:=[.B2]/[.$B$23]" office:value-type="float" office:value="0.00244717418524232" calcext:value-type="float">
            <text:p>0.002447174185242</text:p>
          </table:table-cell>
          <table:table-cell table:formula="of:=[.D2]*2^15" office:value-type="float" office:value="80.1890037020204" calcext:value-type="float">
            <text:p>80.1890037020204</text:p>
          </table:table-cell>
          <table:table-cell table:formula="of:=DEC2HEX([.E2];3)" office:value-type="string" office:string-value="050" calcext:value-type="string">
            <text:p>050</text:p>
          </table:table-cell>
          <table:table-cell table:formula="of:=HEX2DEC([.F2]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SIN((PI()*[.A3])/[.$A$21]);2)" office:value-type="float" office:value="0.0954915028125263" calcext:value-type="float">
            <text:p>0.095491502812526</text:p>
          </table:table-cell>
          <table:table-cell/>
          <table:table-cell table:formula="of:=[.B3]/[.$B$23]" office:value-type="float" office:value="0.00954915028125263" calcext:value-type="float">
            <text:p>0.009549150281253</text:p>
          </table:table-cell>
          <table:table-cell table:formula="of:=[.D3]*2^15" office:value-type="float" office:value="312.906556416086" calcext:value-type="float">
            <text:p>312.906556416086</text:p>
          </table:table-cell>
          <table:table-cell table:formula="of:=DEC2HEX([.E3];3)" office:value-type="string" office:string-value="138" calcext:value-type="string">
            <text:p>138</text:p>
          </table:table-cell>
          <table:table-cell table:formula="of:=HEX2DEC([.F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SIN((PI()*[.A4])/[.$A$21]);2)" office:value-type="float" office:value="0.206107373853763" calcext:value-type="float">
            <text:p>0.206107373853763</text:p>
          </table:table-cell>
          <table:table-cell/>
          <table:table-cell table:formula="of:=[.B4]/[.$B$23]" office:value-type="float" office:value="0.0206107373853763" calcext:value-type="float">
            <text:p>0.020610737385376</text:p>
          </table:table-cell>
          <table:table-cell table:formula="of:=[.D4]*2^15" office:value-type="float" office:value="675.372642644012" calcext:value-type="float">
            <text:p>675.372642644012</text:p>
          </table:table-cell>
          <table:table-cell table:formula="of:=DEC2HEX([.E4];3)" office:value-type="string" office:string-value="2A3" calcext:value-type="string">
            <text:p>2A3</text:p>
          </table:table-cell>
          <table:table-cell table:formula="of:=HEX2DEC([.F4])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SIN((PI()*[.A5])/[.$A$21]);2)" office:value-type="float" office:value="0.345491502812526" calcext:value-type="float">
            <text:p>0.345491502812526</text:p>
          </table:table-cell>
          <table:table-cell/>
          <table:table-cell table:formula="of:=[.B5]/[.$B$23]" office:value-type="float" office:value="0.0345491502812526" calcext:value-type="float">
            <text:p>0.034549150281253</text:p>
          </table:table-cell>
          <table:table-cell table:formula="of:=[.D5]*2^15" office:value-type="float" office:value="1132.10655641609" calcext:value-type="float">
            <text:p>1132.10655641609</text:p>
          </table:table-cell>
          <table:table-cell table:formula="of:=DEC2HEX([.E5];3)" office:value-type="string" office:string-value="46C" calcext:value-type="string">
            <text:p>46C</text:p>
          </table:table-cell>
          <table:table-cell table:formula="of:=HEX2DEC([.F5])"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SIN((PI()*[.A6])/[.$A$21]);2)" office:value-type="float" office:value="0.5" calcext:value-type="float">
            <text:p>0.5</text:p>
          </table:table-cell>
          <table:table-cell/>
          <table:table-cell table:formula="of:=[.B6]/[.$B$23]" office:value-type="float" office:value="0.05" calcext:value-type="float">
            <text:p>0.05</text:p>
          </table:table-cell>
          <table:table-cell table:formula="of:=[.D6]*2^15" office:value-type="float" office:value="1638.4" calcext:value-type="float">
            <text:p>1638.4</text:p>
          </table:table-cell>
          <table:table-cell table:formula="of:=DEC2HEX([.E6];3)" office:value-type="string" office:string-value="666" calcext:value-type="string">
            <text:p>666</text:p>
          </table:table-cell>
          <table:table-cell table:formula="of:=HEX2DEC([.F6])"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SIN((PI()*[.A7])/[.$A$21]);2)" office:value-type="float" office:value="0.654508497187474" calcext:value-type="float">
            <text:p>0.654508497187474</text:p>
          </table:table-cell>
          <table:table-cell/>
          <table:table-cell table:formula="of:=[.B7]/[.$B$23]" office:value-type="float" office:value="0.0654508497187474" calcext:value-type="float">
            <text:p>0.065450849718747</text:p>
          </table:table-cell>
          <table:table-cell table:formula="of:=[.D7]*2^15" office:value-type="float" office:value="2144.69344358391" calcext:value-type="float">
            <text:p>2144.69344358391</text:p>
          </table:table-cell>
          <table:table-cell table:formula="of:=DEC2HEX([.E7];3)" office:value-type="string" office:string-value="860" calcext:value-type="string">
            <text:p>860</text:p>
          </table:table-cell>
          <table:table-cell table:formula="of:=HEX2DEC([.F7])"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SIN((PI()*[.A8])/[.$A$21]);2)" office:value-type="float" office:value="0.793892626146236" calcext:value-type="float">
            <text:p>0.793892626146236</text:p>
          </table:table-cell>
          <table:table-cell/>
          <table:table-cell table:formula="of:=[.B8]/[.$B$23]" office:value-type="float" office:value="0.0793892626146236" calcext:value-type="float">
            <text:p>0.079389262614624</text:p>
          </table:table-cell>
          <table:table-cell table:formula="of:=[.D8]*2^15" office:value-type="float" office:value="2601.42735735599" calcext:value-type="float">
            <text:p>2601.42735735599</text:p>
          </table:table-cell>
          <table:table-cell table:formula="of:=DEC2HEX([.E8];3)" office:value-type="string" office:string-value="A29" calcext:value-type="string">
            <text:p>A29</text:p>
          </table:table-cell>
          <table:table-cell table:formula="of:=HEX2DEC([.F8])"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SIN((PI()*[.A9])/[.$A$21]);2)" office:value-type="float" office:value="0.904508497187474" calcext:value-type="float">
            <text:p>0.904508497187474</text:p>
          </table:table-cell>
          <table:table-cell/>
          <table:table-cell table:formula="of:=[.B9]/[.$B$23]" office:value-type="float" office:value="0.0904508497187474" calcext:value-type="float">
            <text:p>0.090450849718747</text:p>
          </table:table-cell>
          <table:table-cell table:formula="of:=[.D9]*2^15" office:value-type="float" office:value="2963.89344358391" calcext:value-type="float">
            <text:p>2963.89344358391</text:p>
          </table:table-cell>
          <table:table-cell table:formula="of:=DEC2HEX([.E9];3)" office:value-type="string" office:string-value="B93" calcext:value-type="string">
            <text:p>B93</text:p>
          </table:table-cell>
          <table:table-cell table:formula="of:=HEX2DEC([.F9])" office:value-type="float" office:value="2963" calcext:value-type="float">
            <text:p>296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SIN((PI()*[.A10])/[.$A$21]);2)" office:value-type="float" office:value="0.975528258147577" calcext:value-type="float">
            <text:p>0.975528258147577</text:p>
          </table:table-cell>
          <table:table-cell/>
          <table:table-cell table:formula="of:=[.B10]/[.$B$23]" office:value-type="float" office:value="0.0975528258147577" calcext:value-type="float">
            <text:p>0.097552825814758</text:p>
          </table:table-cell>
          <table:table-cell table:formula="of:=[.D10]*2^15" office:value-type="float" office:value="3196.61099629798" calcext:value-type="float">
            <text:p>3196.61099629798</text:p>
          </table:table-cell>
          <table:table-cell table:formula="of:=DEC2HEX([.E10];3)" office:value-type="string" office:string-value="C7C" calcext:value-type="string">
            <text:p>C7C</text:p>
          </table:table-cell>
          <table:table-cell table:formula="of:=HEX2DEC([.F10])" office:value-type="float" office:value="3196" calcext:value-type="float">
            <text:p>319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SIN((PI()*[.A11])/[.$A$21]);2)" office:value-type="float" office:value="1" calcext:value-type="float">
            <text:p>1</text:p>
          </table:table-cell>
          <table:table-cell/>
          <table:table-cell table:formula="of:=[.B11]/[.$B$23]" office:value-type="float" office:value="0.1" calcext:value-type="float">
            <text:p>0.1</text:p>
          </table:table-cell>
          <table:table-cell table:formula="of:=[.D11]*2^15" office:value-type="float" office:value="3276.8" calcext:value-type="float">
            <text:p>3276.8</text:p>
          </table:table-cell>
          <table:table-cell table:formula="of:=DEC2HEX([.E11];3)" office:value-type="string" office:string-value="CCC" calcext:value-type="string">
            <text:p>CCC</text:p>
          </table:table-cell>
          <table:table-cell table:formula="of:=HEX2DEC([.F1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SIN((PI()*[.A12])/[.$A$21]);2)" office:value-type="float" office:value="0.975528258147577" calcext:value-type="float">
            <text:p>0.975528258147577</text:p>
          </table:table-cell>
          <table:table-cell/>
          <table:table-cell table:formula="of:=[.B12]/[.$B$23]" office:value-type="float" office:value="0.0975528258147577" calcext:value-type="float">
            <text:p>0.097552825814758</text:p>
          </table:table-cell>
          <table:table-cell table:formula="of:=[.D12]*2^15" office:value-type="float" office:value="3196.61099629798" calcext:value-type="float">
            <text:p>3196.61099629798</text:p>
          </table:table-cell>
          <table:table-cell table:formula="of:=DEC2HEX([.E12];3)" office:value-type="string" office:string-value="C7C" calcext:value-type="string">
            <text:p>C7C</text:p>
          </table:table-cell>
          <table:table-cell table:formula="of:=HEX2DEC([.F12])" office:value-type="float" office:value="3196" calcext:value-type="float">
            <text:p>319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SIN((PI()*[.A13])/[.$A$21]);2)" office:value-type="float" office:value="0.904508497187474" calcext:value-type="float">
            <text:p>0.904508497187474</text:p>
          </table:table-cell>
          <table:table-cell/>
          <table:table-cell table:formula="of:=[.B13]/[.$B$23]" office:value-type="float" office:value="0.0904508497187474" calcext:value-type="float">
            <text:p>0.090450849718747</text:p>
          </table:table-cell>
          <table:table-cell table:formula="of:=[.D13]*2^15" office:value-type="float" office:value="2963.89344358391" calcext:value-type="float">
            <text:p>2963.89344358391</text:p>
          </table:table-cell>
          <table:table-cell table:formula="of:=DEC2HEX([.E13];3)" office:value-type="string" office:string-value="B93" calcext:value-type="string">
            <text:p>B93</text:p>
          </table:table-cell>
          <table:table-cell table:formula="of:=HEX2DEC([.F13])" office:value-type="float" office:value="2963" calcext:value-type="float">
            <text:p>296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SIN((PI()*[.A14])/[.$A$21]);2)" office:value-type="float" office:value="0.793892626146237" calcext:value-type="float">
            <text:p>0.793892626146237</text:p>
          </table:table-cell>
          <table:table-cell/>
          <table:table-cell table:formula="of:=[.B14]/[.$B$23]" office:value-type="float" office:value="0.0793892626146237" calcext:value-type="float">
            <text:p>0.079389262614624</text:p>
          </table:table-cell>
          <table:table-cell table:formula="of:=[.D14]*2^15" office:value-type="float" office:value="2601.42735735599" calcext:value-type="float">
            <text:p>2601.42735735599</text:p>
          </table:table-cell>
          <table:table-cell table:formula="of:=DEC2HEX([.E14];3)" office:value-type="string" office:string-value="A29" calcext:value-type="string">
            <text:p>A29</text:p>
          </table:table-cell>
          <table:table-cell table:formula="of:=HEX2DEC([.F14])"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SIN((PI()*[.A15])/[.$A$21]);2)" office:value-type="float" office:value="0.654508497187474" calcext:value-type="float">
            <text:p>0.654508497187474</text:p>
          </table:table-cell>
          <table:table-cell/>
          <table:table-cell table:formula="of:=[.B15]/[.$B$23]" office:value-type="float" office:value="0.0654508497187474" calcext:value-type="float">
            <text:p>0.065450849718747</text:p>
          </table:table-cell>
          <table:table-cell table:formula="of:=[.D15]*2^15" office:value-type="float" office:value="2144.69344358391" calcext:value-type="float">
            <text:p>2144.69344358391</text:p>
          </table:table-cell>
          <table:table-cell table:formula="of:=DEC2HEX([.E15];3)" office:value-type="string" office:string-value="860" calcext:value-type="string">
            <text:p>860</text:p>
          </table:table-cell>
          <table:table-cell table:formula="of:=HEX2DEC([.F15])"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SIN((PI()*[.A16])/[.$A$21]);2)" office:value-type="float" office:value="0.5" calcext:value-type="float">
            <text:p>0.5</text:p>
          </table:table-cell>
          <table:table-cell/>
          <table:table-cell table:formula="of:=[.B16]/[.$B$23]" office:value-type="float" office:value="0.05" calcext:value-type="float">
            <text:p>0.05</text:p>
          </table:table-cell>
          <table:table-cell table:formula="of:=[.D16]*2^15" office:value-type="float" office:value="1638.4" calcext:value-type="float">
            <text:p>1638.4</text:p>
          </table:table-cell>
          <table:table-cell table:formula="of:=DEC2HEX([.E16];3)" office:value-type="string" office:string-value="666" calcext:value-type="string">
            <text:p>666</text:p>
          </table:table-cell>
          <table:table-cell table:formula="of:=HEX2DEC([.F16])"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SIN((PI()*[.A17])/[.$A$21]);2)" office:value-type="float" office:value="0.345491502812526" calcext:value-type="float">
            <text:p>0.345491502812526</text:p>
          </table:table-cell>
          <table:table-cell/>
          <table:table-cell table:formula="of:=[.B17]/[.$B$23]" office:value-type="float" office:value="0.0345491502812526" calcext:value-type="float">
            <text:p>0.034549150281253</text:p>
          </table:table-cell>
          <table:table-cell table:formula="of:=[.D17]*2^15" office:value-type="float" office:value="1132.10655641609" calcext:value-type="float">
            <text:p>1132.10655641609</text:p>
          </table:table-cell>
          <table:table-cell table:formula="of:=DEC2HEX([.E17];3)" office:value-type="string" office:string-value="46C" calcext:value-type="string">
            <text:p>46C</text:p>
          </table:table-cell>
          <table:table-cell table:formula="of:=HEX2DEC([.F17])"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SIN((PI()*[.A18])/[.$A$21]);2)" office:value-type="float" office:value="0.206107373853763" calcext:value-type="float">
            <text:p>0.206107373853763</text:p>
          </table:table-cell>
          <table:table-cell/>
          <table:table-cell table:formula="of:=[.B18]/[.$B$23]" office:value-type="float" office:value="0.0206107373853763" calcext:value-type="float">
            <text:p>0.020610737385376</text:p>
          </table:table-cell>
          <table:table-cell table:formula="of:=[.D18]*2^15" office:value-type="float" office:value="675.372642644012" calcext:value-type="float">
            <text:p>675.372642644012</text:p>
          </table:table-cell>
          <table:table-cell table:formula="of:=DEC2HEX([.E18];3)" office:value-type="string" office:string-value="2A3" calcext:value-type="string">
            <text:p>2A3</text:p>
          </table:table-cell>
          <table:table-cell table:formula="of:=HEX2DEC([.F18])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SIN((PI()*[.A19])/[.$A$21]);2)" office:value-type="float" office:value="0.0954915028125263" calcext:value-type="float">
            <text:p>0.095491502812526</text:p>
          </table:table-cell>
          <table:table-cell/>
          <table:table-cell table:formula="of:=[.B19]/[.$B$23]" office:value-type="float" office:value="0.00954915028125263" calcext:value-type="float">
            <text:p>0.009549150281253</text:p>
          </table:table-cell>
          <table:table-cell table:formula="of:=[.D19]*2^15" office:value-type="float" office:value="312.906556416086" calcext:value-type="float">
            <text:p>312.906556416086</text:p>
          </table:table-cell>
          <table:table-cell table:formula="of:=DEC2HEX([.E19];3)" office:value-type="string" office:string-value="138" calcext:value-type="string">
            <text:p>138</text:p>
          </table:table-cell>
          <table:table-cell table:formula="of:=HEX2DEC([.F19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SIN((PI()*[.A20])/[.$A$21]);2)" office:value-type="float" office:value="0.0244717418524232" calcext:value-type="float">
            <text:p>0.024471741852423</text:p>
          </table:table-cell>
          <table:table-cell/>
          <table:table-cell table:formula="of:=[.B20]/[.$B$23]" office:value-type="float" office:value="0.00244717418524232" calcext:value-type="float">
            <text:p>0.002447174185242</text:p>
          </table:table-cell>
          <table:table-cell table:formula="of:=[.D20]*2^15" office:value-type="float" office:value="80.1890037020205" calcext:value-type="float">
            <text:p>80.1890037020205</text:p>
          </table:table-cell>
          <table:table-cell table:formula="of:=DEC2HEX([.E20];3)" office:value-type="string" office:string-value="050" calcext:value-type="string">
            <text:p>050</text:p>
          </table:table-cell>
          <table:table-cell table:formula="of:=HEX2DEC([.F20]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SIN((PI()*[.A21])/[.$A$21]);2)" office:value-type="float" office:value="1.49975978266186E-032" calcext:value-type="float">
            <text:p>1.49975978266186E-32</text:p>
          </table:table-cell>
          <table:table-cell/>
          <table:table-cell table:formula="of:=[.B21]/[.$B$23]" office:value-type="float" office:value="1.49975978266186E-033" calcext:value-type="float">
            <text:p>1.49975978266186E-33</text:p>
          </table:table-cell>
          <table:table-cell table:formula="of:=[.D21]*2^15" office:value-type="float" office:value="4.91441285582638E-029" calcext:value-type="float">
            <text:p>4.91441285582638E-29</text:p>
          </table:table-cell>
          <table:table-cell table:formula="of:=DEC2HEX([.E21];3)" office:value-type="string" office:string-value="000" calcext:value-type="string">
            <text:p>000</text:p>
          </table:table-cell>
          <table:table-cell table:formula="of:=HEX2DEC([.F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1:.B21])" office:value-type="float" office:value="10" calcext:value-type="float">
            <text:p>10</text:p>
          </table:table-cell>
          <table:table-cell/>
          <table:table-cell table:formula="of:=SUM([.D1:.D21])" office:value-type="float" office:value="1" calcext:value-type="float">
            <text:p>1</text:p>
          </table:table-cell>
          <table:table-cell table:formula="of:=SUM([.E1:.E21])" office:value-type="float" office:value="32768" calcext:value-type="float">
            <text:p>32768</text:p>
          </table:table-cell>
          <table:table-cell/>
          <table:table-cell table:style-name="ce2" table:formula="of:=DEC2HEX(SUM([.G1:.G21])*2^4)" office:value-type="string" office:string-value="7FF60" calcext:value-type="string">
            <text:p>7FF60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formula="of:=[.A1]" office:value-type="float" office:value="0" calcext:value-type="float">
            <text:p>0</text:p>
          </table:table-cell>
          <table:table-cell table:formula="of:=POWER(SIN((PI()*[.A28])/[.$A$44]);2)" office:value-type="float" office:value="0" calcext:value-type="float">
            <text:p>0</text:p>
          </table:table-cell>
          <table:table-cell/>
          <table:table-cell table:formula="of:=[.B28]/[.$B$46]" office:value-type="float" office:value="0" calcext:value-type="float">
            <text:p>0</text:p>
          </table:table-cell>
          <table:table-cell table:formula="of:=[.D28]*2^9" office:value-type="float" office:value="0" calcext:value-type="float">
            <text:p>0</text:p>
          </table:table-cell>
          <table:table-cell table:style-name="ce2" table:formula="of:=DEC2HEX([.E28];2)" office:value-type="string" office:string-value="00" calcext:value-type="string">
            <text:p>00</text:p>
          </table:table-cell>
          <table:table-cell table:formula="of:=HEX2DEC([.F28])" office:value-type="float" office:value="0" calcext:value-type="float">
            <text:p>0</text:p>
          </table:table-cell>
          <table:table-cell table:formula="of:=HEX2DEC([.F28])-[.E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POWER(SIN((PI()*[.A29])/[.$A$44]);2)" office:value-type="float" office:value="0.0380602337443566" calcext:value-type="float">
            <text:p>0.038060233744357</text:p>
          </table:table-cell>
          <table:table-cell/>
          <table:table-cell table:formula="of:=[.B29]/[.$B$46]" office:value-type="float" office:value="0.00475752921804458" calcext:value-type="float">
            <text:p>0.004757529218045</text:p>
          </table:table-cell>
          <table:table-cell table:formula="of:=[.D29]*2^9" office:value-type="float" office:value="2.43585495963882" calcext:value-type="float">
            <text:p>2.43585495963882</text:p>
          </table:table-cell>
          <table:table-cell table:formula="of:=DEC2HEX([.E29];2)" office:value-type="string" office:string-value="02" calcext:value-type="string">
            <text:p>02</text:p>
          </table:table-cell>
          <table:table-cell table:formula="of:=HEX2DEC([.F29])" office:value-type="float" office:value="2" calcext:value-type="float">
            <text:p>2</text:p>
          </table:table-cell>
          <table:table-cell table:formula="of:=HEX2DEC([.F29])-[.E29]" office:value-type="float" office:value="-0.435854959638824" calcext:value-type="float">
            <text:p>-0.435854959638824</text:p>
          </table:table-cell>
          <table:table-cell table:number-columns-repeated="2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POWER(SIN((PI()*[.A30])/[.$A$44]);2)" office:value-type="float" office:value="0.146446609406726" calcext:value-type="float">
            <text:p>0.146446609406726</text:p>
          </table:table-cell>
          <table:table-cell/>
          <table:table-cell table:formula="of:=[.B30]/[.$B$46]" office:value-type="float" office:value="0.0183058261758408" calcext:value-type="float">
            <text:p>0.018305826175841</text:p>
          </table:table-cell>
          <table:table-cell table:formula="of:=[.D30]*2^9" office:value-type="float" office:value="9.37258300203048" calcext:value-type="float">
            <text:p>9.37258300203048</text:p>
          </table:table-cell>
          <table:table-cell table:formula="of:=DEC2HEX([.E30];2)" office:value-type="string" office:string-value="09" calcext:value-type="string">
            <text:p>09</text:p>
          </table:table-cell>
          <table:table-cell table:formula="of:=HEX2DEC([.F30])" office:value-type="float" office:value="9" calcext:value-type="float">
            <text:p>9</text:p>
          </table:table-cell>
          <table:table-cell table:formula="of:=HEX2DEC([.F30])-[.E30]" office:value-type="float" office:value="-0.372583002030479" calcext:value-type="float">
            <text:p>-0.372583002030479</text:p>
          </table:table-cell>
          <table:table-cell table:number-columns-repeated="2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POWER(SIN((PI()*[.A31])/[.$A$44]);2)" office:value-type="float" office:value="0.308658283817455" calcext:value-type="float">
            <text:p>0.308658283817455</text:p>
          </table:table-cell>
          <table:table-cell/>
          <table:table-cell table:formula="of:=[.B31]/[.$B$46]" office:value-type="float" office:value="0.0385822854771819" calcext:value-type="float">
            <text:p>0.038582285477182</text:p>
          </table:table-cell>
          <table:table-cell table:formula="of:=[.D31]*2^9" office:value-type="float" office:value="19.7541301643171" calcext:value-type="float">
            <text:p>19.7541301643171</text:p>
          </table:table-cell>
          <table:table-cell table:formula="of:=DEC2HEX([.E31];2)" office:value-type="string" office:string-value="13" calcext:value-type="string">
            <text:p>13</text:p>
          </table:table-cell>
          <table:table-cell table:formula="of:=HEX2DEC([.F31])" office:value-type="float" office:value="19" calcext:value-type="float">
            <text:p>19</text:p>
          </table:table-cell>
          <table:table-cell table:formula="of:=HEX2DEC([.F31])-[.E31]" office:value-type="float" office:value="-0.754130164317125" calcext:value-type="float">
            <text:p>-0.754130164317125</text:p>
          </table:table-cell>
          <table:table-cell table:number-columns-repeated="2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POWER(SIN((PI()*[.A32])/[.$A$44]);2)" office:value-type="float" office:value="0.5" calcext:value-type="float">
            <text:p>0.5</text:p>
          </table:table-cell>
          <table:table-cell/>
          <table:table-cell table:formula="of:=[.B32]/[.$B$46]" office:value-type="float" office:value="0.0625" calcext:value-type="float">
            <text:p>0.0625</text:p>
          </table:table-cell>
          <table:table-cell table:formula="of:=[.D32]*2^9" office:value-type="float" office:value="32" calcext:value-type="float">
            <text:p>32</text:p>
          </table:table-cell>
          <table:table-cell table:formula="of:=DEC2HEX([.E32];2)" office:value-type="string" office:string-value="20" calcext:value-type="string">
            <text:p>20</text:p>
          </table:table-cell>
          <table:table-cell table:formula="of:=HEX2DEC([.F32])" office:value-type="float" office:value="32" calcext:value-type="float">
            <text:p>32</text:p>
          </table:table-cell>
          <table:table-cell table:formula="of:=HEX2DEC([.F32])-[.E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POWER(SIN((PI()*[.A33])/[.$A$44]);2)" office:value-type="float" office:value="0.691341716182545" calcext:value-type="float">
            <text:p>0.691341716182545</text:p>
          </table:table-cell>
          <table:table-cell/>
          <table:table-cell table:formula="of:=[.B33]/[.$B$46]" office:value-type="float" office:value="0.0864177145228181" calcext:value-type="float">
            <text:p>0.086417714522818</text:p>
          </table:table-cell>
          <table:table-cell table:formula="of:=[.D33]*2^9" office:value-type="float" office:value="44.2458698356829" calcext:value-type="float">
            <text:p>44.2458698356829</text:p>
          </table:table-cell>
          <table:table-cell table:formula="of:=DEC2HEX([.E33];2)" office:value-type="string" office:string-value="2C" calcext:value-type="string">
            <text:p>2C</text:p>
          </table:table-cell>
          <table:table-cell table:formula="of:=HEX2DEC([.F33])" office:value-type="float" office:value="44" calcext:value-type="float">
            <text:p>44</text:p>
          </table:table-cell>
          <table:table-cell table:formula="of:=HEX2DEC([.F33])-[.E33]" office:value-type="float" office:value="-0.245869835682875" calcext:value-type="float">
            <text:p>-0.245869835682875</text:p>
          </table:table-cell>
          <table:table-cell table:number-columns-repeated="2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POWER(SIN((PI()*[.A34])/[.$A$44]);2)" office:value-type="float" office:value="0.853553390593274" calcext:value-type="float">
            <text:p>0.853553390593274</text:p>
          </table:table-cell>
          <table:table-cell/>
          <table:table-cell table:formula="of:=[.B34]/[.$B$46]" office:value-type="float" office:value="0.106694173824159" calcext:value-type="float">
            <text:p>0.106694173824159</text:p>
          </table:table-cell>
          <table:table-cell table:formula="of:=[.D34]*2^9" office:value-type="float" office:value="54.6274169979695" calcext:value-type="float">
            <text:p>54.6274169979695</text:p>
          </table:table-cell>
          <table:table-cell table:formula="of:=DEC2HEX([.E34];2)" office:value-type="string" office:string-value="36" calcext:value-type="string">
            <text:p>36</text:p>
          </table:table-cell>
          <table:table-cell table:formula="of:=HEX2DEC([.F34])" office:value-type="float" office:value="54" calcext:value-type="float">
            <text:p>54</text:p>
          </table:table-cell>
          <table:table-cell table:formula="of:=HEX2DEC([.F34])-[.E34]" office:value-type="float" office:value="-0.627416997969519" calcext:value-type="float">
            <text:p>-0.627416997969519</text:p>
          </table:table-cell>
          <table:table-cell table:number-columns-repeated="2"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POWER(SIN((PI()*[.A35])/[.$A$44]);2)" office:value-type="float" office:value="0.961939766255643" calcext:value-type="float">
            <text:p>0.961939766255643</text:p>
          </table:table-cell>
          <table:table-cell/>
          <table:table-cell table:formula="of:=[.B35]/[.$B$46]" office:value-type="float" office:value="0.120242470781955" calcext:value-type="float">
            <text:p>0.120242470781955</text:p>
          </table:table-cell>
          <table:table-cell table:formula="of:=[.D35]*2^9" office:value-type="float" office:value="61.5641450403612" calcext:value-type="float">
            <text:p>61.5641450403612</text:p>
          </table:table-cell>
          <table:table-cell table:formula="of:=DEC2HEX([.E35];2)" office:value-type="string" office:string-value="3D" calcext:value-type="string">
            <text:p>3D</text:p>
          </table:table-cell>
          <table:table-cell table:formula="of:=HEX2DEC([.F35])" office:value-type="float" office:value="61" calcext:value-type="float">
            <text:p>61</text:p>
          </table:table-cell>
          <table:table-cell table:formula="of:=HEX2DEC([.F35])-[.E35]" office:value-type="float" office:value="-0.564145040361176" calcext:value-type="float">
            <text:p>-0.564145040361176</text:p>
          </table:table-cell>
          <table:table-cell table:number-columns-repeated="2"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POWER(SIN((PI()*[.A36])/[.$A$44]);2)" office:value-type="float" office:value="1" calcext:value-type="float">
            <text:p>1</text:p>
          </table:table-cell>
          <table:table-cell/>
          <table:table-cell table:formula="of:=[.B36]/[.$B$46]" office:value-type="float" office:value="0.125" calcext:value-type="float">
            <text:p>0.125</text:p>
          </table:table-cell>
          <table:table-cell table:formula="of:=[.D36]*2^9" office:value-type="float" office:value="64" calcext:value-type="float">
            <text:p>64</text:p>
          </table:table-cell>
          <table:table-cell table:formula="of:=DEC2HEX([.E36];2)" office:value-type="string" office:string-value="40" calcext:value-type="string">
            <text:p>40</text:p>
          </table:table-cell>
          <table:table-cell table:formula="of:=HEX2DEC([.F36])" office:value-type="float" office:value="64" calcext:value-type="float">
            <text:p>64</text:p>
          </table:table-cell>
          <table:table-cell table:formula="of:=HEX2DEC([.F36])-[.E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POWER(SIN((PI()*[.A37])/[.$A$44]);2)" office:value-type="float" office:value="0.961939766255643" calcext:value-type="float">
            <text:p>0.961939766255643</text:p>
          </table:table-cell>
          <table:table-cell/>
          <table:table-cell table:formula="of:=[.B37]/[.$B$46]" office:value-type="float" office:value="0.120242470781955" calcext:value-type="float">
            <text:p>0.120242470781955</text:p>
          </table:table-cell>
          <table:table-cell table:formula="of:=[.D37]*2^9" office:value-type="float" office:value="61.5641450403612" calcext:value-type="float">
            <text:p>61.5641450403612</text:p>
          </table:table-cell>
          <table:table-cell table:formula="of:=DEC2HEX([.E37];2)" office:value-type="string" office:string-value="3D" calcext:value-type="string">
            <text:p>3D</text:p>
          </table:table-cell>
          <table:table-cell table:formula="of:=HEX2DEC([.F37])" office:value-type="float" office:value="61" calcext:value-type="float">
            <text:p>61</text:p>
          </table:table-cell>
          <table:table-cell table:formula="of:=HEX2DEC([.F37])-[.E37]" office:value-type="float" office:value="-0.564145040361176" calcext:value-type="float">
            <text:p>-0.564145040361176</text:p>
          </table:table-cell>
          <table:table-cell table:number-columns-repeated="2"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POWER(SIN((PI()*[.A38])/[.$A$44]);2)" office:value-type="float" office:value="0.853553390593274" calcext:value-type="float">
            <text:p>0.853553390593274</text:p>
          </table:table-cell>
          <table:table-cell/>
          <table:table-cell table:formula="of:=[.B38]/[.$B$46]" office:value-type="float" office:value="0.106694173824159" calcext:value-type="float">
            <text:p>0.106694173824159</text:p>
          </table:table-cell>
          <table:table-cell table:formula="of:=[.D38]*2^9" office:value-type="float" office:value="54.6274169979695" calcext:value-type="float">
            <text:p>54.6274169979695</text:p>
          </table:table-cell>
          <table:table-cell table:formula="of:=DEC2HEX([.E38];2)" office:value-type="string" office:string-value="36" calcext:value-type="string">
            <text:p>36</text:p>
          </table:table-cell>
          <table:table-cell table:formula="of:=HEX2DEC([.F38])" office:value-type="float" office:value="54" calcext:value-type="float">
            <text:p>54</text:p>
          </table:table-cell>
          <table:table-cell table:formula="of:=HEX2DEC([.F38])-[.E38]" office:value-type="float" office:value="-0.627416997969519" calcext:value-type="float">
            <text:p>-0.627416997969519</text:p>
          </table:table-cell>
          <table:table-cell table:number-columns-repeated="2"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formula="of:=POWER(SIN((PI()*[.A39])/[.$A$44]);2)" office:value-type="float" office:value="0.691341716182545" calcext:value-type="float">
            <text:p>0.691341716182545</text:p>
          </table:table-cell>
          <table:table-cell/>
          <table:table-cell table:formula="of:=[.B39]/[.$B$46]" office:value-type="float" office:value="0.0864177145228182" calcext:value-type="float">
            <text:p>0.086417714522818</text:p>
          </table:table-cell>
          <table:table-cell table:formula="of:=[.D39]*2^9" office:value-type="float" office:value="44.2458698356829" calcext:value-type="float">
            <text:p>44.2458698356829</text:p>
          </table:table-cell>
          <table:table-cell table:formula="of:=DEC2HEX([.E39];2)" office:value-type="string" office:string-value="2C" calcext:value-type="string">
            <text:p>2C</text:p>
          </table:table-cell>
          <table:table-cell table:formula="of:=HEX2DEC([.F39])" office:value-type="float" office:value="44" calcext:value-type="float">
            <text:p>44</text:p>
          </table:table-cell>
          <table:table-cell table:formula="of:=HEX2DEC([.F39])-[.E39]" office:value-type="float" office:value="-0.245869835682896" calcext:value-type="float">
            <text:p>-0.245869835682896</text:p>
          </table:table-cell>
          <table:table-cell table:number-columns-repeated="2"/>
        </table:table-row>
        <table:table-row table:style-name="ro1">
          <table:table-cell table:formula="of:=[.A13]" office:value-type="float" office:value="12" calcext:value-type="float">
            <text:p>12</text:p>
          </table:table-cell>
          <table:table-cell table:formula="of:=POWER(SIN((PI()*[.A40])/[.$A$44]);2)" office:value-type="float" office:value="0.5" calcext:value-type="float">
            <text:p>0.5</text:p>
          </table:table-cell>
          <table:table-cell/>
          <table:table-cell table:formula="of:=[.B40]/[.$B$46]" office:value-type="float" office:value="0.0625" calcext:value-type="float">
            <text:p>0.0625</text:p>
          </table:table-cell>
          <table:table-cell table:formula="of:=[.D40]*2^9" office:value-type="float" office:value="32" calcext:value-type="float">
            <text:p>32</text:p>
          </table:table-cell>
          <table:table-cell table:formula="of:=DEC2HEX([.E40];2)" office:value-type="string" office:string-value="20" calcext:value-type="string">
            <text:p>20</text:p>
          </table:table-cell>
          <table:table-cell table:formula="of:=HEX2DEC([.F40])" office:value-type="float" office:value="32" calcext:value-type="float">
            <text:p>32</text:p>
          </table:table-cell>
          <table:table-cell table:formula="of:=HEX2DEC([.F40])-[.E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" office:value-type="float" office:value="13" calcext:value-type="float">
            <text:p>13</text:p>
          </table:table-cell>
          <table:table-cell table:formula="of:=POWER(SIN((PI()*[.A41])/[.$A$44]);2)" office:value-type="float" office:value="0.308658283817455" calcext:value-type="float">
            <text:p>0.308658283817455</text:p>
          </table:table-cell>
          <table:table-cell/>
          <table:table-cell table:formula="of:=[.B41]/[.$B$46]" office:value-type="float" office:value="0.0385822854771819" calcext:value-type="float">
            <text:p>0.038582285477182</text:p>
          </table:table-cell>
          <table:table-cell table:formula="of:=[.D41]*2^9" office:value-type="float" office:value="19.7541301643171" calcext:value-type="float">
            <text:p>19.7541301643171</text:p>
          </table:table-cell>
          <table:table-cell table:formula="of:=DEC2HEX([.E41];2)" office:value-type="string" office:string-value="13" calcext:value-type="string">
            <text:p>13</text:p>
          </table:table-cell>
          <table:table-cell table:formula="of:=HEX2DEC([.F41])" office:value-type="float" office:value="19" calcext:value-type="float">
            <text:p>19</text:p>
          </table:table-cell>
          <table:table-cell table:formula="of:=HEX2DEC([.F41])-[.E41]" office:value-type="float" office:value="-0.754130164317125" calcext:value-type="float">
            <text:p>-0.754130164317125</text:p>
          </table:table-cell>
          <table:table-cell table:number-columns-repeated="2"/>
        </table:table-row>
        <table:table-row table:style-name="ro1">
          <table:table-cell table:formula="of:=[.A15]" office:value-type="float" office:value="14" calcext:value-type="float">
            <text:p>14</text:p>
          </table:table-cell>
          <table:table-cell table:formula="of:=POWER(SIN((PI()*[.A42])/[.$A$44]);2)" office:value-type="float" office:value="0.146446609406726" calcext:value-type="float">
            <text:p>0.146446609406726</text:p>
          </table:table-cell>
          <table:table-cell/>
          <table:table-cell table:formula="of:=[.B42]/[.$B$46]" office:value-type="float" office:value="0.0183058261758408" calcext:value-type="float">
            <text:p>0.018305826175841</text:p>
          </table:table-cell>
          <table:table-cell table:formula="of:=[.D42]*2^9" office:value-type="float" office:value="9.37258300203049" calcext:value-type="float">
            <text:p>9.37258300203049</text:p>
          </table:table-cell>
          <table:table-cell table:formula="of:=DEC2HEX([.E42];2)" office:value-type="string" office:string-value="09" calcext:value-type="string">
            <text:p>09</text:p>
          </table:table-cell>
          <table:table-cell table:formula="of:=HEX2DEC([.F42])" office:value-type="float" office:value="9" calcext:value-type="float">
            <text:p>9</text:p>
          </table:table-cell>
          <table:table-cell table:formula="of:=HEX2DEC([.F42])-[.E42]" office:value-type="float" office:value="-0.372583002030485" calcext:value-type="float">
            <text:p>-0.372583002030485</text:p>
          </table:table-cell>
          <table:table-cell table:number-columns-repeated="2"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table-cell table:formula="of:=POWER(SIN((PI()*[.A43])/[.$A$44]);2)" office:value-type="float" office:value="0.0380602337443568" calcext:value-type="float">
            <text:p>0.038060233744357</text:p>
          </table:table-cell>
          <table:table-cell/>
          <table:table-cell table:formula="of:=[.B43]/[.$B$46]" office:value-type="float" office:value="0.0047575292180446" calcext:value-type="float">
            <text:p>0.004757529218045</text:p>
          </table:table-cell>
          <table:table-cell table:formula="of:=[.D43]*2^9" office:value-type="float" office:value="2.43585495963883" calcext:value-type="float">
            <text:p>2.43585495963883</text:p>
          </table:table-cell>
          <table:table-cell table:formula="of:=DEC2HEX([.E43];2)" office:value-type="string" office:string-value="02" calcext:value-type="string">
            <text:p>02</text:p>
          </table:table-cell>
          <table:table-cell table:formula="of:=HEX2DEC([.F43])" office:value-type="float" office:value="2" calcext:value-type="float">
            <text:p>2</text:p>
          </table:table-cell>
          <table:table-cell table:formula="of:=HEX2DEC([.F43])-[.E43]" office:value-type="float" office:value="-0.435854959638832" calcext:value-type="float">
            <text:p>-0.435854959638832</text:p>
          </table:table-cell>
          <table:table-cell table:number-columns-repeated="2"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table-cell table:formula="of:=POWER(SIN((PI()*[.A44])/[.$A$44]);2)" office:value-type="float" office:value="1.49975978266186E-032" calcext:value-type="float">
            <text:p>1.49975978266186E-32</text:p>
          </table:table-cell>
          <table:table-cell/>
          <table:table-cell table:formula="of:=[.B44]/[.$B$46]" office:value-type="float" office:value="1.87469972832732E-033" calcext:value-type="float">
            <text:p>1.87469972832732E-33</text:p>
          </table:table-cell>
          <table:table-cell table:formula="of:=[.D44]*2^9" office:value-type="float" office:value="9.59846260903589E-031" calcext:value-type="float">
            <text:p>9.59846260903589E-31</text:p>
          </table:table-cell>
          <table:table-cell table:formula="of:=DEC2HEX([.E44];2)" office:value-type="string" office:string-value="00" calcext:value-type="string">
            <text:p>00</text:p>
          </table:table-cell>
          <table:table-cell table:formula="of:=HEX2DEC([.F44])" office:value-type="float" office:value="0" calcext:value-type="float">
            <text:p>0</text:p>
          </table:table-cell>
          <table:table-cell table:formula="of:=HEX2DEC([.F44])-[.E44]" office:value-type="float" office:value="-9.59846260903589E-031" calcext:value-type="float">
            <text:p>-9.59846260903589E-3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28:.B44])" office:value-type="float" office:value="8" calcext:value-type="float">
            <text:p>8</text:p>
          </table:table-cell>
          <table:table-cell/>
          <table:table-cell table:formula="of:=SUM([.D28:.D44])" office:value-type="float" office:value="1" calcext:value-type="float">
            <text:p>1</text:p>
          </table:table-cell>
          <table:table-cell table:formula="of:=SUM([.E28:.E44])"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x:</text:p>
          </table:table-cell>
          <table:table-cell table:formula="of:=DEC2HEX(SUM([.E28:.E44])*10)" office:value-type="string" office:string-value="1400" calcext:value-type="string">
            <text:p>1400</text:p>
          </table:table-cell>
          <table:table-cell table:number-columns-repeated="2"/>
          <table:table-cell table:formula="of:=[.E46]/2^[.H48]" office:value-type="float" office:value="512" calcext:value-type="float">
            <text:p>512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amming * sinc</text:p>
          </table:table-cell>
          <table:table-cell/>
          <table:table-cell table:style-name="Default"/>
          <table:table-cell table:style-name="ce1" office:value-type="string" calcext:value-type="string">
            <text:p>hamming onl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SIN((PI()*[.A58])/64);2)" office:value-type="float" office:value="0" calcext:value-type="float">
            <text:p>0</text:p>
          </table:table-cell>
          <table:table-cell table:formula="of:=[.B58]*SIN((32-[.A58])/64*2*PI()*[.$C$56])/((32-[.A58])/64*2*PI()*[.$C$56])" office:value-type="float" office:value="-0" calcext:value-type="float">
            <text:p>0</text:p>
          </table:table-cell>
          <table:table-cell table:formula="of:=[.C58]/[.$B$124]" office:value-type="float" office:value="-0" calcext:value-type="float">
            <text:p>0</text:p>
          </table:table-cell>
          <table:table-cell table:formula="of:=[.D58]*2^16" office:value-type="float" office:value="-0" calcext:value-type="float">
            <text:p>0</text:p>
          </table:table-cell>
          <table:table-cell table:style-name="ce2" table:formula="of:=DEC2HEX([.E58];3)" office:value-type="string" office:string-value="000" calcext:value-type="string">
            <text:p>000</text:p>
          </table:table-cell>
          <table:table-cell table:formula="of:=HEX2DEC([.F58])" office:value-type="float" office:value="0" calcext:value-type="float">
            <text:p>0</text:p>
          </table:table-cell>
          <table:table-cell table:formula="of:=[.B58]*(2^11-1)" office:value-type="float" office:value="0" calcext:value-type="float">
            <text:p>0</text:p>
          </table:table-cell>
          <table:table-cell table:formula="of:=DEC2HEX([.H58];3)" office:value-type="string" office:string-value="000" calcext:value-type="string">
            <text:p>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SIN((PI()*[.A59])/64);2)" office:value-type="float" office:value="0.00240763666390156" calcext:value-type="float">
            <text:p>0.002407636663902</text:p>
          </table:table-cell>
          <table:table-cell table:formula="of:=[.B59]*SIN((32-[.A59])/64*2*PI()*[.$C$56])/((32-[.A59])/64*2*PI()*[.$C$56])" office:value-type="float" office:value="-0.0000771676171479127" calcext:value-type="float">
            <text:p>-7.71676171479127E-05</text:p>
          </table:table-cell>
          <table:table-cell table:formula="of:=[.C59]/[.$B$124]" office:value-type="float" office:value="-0.00000241141267922605" calcext:value-type="float">
            <text:p>-2.41141267922605E-06</text:p>
          </table:table-cell>
          <table:table-cell table:formula="of:=[.D59]*2^16" office:value-type="float" office:value="-0.158034341345758" calcext:value-type="float">
            <text:p>-0.158034341345758</text:p>
          </table:table-cell>
          <table:table-cell table:formula="of:=DEC2HEX([.E59];3)" office:value-type="string" office:string-value="FFFFFFFFFF" calcext:value-type="string">
            <text:p>FFFFFFFFFF</text:p>
          </table:table-cell>
          <table:table-cell table:formula="of:=HEX2DEC([.F59])" office:value-type="float" office:value="-1" calcext:value-type="float">
            <text:p>-1</text:p>
          </table:table-cell>
          <table:table-cell table:formula="of:=[.B59]*(2^11-1)" office:value-type="float" office:value="4.92843225100649" calcext:value-type="float">
            <text:p>4.92843225100649</text:p>
          </table:table-cell>
          <table:table-cell table:formula="of:=DEC2HEX([.H59];3)" office:value-type="string" office:string-value="004" calcext:value-type="string">
            <text:p>0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SIN((PI()*[.A60])/64);2)" office:value-type="float" office:value="0.00960735979838478" calcext:value-type="float">
            <text:p>0.009607359798385</text:p>
          </table:table-cell>
          <table:table-cell table:formula="of:=[.B60]*SIN((32-[.A60])/64*2*PI()*[.$C$56])/((32-[.A60])/64*2*PI()*[.$C$56])" office:value-type="float" office:value="-0.000624155168669822" calcext:value-type="float">
            <text:p>-0.00062415516867</text:p>
          </table:table-cell>
          <table:table-cell table:formula="of:=[.C60]/[.$B$124]" office:value-type="float" office:value="-0.0000195042395134471" calcext:value-type="float">
            <text:p>-1.95042395134471E-05</text:p>
          </table:table-cell>
          <table:table-cell table:formula="of:=[.D60]*2^16" office:value-type="float" office:value="-1.27822984075327" calcext:value-type="float">
            <text:p>-1.27822984075327</text:p>
          </table:table-cell>
          <table:table-cell table:formula="of:=DEC2HEX([.E60];3)" office:value-type="string" office:string-value="FFFFFFFFFE" calcext:value-type="string">
            <text:p>FFFFFFFFFE</text:p>
          </table:table-cell>
          <table:table-cell table:formula="of:=HEX2DEC([.F60])" office:value-type="float" office:value="-2" calcext:value-type="float">
            <text:p>-2</text:p>
          </table:table-cell>
          <table:table-cell table:formula="of:=[.B60]*(2^11-1)" office:value-type="float" office:value="19.6662655072936" calcext:value-type="float">
            <text:p>19.6662655072936</text:p>
          </table:table-cell>
          <table:table-cell table:formula="of:=DEC2HEX([.H60];3)" office:value-type="string" office:string-value="013" calcext:value-type="string">
            <text:p>0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SIN((PI()*[.A61])/64);2)" office:value-type="float" office:value="0.0215298321338956" calcext:value-type="float">
            <text:p>0.021529832133896</text:p>
          </table:table-cell>
          <table:table-cell table:formula="of:=[.B61]*SIN((32-[.A61])/64*2*PI()*[.$C$56])/((32-[.A61])/64*2*PI()*[.$C$56])" office:value-type="float" office:value="-0.00210064045139362" calcext:value-type="float">
            <text:p>-0.002100640451394</text:p>
          </table:table-cell>
          <table:table-cell table:formula="of:=[.C61]/[.$B$124]" office:value-type="float" office:value="-0.0000656429627634642" calcext:value-type="float">
            <text:p>-6.56429627634642E-05</text:p>
          </table:table-cell>
          <table:table-cell table:formula="of:=[.D61]*2^16" office:value-type="float" office:value="-4.30197720766639" calcext:value-type="float">
            <text:p>-4.30197720766639</text:p>
          </table:table-cell>
          <table:table-cell table:formula="of:=DEC2HEX([.E61];3)" office:value-type="string" office:string-value="FFFFFFFFFB" calcext:value-type="string">
            <text:p>FFFFFFFFFB</text:p>
          </table:table-cell>
          <table:table-cell table:formula="of:=HEX2DEC([.F61])" office:value-type="float" office:value="-5" calcext:value-type="float">
            <text:p>-5</text:p>
          </table:table-cell>
          <table:table-cell table:formula="of:=[.B61]*(2^11-1)" office:value-type="float" office:value="44.0715663780842" calcext:value-type="float">
            <text:p>44.0715663780842</text:p>
          </table:table-cell>
          <table:table-cell table:formula="of:=DEC2HEX([.H61];3)" office:value-type="string" office:string-value="02C" calcext:value-type="string">
            <text:p>02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SIN((PI()*[.A62])/64);2)" office:value-type="float" office:value="0.0380602337443566" calcext:value-type="float">
            <text:p>0.038060233744357</text:p>
          </table:table-cell>
          <table:table-cell table:formula="of:=[.B62]*SIN((32-[.A62])/64*2*PI()*[.$C$56])/((32-[.A62])/64*2*PI()*[.$C$56])" office:value-type="float" office:value="-0.00489517849097108" calcext:value-type="float">
            <text:p>-0.004895178490971</text:p>
          </table:table-cell>
          <table:table-cell table:formula="of:=[.C62]/[.$B$124]" office:value-type="float" office:value="-0.000152969547544485" calcext:value-type="float">
            <text:p>-0.000152969547544</text:p>
          </table:table-cell>
          <table:table-cell table:formula="of:=[.D62]*2^16" office:value-type="float" office:value="-10.0250122678754" calcext:value-type="float">
            <text:p>-10.0250122678754</text:p>
          </table:table-cell>
          <table:table-cell table:formula="of:=DEC2HEX([.E62];3)" office:value-type="string" office:string-value="FFFFFFFFF5" calcext:value-type="string">
            <text:p>FFFFFFFFF5</text:p>
          </table:table-cell>
          <table:table-cell table:formula="of:=HEX2DEC([.F62])" office:value-type="float" office:value="-11" calcext:value-type="float">
            <text:p>-11</text:p>
          </table:table-cell>
          <table:table-cell table:formula="of:=[.B62]*(2^11-1)" office:value-type="float" office:value="77.909298474698" calcext:value-type="float">
            <text:p>77.909298474698</text:p>
          </table:table-cell>
          <table:table-cell table:formula="of:=DEC2HEX([.H62];3)" office:value-type="string" office:string-value="04D" calcext:value-type="string">
            <text:p>04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SIN((PI()*[.A63])/64);2)" office:value-type="float" office:value="0.0590393678258225" calcext:value-type="float">
            <text:p>0.059039367825823</text:p>
          </table:table-cell>
          <table:table-cell table:formula="of:=[.B63]*SIN((32-[.A63])/64*2*PI()*[.$C$56])/((32-[.A63])/64*2*PI()*[.$C$56])" office:value-type="float" office:value="-0.00925964690210963" calcext:value-type="float">
            <text:p>-0.00925964690211</text:p>
          </table:table-cell>
          <table:table-cell table:formula="of:=[.C63]/[.$B$124]" office:value-type="float" office:value="-0.000289354923349571" calcext:value-type="float">
            <text:p>-0.00028935492335</text:p>
          </table:table-cell>
          <table:table-cell table:formula="of:=[.D63]*2^16" office:value-type="float" office:value="-18.9631642566375" calcext:value-type="float">
            <text:p>-18.9631642566375</text:p>
          </table:table-cell>
          <table:table-cell table:formula="of:=DEC2HEX([.E63];3)" office:value-type="string" office:string-value="FFFFFFFFED" calcext:value-type="string">
            <text:p>FFFFFFFFED</text:p>
          </table:table-cell>
          <table:table-cell table:formula="of:=HEX2DEC([.F63])" office:value-type="float" office:value="-19" calcext:value-type="float">
            <text:p>-19</text:p>
          </table:table-cell>
          <table:table-cell table:formula="of:=[.B63]*(2^11-1)" office:value-type="float" office:value="120.853585939459" calcext:value-type="float">
            <text:p>120.853585939459</text:p>
          </table:table-cell>
          <table:table-cell table:formula="of:=DEC2HEX([.H63];3)" office:value-type="string" office:string-value="078" calcext:value-type="string">
            <text:p>0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SIN((PI()*[.A64])/64);2)" office:value-type="float" office:value="0.0842651938487274" calcext:value-type="float">
            <text:p>0.084265193848727</text:p>
          </table:table-cell>
          <table:table-cell table:formula="of:=[.B64]*SIN((32-[.A64])/64*2*PI()*[.$C$56])/((32-[.A64])/64*2*PI()*[.$C$56])" office:value-type="float" office:value="-0.0152496660102987" calcext:value-type="float">
            <text:p>-0.015249666010299</text:p>
          </table:table-cell>
          <table:table-cell table:formula="of:=[.C64]/[.$B$124]" office:value-type="float" office:value="-0.00047653717103524" calcext:value-type="float">
            <text:p>-0.000476537171035</text:p>
          </table:table-cell>
          <table:table-cell table:formula="of:=[.D64]*2^16" office:value-type="float" office:value="-31.2303400409655" calcext:value-type="float">
            <text:p>-31.2303400409655</text:p>
          </table:table-cell>
          <table:table-cell table:formula="of:=DEC2HEX([.E64];3)" office:value-type="string" office:string-value="FFFFFFFFE0" calcext:value-type="string">
            <text:p>FFFFFFFFE0</text:p>
          </table:table-cell>
          <table:table-cell table:formula="of:=HEX2DEC([.F64])" office:value-type="float" office:value="-32" calcext:value-type="float">
            <text:p>-32</text:p>
          </table:table-cell>
          <table:table-cell table:formula="of:=[.B64]*(2^11-1)" office:value-type="float" office:value="172.490851808345" calcext:value-type="float">
            <text:p>172.490851808345</text:p>
          </table:table-cell>
          <table:table-cell table:formula="of:=DEC2HEX([.H64];3)" office:value-type="string" office:string-value="0AC" calcext:value-type="string">
            <text:p>0A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SIN((PI()*[.A65])/64);2)" office:value-type="float" office:value="0.113494773318632" calcext:value-type="float">
            <text:p>0.113494773318632</text:p>
          </table:table-cell>
          <table:table-cell table:formula="of:=[.B65]*SIN((32-[.A65])/64*2*PI()*[.$C$56])/((32-[.A65])/64*2*PI()*[.$C$56])" office:value-type="float" office:value="-0.0226767024953757" calcext:value-type="float">
            <text:p>-0.022676702495376</text:p>
          </table:table-cell>
          <table:table-cell table:formula="of:=[.C65]/[.$B$124]" office:value-type="float" office:value="-0.000708624808455227" calcext:value-type="float">
            <text:p>-0.000708624808455</text:p>
          </table:table-cell>
          <table:table-cell table:formula="of:=[.D65]*2^16" office:value-type="float" office:value="-46.4404354469217" calcext:value-type="float">
            <text:p>-46.4404354469217</text:p>
          </table:table-cell>
          <table:table-cell table:formula="of:=DEC2HEX([.E65];3)" office:value-type="string" office:string-value="FFFFFFFFD1" calcext:value-type="string">
            <text:p>FFFFFFFFD1</text:p>
          </table:table-cell>
          <table:table-cell table:formula="of:=HEX2DEC([.F65])" office:value-type="float" office:value="-47" calcext:value-type="float">
            <text:p>-47</text:p>
          </table:table-cell>
          <table:table-cell table:formula="of:=[.B65]*(2^11-1)" office:value-type="float" office:value="232.323800983239" calcext:value-type="float">
            <text:p>232.323800983239</text:p>
          </table:table-cell>
          <table:table-cell table:formula="of:=DEC2HEX([.H65];3)" office:value-type="string" office:string-value="0E8" calcext:value-type="string">
            <text:p>0E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SIN((PI()*[.A66])/64);2)" office:value-type="float" office:value="0.146446609406726" calcext:value-type="float">
            <text:p>0.146446609406726</text:p>
          </table:table-cell>
          <table:table-cell table:formula="of:=[.B66]*SIN((32-[.A66])/64*2*PI()*[.$C$56])/((32-[.A66])/64*2*PI()*[.$C$56])" office:value-type="float" office:value="-0.0310769357148381" calcext:value-type="float">
            <text:p>-0.031076935714838</text:p>
          </table:table-cell>
          <table:table-cell table:formula="of:=[.C66]/[.$B$124]" office:value-type="float" office:value="-0.000971123893467018" calcext:value-type="float">
            <text:p>-0.000971123893467</text:p>
          </table:table-cell>
          <table:table-cell table:formula="of:=[.D66]*2^16" office:value-type="float" office:value="-63.6435754822545" calcext:value-type="float">
            <text:p>-63.6435754822545</text:p>
          </table:table-cell>
          <table:table-cell table:formula="of:=DEC2HEX([.E66];3)" office:value-type="string" office:string-value="FFFFFFFFC0" calcext:value-type="string">
            <text:p>FFFFFFFFC0</text:p>
          </table:table-cell>
          <table:table-cell table:formula="of:=HEX2DEC([.F66])" office:value-type="float" office:value="-64" calcext:value-type="float">
            <text:p>-64</text:p>
          </table:table-cell>
          <table:table-cell table:formula="of:=[.B66]*(2^11-1)" office:value-type="float" office:value="299.776209455569" calcext:value-type="float">
            <text:p>299.776209455569</text:p>
          </table:table-cell>
          <table:table-cell table:formula="of:=DEC2HEX([.H66];3)" office:value-type="string" office:string-value="12B" calcext:value-type="string">
            <text:p>12B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SIN((PI()*[.A67])/64);2)" office:value-type="float" office:value="0.182803357918177" calcext:value-type="float">
            <text:p>0.182803357918177</text:p>
          </table:table-cell>
          <table:table-cell table:formula="of:=[.B67]*SIN((32-[.A67])/64*2*PI()*[.$C$56])/((32-[.A67])/64*2*PI()*[.$C$56])" office:value-type="float" office:value="-0.0397009027611325" calcext:value-type="float">
            <text:p>-0.039700902761133</text:p>
          </table:table-cell>
          <table:table-cell table:formula="of:=[.C67]/[.$B$124]" office:value-type="float" office:value="-0.00124061444208408" calcext:value-type="float">
            <text:p>-0.001240614442084</text:p>
          </table:table-cell>
          <table:table-cell table:formula="of:=[.D67]*2^16" office:value-type="float" office:value="-81.3049080764221" calcext:value-type="float">
            <text:p>-81.3049080764221</text:p>
          </table:table-cell>
          <table:table-cell table:formula="of:=DEC2HEX([.E67];3)" office:value-type="string" office:string-value="FFFFFFFFAE" calcext:value-type="string">
            <text:p>FFFFFFFFAE</text:p>
          </table:table-cell>
          <table:table-cell table:formula="of:=HEX2DEC([.F67])" office:value-type="float" office:value="-82" calcext:value-type="float">
            <text:p>-82</text:p>
          </table:table-cell>
          <table:table-cell table:formula="of:=[.B67]*(2^11-1)" office:value-type="float" office:value="374.198473658509" calcext:value-type="float">
            <text:p>374.198473658509</text:p>
          </table:table-cell>
          <table:table-cell table:formula="of:=DEC2HEX([.H67];3)" office:value-type="string" office:string-value="176" calcext:value-type="string">
            <text:p>1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SIN((PI()*[.A68])/64);2)" office:value-type="float" office:value="0.222214883490199" calcext:value-type="float">
            <text:p>0.222214883490199</text:p>
          </table:table-cell>
          <table:table-cell table:formula="of:=[.B68]*SIN((32-[.A68])/64*2*PI()*[.$C$56])/((32-[.A68])/64*2*PI()*[.$C$56])" office:value-type="float" office:value="-0.0475265094233793" calcext:value-type="float">
            <text:p>-0.047526509423379</text:p>
          </table:table-cell>
          <table:table-cell table:formula="of:=[.C68]/[.$B$124]" office:value-type="float" office:value="-0.00148515700832409" calcext:value-type="float">
            <text:p>-0.001485157008324</text:p>
          </table:table-cell>
          <table:table-cell table:formula="of:=[.D68]*2^16" office:value-type="float" office:value="-97.3312496975278" calcext:value-type="float">
            <text:p>-97.3312496975278</text:p>
          </table:table-cell>
          <table:table-cell table:formula="of:=DEC2HEX([.E68];3)" office:value-type="string" office:string-value="FFFFFFFF9E" calcext:value-type="string">
            <text:p>FFFFFFFF9E</text:p>
          </table:table-cell>
          <table:table-cell table:formula="of:=HEX2DEC([.F68])" office:value-type="float" office:value="-98" calcext:value-type="float">
            <text:p>-98</text:p>
          </table:table-cell>
          <table:table-cell table:formula="of:=[.B68]*(2^11-1)" office:value-type="float" office:value="454.873866504437" calcext:value-type="float">
            <text:p>454.873866504437</text:p>
          </table:table-cell>
          <table:table-cell table:formula="of:=DEC2HEX([.H68];3)" office:value-type="string" office:string-value="1C6" calcext:value-type="string">
            <text:p>1C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SIN((PI()*[.A69])/64);2)" office:value-type="float" office:value="0.264301631587001" calcext:value-type="float">
            <text:p>0.264301631587001</text:p>
          </table:table-cell>
          <table:table-cell table:formula="of:=[.B69]*SIN((32-[.A69])/64*2*PI()*[.$C$56])/((32-[.A69])/64*2*PI()*[.$C$56])" office:value-type="float" office:value="-0.053296297679844" calcext:value-type="float">
            <text:p>-0.053296297679844</text:p>
          </table:table-cell>
          <table:table-cell table:formula="of:=[.C69]/[.$B$124]" office:value-type="float" office:value="-0.00166545725695584" calcext:value-type="float">
            <text:p>-0.001665457256956</text:p>
          </table:table-cell>
          <table:table-cell table:formula="of:=[.D69]*2^16" office:value-type="float" office:value="-109.147406791858" calcext:value-type="float">
            <text:p>-109.147406791858</text:p>
          </table:table-cell>
          <table:table-cell table:formula="of:=DEC2HEX([.E69];3)" office:value-type="string" office:string-value="FFFFFFFF92" calcext:value-type="string">
            <text:p>FFFFFFFF92</text:p>
          </table:table-cell>
          <table:table-cell table:formula="of:=HEX2DEC([.F69])" office:value-type="float" office:value="-110" calcext:value-type="float">
            <text:p>-110</text:p>
          </table:table-cell>
          <table:table-cell table:formula="of:=[.B69]*(2^11-1)" office:value-type="float" office:value="541.025439858591" calcext:value-type="float">
            <text:p>541.025439858591</text:p>
          </table:table-cell>
          <table:table-cell table:formula="of:=DEC2HEX([.H69];3)" office:value-type="string" office:string-value="21D" calcext:value-type="string">
            <text:p>21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SIN((PI()*[.A70])/64);2)" office:value-type="float" office:value="0.308658283817455" calcext:value-type="float">
            <text:p>0.308658283817455</text:p>
          </table:table-cell>
          <table:table-cell table:formula="of:=[.B70]*SIN((32-[.A70])/64*2*PI()*[.$C$56])/((32-[.A70])/64*2*PI()*[.$C$56])" office:value-type="float" office:value="-0.0555780178075811" calcext:value-type="float">
            <text:p>-0.055578017807581</text:p>
          </table:table-cell>
          <table:table-cell table:formula="of:=[.C70]/[.$B$124]" office:value-type="float" office:value="-0.00173675878277495" calcext:value-type="float">
            <text:p>-0.001736758782775</text:p>
          </table:table-cell>
          <table:table-cell table:formula="of:=[.D70]*2^16" office:value-type="float" office:value="-113.820223587939" calcext:value-type="float">
            <text:p>-113.820223587939</text:p>
          </table:table-cell>
          <table:table-cell table:formula="of:=DEC2HEX([.E70];3)" office:value-type="string" office:string-value="FFFFFFFF8E" calcext:value-type="string">
            <text:p>FFFFFFFF8E</text:p>
          </table:table-cell>
          <table:table-cell table:formula="of:=HEX2DEC([.F70])" office:value-type="float" office:value="-114" calcext:value-type="float">
            <text:p>-114</text:p>
          </table:table-cell>
          <table:table-cell table:formula="of:=[.B70]*(2^11-1)" office:value-type="float" office:value="631.823506974331" calcext:value-type="float">
            <text:p>631.823506974331</text:p>
          </table:table-cell>
          <table:table-cell table:formula="of:=DEC2HEX([.H70];3)" office:value-type="string" office:string-value="277" calcext:value-type="string">
            <text:p>2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SIN((PI()*[.A71])/64);2)" office:value-type="float" office:value="0.354857661372769" calcext:value-type="float">
            <text:p>0.354857661372769</text:p>
          </table:table-cell>
          <table:table-cell table:formula="of:=[.B71]*SIN((32-[.A71])/64*2*PI()*[.$C$56])/((32-[.A71])/64*2*PI()*[.$C$56])" office:value-type="float" office:value="-0.0528457010537761" calcext:value-type="float">
            <text:p>-0.052845701053776</text:p>
          </table:table-cell>
          <table:table-cell table:formula="of:=[.C71]/[.$B$124]" office:value-type="float" office:value="-0.00165137655241324" calcext:value-type="float">
            <text:p>-0.001651376552413</text:p>
          </table:table-cell>
          <table:table-cell table:formula="of:=[.D71]*2^16" office:value-type="float" office:value="-108.224613738954" calcext:value-type="float">
            <text:p>-108.224613738954</text:p>
          </table:table-cell>
          <table:table-cell table:formula="of:=DEC2HEX([.E71];3)" office:value-type="string" office:string-value="FFFFFFFF93" calcext:value-type="string">
            <text:p>FFFFFFFF93</text:p>
          </table:table-cell>
          <table:table-cell table:formula="of:=HEX2DEC([.F71])" office:value-type="float" office:value="-109" calcext:value-type="float">
            <text:p>-109</text:p>
          </table:table-cell>
          <table:table-cell table:formula="of:=[.B71]*(2^11-1)" office:value-type="float" office:value="726.393632830058" calcext:value-type="float">
            <text:p>726.393632830058</text:p>
          </table:table-cell>
          <table:table-cell table:formula="of:=DEC2HEX([.H71];3)" office:value-type="string" office:string-value="2D6" calcext:value-type="string">
            <text:p>2D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SIN((PI()*[.A72])/64);2)" office:value-type="float" office:value="0.402454838991936" calcext:value-type="float">
            <text:p>0.402454838991936</text:p>
          </table:table-cell>
          <table:table-cell table:formula="of:=[.B72]*SIN((32-[.A72])/64*2*PI()*[.$C$56])/((32-[.A72])/64*2*PI()*[.$C$56])" office:value-type="float" office:value="-0.0435767080627827" calcext:value-type="float">
            <text:p>-0.043576708062783</text:p>
          </table:table-cell>
          <table:table-cell table:formula="of:=[.C72]/[.$B$124]" office:value-type="float" office:value="-0.00136172957291281" calcext:value-type="float">
            <text:p>-0.001361729572913</text:p>
          </table:table-cell>
          <table:table-cell table:formula="of:=[.D72]*2^16" office:value-type="float" office:value="-89.2423092904138" calcext:value-type="float">
            <text:p>-89.2423092904138</text:p>
          </table:table-cell>
          <table:table-cell table:formula="of:=DEC2HEX([.E72];3)" office:value-type="string" office:string-value="FFFFFFFFA6" calcext:value-type="string">
            <text:p>FFFFFFFFA6</text:p>
          </table:table-cell>
          <table:table-cell table:formula="of:=HEX2DEC([.F72])" office:value-type="float" office:value="-90" calcext:value-type="float">
            <text:p>-90</text:p>
          </table:table-cell>
          <table:table-cell table:formula="of:=[.B72]*(2^11-1)" office:value-type="float" office:value="823.825055416493" calcext:value-type="float">
            <text:p>823.825055416493</text:p>
          </table:table-cell>
          <table:table-cell table:formula="of:=DEC2HEX([.H72];3)" office:value-type="string" office:string-value="337" calcext:value-type="string">
            <text:p>3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SIN((PI()*[.A73])/64);2)" office:value-type="float" office:value="0.45099142983522" calcext:value-type="float">
            <text:p>0.45099142983522</text:p>
          </table:table-cell>
          <table:table-cell table:formula="of:=[.B73]*SIN((32-[.A73])/64*2*PI()*[.$C$56])/((32-[.A73])/64*2*PI()*[.$C$56])" office:value-type="float" office:value="-0.0263587738037058" calcext:value-type="float">
            <text:p>-0.026358773803706</text:p>
          </table:table-cell>
          <table:table-cell table:formula="of:=[.C73]/[.$B$124]" office:value-type="float" office:value="-0.000823685941180145" calcext:value-type="float">
            <text:p>-0.00082368594118</text:p>
          </table:table-cell>
          <table:table-cell table:formula="of:=[.D73]*2^16" office:value-type="float" office:value="-53.981081841182" calcext:value-type="float">
            <text:p>-53.981081841182</text:p>
          </table:table-cell>
          <table:table-cell table:formula="of:=DEC2HEX([.E73];3)" office:value-type="string" office:string-value="FFFFFFFFCA" calcext:value-type="string">
            <text:p>FFFFFFFFCA</text:p>
          </table:table-cell>
          <table:table-cell table:formula="of:=HEX2DEC([.F73])" office:value-type="float" office:value="-54" calcext:value-type="float">
            <text:p>-54</text:p>
          </table:table-cell>
          <table:table-cell table:formula="of:=[.B73]*(2^11-1)" office:value-type="float" office:value="923.179456872695" calcext:value-type="float">
            <text:p>923.179456872695</text:p>
          </table:table-cell>
          <table:table-cell table:formula="of:=DEC2HEX([.H73];3)" office:value-type="string" office:string-value="39B" calcext:value-type="string">
            <text:p>39B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SIN((PI()*[.A74])/64);2)" office:value-type="float" office:value="0.5" calcext:value-type="float">
            <text:p>0.5</text:p>
          </table:table-cell>
          <table:table-cell table:formula="of:=[.B74]*SIN((32-[.A74])/64*2*PI()*[.$C$56])/((32-[.A74])/64*2*PI()*[.$C$56])" office:value-type="float" office:value="1.94908591625969E-017" calcext:value-type="float">
            <text:p>1.94908591625969E-17</text:p>
          </table:table-cell>
          <table:table-cell table:formula="of:=[.C74]/[.$B$124]" office:value-type="float" office:value="6.09070315383797E-019" calcext:value-type="float">
            <text:p>6.09070315383797E-19</text:p>
          </table:table-cell>
          <table:table-cell table:formula="of:=[.D74]*2^16" office:value-type="float" office:value="0.0000000000000399160321889925" calcext:value-type="float">
            <text:p>3.99160321889925E-14</text:p>
          </table:table-cell>
          <table:table-cell table:formula="of:=DEC2HEX([.E74];3)" office:value-type="string" office:string-value="000" calcext:value-type="string">
            <text:p>000</text:p>
          </table:table-cell>
          <table:table-cell table:formula="of:=HEX2DEC([.F74])" office:value-type="float" office:value="0" calcext:value-type="float">
            <text:p>0</text:p>
          </table:table-cell>
          <table:table-cell table:formula="of:=[.B74]*(2^11-1)" office:value-type="float" office:value="1023.5" calcext:value-type="float">
            <text:p>1023.5</text:p>
          </table:table-cell>
          <table:table-cell table:formula="of:=DEC2HEX([.H74];3)" office:value-type="string" office:string-value="3FF" calcext:value-type="string">
            <text:p>3FF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SIN((PI()*[.A75])/64);2)" office:value-type="float" office:value="0.54900857016478" calcext:value-type="float">
            <text:p>0.54900857016478</text:p>
          </table:table-cell>
          <table:table-cell table:formula="of:=[.B75]*SIN((32-[.A75])/64*2*PI()*[.$C$56])/((32-[.A75])/64*2*PI()*[.$C$56])" office:value-type="float" office:value="0.0363658464320805" calcext:value-type="float">
            <text:p>0.036365846432081</text:p>
          </table:table-cell>
          <table:table-cell table:formula="of:=[.C75]/[.$B$124]" office:value-type="float" office:value="0.00113639718859037" calcext:value-type="float">
            <text:p>0.00113639718859</text:p>
          </table:table-cell>
          <table:table-cell table:formula="of:=[.D75]*2^16" office:value-type="float" office:value="74.4749261514587" calcext:value-type="float">
            <text:p>74.4749261514587</text:p>
          </table:table-cell>
          <table:table-cell table:formula="of:=DEC2HEX([.E75];3)" office:value-type="string" office:string-value="04A" calcext:value-type="string">
            <text:p>04A</text:p>
          </table:table-cell>
          <table:table-cell table:formula="of:=HEX2DEC([.F75])" office:value-type="float" office:value="74" calcext:value-type="float">
            <text:p>74</text:p>
          </table:table-cell>
          <table:table-cell table:formula="of:=[.B75]*(2^11-1)" office:value-type="float" office:value="1123.82054312731" calcext:value-type="float">
            <text:p>1123.82054312731</text:p>
          </table:table-cell>
          <table:table-cell table:formula="of:=DEC2HEX([.H75];3)" office:value-type="string" office:string-value="463" calcext:value-type="string">
            <text:p>4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SIN((PI()*[.A76])/64);2)" office:value-type="float" office:value="0.597545161008064" calcext:value-type="float">
            <text:p>0.597545161008064</text:p>
          </table:table-cell>
          <table:table-cell table:formula="of:=[.B76]*SIN((32-[.A76])/64*2*PI()*[.$C$56])/((32-[.A76])/64*2*PI()*[.$C$56])" office:value-type="float" office:value="0.083186426548484" calcext:value-type="float">
            <text:p>0.083186426548484</text:p>
          </table:table-cell>
          <table:table-cell table:formula="of:=[.C76]/[.$B$124]" office:value-type="float" office:value="0.00259949459543402" calcext:value-type="float">
            <text:p>0.002599494595434</text:p>
          </table:table-cell>
          <table:table-cell table:formula="of:=[.D76]*2^16" office:value-type="float" office:value="170.360477806364" calcext:value-type="float">
            <text:p>170.360477806364</text:p>
          </table:table-cell>
          <table:table-cell table:formula="of:=DEC2HEX([.E76];3)" office:value-type="string" office:string-value="0AA" calcext:value-type="string">
            <text:p>0AA</text:p>
          </table:table-cell>
          <table:table-cell table:formula="of:=HEX2DEC([.F76])" office:value-type="float" office:value="170" calcext:value-type="float">
            <text:p>170</text:p>
          </table:table-cell>
          <table:table-cell table:formula="of:=[.B76]*(2^11-1)" office:value-type="float" office:value="1223.17494458351" calcext:value-type="float">
            <text:p>1223.17494458351</text:p>
          </table:table-cell>
          <table:table-cell table:formula="of:=DEC2HEX([.H76];3)" office:value-type="string" office:string-value="4C7" calcext:value-type="string">
            <text:p>4C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SIN((PI()*[.A77])/64);2)" office:value-type="float" office:value="0.645142338627231" calcext:value-type="float">
            <text:p>0.645142338627231</text:p>
          </table:table-cell>
          <table:table-cell table:formula="of:=[.B77]*SIN((32-[.A77])/64*2*PI()*[.$C$56])/((32-[.A77])/64*2*PI()*[.$C$56])" office:value-type="float" office:value="0.140417510939338" calcext:value-type="float">
            <text:p>0.140417510939338</text:p>
          </table:table-cell>
          <table:table-cell table:formula="of:=[.C77]/[.$B$124]" office:value-type="float" office:value="0.00438791009466387" calcext:value-type="float">
            <text:p>0.004387910094664</text:p>
          </table:table-cell>
          <table:table-cell table:formula="of:=[.D77]*2^16" office:value-type="float" office:value="287.566075963891" calcext:value-type="float">
            <text:p>287.566075963891</text:p>
          </table:table-cell>
          <table:table-cell table:formula="of:=DEC2HEX([.E77];3)" office:value-type="string" office:string-value="11F" calcext:value-type="string">
            <text:p>11F</text:p>
          </table:table-cell>
          <table:table-cell table:formula="of:=HEX2DEC([.F77])" office:value-type="float" office:value="287" calcext:value-type="float">
            <text:p>287</text:p>
          </table:table-cell>
          <table:table-cell table:formula="of:=[.B77]*(2^11-1)" office:value-type="float" office:value="1320.60636716994" calcext:value-type="float">
            <text:p>1320.60636716994</text:p>
          </table:table-cell>
          <table:table-cell table:formula="of:=DEC2HEX([.H77];3)" office:value-type="string" office:string-value="528" calcext:value-type="string">
            <text:p>52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SIN((PI()*[.A78])/64);2)" office:value-type="float" office:value="0.691341716182545" calcext:value-type="float">
            <text:p>0.691341716182545</text:p>
          </table:table-cell>
          <table:table-cell table:formula="of:=[.B78]*SIN((32-[.A78])/64*2*PI()*[.$C$56])/((32-[.A78])/64*2*PI()*[.$C$56])" office:value-type="float" office:value="0.207475409039733" calcext:value-type="float">
            <text:p>0.207475409039733</text:p>
          </table:table-cell>
          <table:table-cell table:formula="of:=[.C78]/[.$B$124]" office:value-type="float" office:value="0.00648340392611898" calcext:value-type="float">
            <text:p>0.006483403926119</text:p>
          </table:table-cell>
          <table:table-cell table:formula="of:=[.D78]*2^16" office:value-type="float" office:value="424.896359702134" calcext:value-type="float">
            <text:p>424.896359702134</text:p>
          </table:table-cell>
          <table:table-cell table:formula="of:=DEC2HEX([.E78];3)" office:value-type="string" office:string-value="1A8" calcext:value-type="string">
            <text:p>1A8</text:p>
          </table:table-cell>
          <table:table-cell table:formula="of:=HEX2DEC([.F78])" office:value-type="float" office:value="424" calcext:value-type="float">
            <text:p>424</text:p>
          </table:table-cell>
          <table:table-cell table:formula="of:=[.B78]*(2^11-1)" office:value-type="float" office:value="1415.17649302567" calcext:value-type="float">
            <text:p>1415.17649302567</text:p>
          </table:table-cell>
          <table:table-cell table:formula="of:=DEC2HEX([.H78];3)" office:value-type="string" office:string-value="587" calcext:value-type="string">
            <text:p>58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SIN((PI()*[.A79])/64);2)" office:value-type="float" office:value="0.735698368412999" calcext:value-type="float">
            <text:p>0.735698368412999</text:p>
          </table:table-cell>
          <table:table-cell table:formula="of:=[.B79]*SIN((32-[.A79])/64*2*PI()*[.$C$56])/((32-[.A79])/64*2*PI()*[.$C$56])" office:value-type="float" office:value="0.283219791930922" calcext:value-type="float">
            <text:p>0.283219791930922</text:p>
          </table:table-cell>
          <table:table-cell table:formula="of:=[.C79]/[.$B$124]" office:value-type="float" office:value="0.00885034192465616" calcext:value-type="float">
            <text:p>0.008850341924656</text:p>
          </table:table-cell>
          <table:table-cell table:formula="of:=[.D79]*2^16" office:value-type="float" office:value="580.016008374266" calcext:value-type="float">
            <text:p>580.016008374266</text:p>
          </table:table-cell>
          <table:table-cell table:formula="of:=DEC2HEX([.E79];3)" office:value-type="string" office:string-value="244" calcext:value-type="string">
            <text:p>244</text:p>
          </table:table-cell>
          <table:table-cell table:formula="of:=HEX2DEC([.F79])" office:value-type="float" office:value="580" calcext:value-type="float">
            <text:p>580</text:p>
          </table:table-cell>
          <table:table-cell table:formula="of:=[.B79]*(2^11-1)" office:value-type="float" office:value="1505.97456014141" calcext:value-type="float">
            <text:p>1505.97456014141</text:p>
          </table:table-cell>
          <table:table-cell table:formula="of:=DEC2HEX([.H79];3)" office:value-type="string" office:string-value="5E1" calcext:value-type="string">
            <text:p>5E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SIN((PI()*[.A80])/64);2)" office:value-type="float" office:value="0.777785116509801" calcext:value-type="float">
            <text:p>0.777785116509801</text:p>
          </table:table-cell>
          <table:table-cell table:formula="of:=[.B80]*SIN((32-[.A80])/64*2*PI()*[.$C$56])/((32-[.A80])/64*2*PI()*[.$C$56])" office:value-type="float" office:value="0.365969661414488" calcext:value-type="float">
            <text:p>0.365969661414488</text:p>
          </table:table-cell>
          <table:table-cell table:formula="of:=[.C80]/[.$B$124]" office:value-type="float" office:value="0.0114361945381234" calcext:value-type="float">
            <text:p>0.011436194538124</text:p>
          </table:table-cell>
          <table:table-cell table:formula="of:=[.D80]*2^16" office:value-type="float" office:value="749.482445250457" calcext:value-type="float">
            <text:p>749.482445250457</text:p>
          </table:table-cell>
          <table:table-cell table:formula="of:=DEC2HEX([.E80];3)" office:value-type="string" office:string-value="2ED" calcext:value-type="string">
            <text:p>2ED</text:p>
          </table:table-cell>
          <table:table-cell table:formula="of:=HEX2DEC([.F80])" office:value-type="float" office:value="749" calcext:value-type="float">
            <text:p>749</text:p>
          </table:table-cell>
          <table:table-cell table:formula="of:=[.B80]*(2^11-1)" office:value-type="float" office:value="1592.12613349556" calcext:value-type="float">
            <text:p>1592.12613349556</text:p>
          </table:table-cell>
          <table:table-cell table:formula="of:=DEC2HEX([.H80];3)" office:value-type="string" office:string-value="638" calcext:value-type="string">
            <text:p>63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SIN((PI()*[.A81])/64);2)" office:value-type="float" office:value="0.817196642081823" calcext:value-type="float">
            <text:p>0.817196642081823</text:p>
          </table:table-cell>
          <table:table-cell table:formula="of:=[.B81]*SIN((32-[.A81])/64*2*PI()*[.$C$56])/((32-[.A81])/64*2*PI()*[.$C$56])" office:value-type="float" office:value="0.453553072456465" calcext:value-type="float">
            <text:p>0.453553072456465</text:p>
          </table:table-cell>
          <table:table-cell table:formula="of:=[.C81]/[.$B$124]" office:value-type="float" office:value="0.0141730906051831" calcext:value-type="float">
            <text:p>0.014173090605183</text:p>
          </table:table-cell>
          <table:table-cell table:formula="of:=[.D81]*2^16" office:value-type="float" office:value="928.847665901281" calcext:value-type="float">
            <text:p>928.847665901281</text:p>
          </table:table-cell>
          <table:table-cell table:formula="of:=DEC2HEX([.E81];3)" office:value-type="string" office:string-value="3A0" calcext:value-type="string">
            <text:p>3A0</text:p>
          </table:table-cell>
          <table:table-cell table:formula="of:=HEX2DEC([.F81])" office:value-type="float" office:value="928" calcext:value-type="float">
            <text:p>928</text:p>
          </table:table-cell>
          <table:table-cell table:formula="of:=[.B81]*(2^11-1)" office:value-type="float" office:value="1672.80152634149" calcext:value-type="float">
            <text:p>1672.80152634149</text:p>
          </table:table-cell>
          <table:table-cell table:formula="of:=DEC2HEX([.H81];3)" office:value-type="string" office:string-value="688" calcext:value-type="string">
            <text:p>68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SIN((PI()*[.A82])/64);2)" office:value-type="float" office:value="0.853553390593274" calcext:value-type="float">
            <text:p>0.853553390593274</text:p>
          </table:table-cell>
          <table:table-cell table:formula="of:=[.B82]*SIN((32-[.A82])/64*2*PI()*[.$C$56])/((32-[.A82])/64*2*PI()*[.$C$56])" office:value-type="float" office:value="0.543388965223067" calcext:value-type="float">
            <text:p>0.543388965223067</text:p>
          </table:table-cell>
          <table:table-cell table:formula="of:=[.C82]/[.$B$124]" office:value-type="float" office:value="0.0169803745265169" calcext:value-type="float">
            <text:p>0.016980374526517</text:p>
          </table:table-cell>
          <table:table-cell table:formula="of:=[.D82]*2^16" office:value-type="float" office:value="1112.82582496981" calcext:value-type="float">
            <text:p>1112.82582496981</text:p>
          </table:table-cell>
          <table:table-cell table:formula="of:=DEC2HEX([.E82];3)" office:value-type="string" office:string-value="458" calcext:value-type="string">
            <text:p>458</text:p>
          </table:table-cell>
          <table:table-cell table:formula="of:=HEX2DEC([.F82])" office:value-type="float" office:value="1112" calcext:value-type="float">
            <text:p>1112</text:p>
          </table:table-cell>
          <table:table-cell table:formula="of:=[.B82]*(2^11-1)" office:value-type="float" office:value="1747.22379054443" calcext:value-type="float">
            <text:p>1747.22379054443</text:p>
          </table:table-cell>
          <table:table-cell table:formula="of:=DEC2HEX([.H82];3)" office:value-type="string" office:string-value="6D3" calcext:value-type="string">
            <text:p>6D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SIN((PI()*[.A83])/64);2)" office:value-type="float" office:value="0.886505226681368" calcext:value-type="float">
            <text:p>0.886505226681368</text:p>
          </table:table-cell>
          <table:table-cell table:formula="of:=[.B83]*SIN((32-[.A83])/64*2*PI()*[.$C$56])/((32-[.A83])/64*2*PI()*[.$C$56])" office:value-type="float" office:value="0.63259726474712" calcext:value-type="float">
            <text:p>0.63259726474712</text:p>
          </table:table-cell>
          <table:table-cell table:formula="of:=[.C83]/[.$B$124]" office:value-type="float" office:value="0.0197680467718859" calcext:value-type="float">
            <text:p>0.019768046771886</text:p>
          </table:table-cell>
          <table:table-cell table:formula="of:=[.D83]*2^16" office:value-type="float" office:value="1295.51871324231" calcext:value-type="float">
            <text:p>1295.51871324231</text:p>
          </table:table-cell>
          <table:table-cell table:formula="of:=DEC2HEX([.E83];3)" office:value-type="string" office:string-value="50F" calcext:value-type="string">
            <text:p>50F</text:p>
          </table:table-cell>
          <table:table-cell table:formula="of:=HEX2DEC([.F83])" office:value-type="float" office:value="1295" calcext:value-type="float">
            <text:p>1295</text:p>
          </table:table-cell>
          <table:table-cell table:formula="of:=[.B83]*(2^11-1)" office:value-type="float" office:value="1814.67619901676" calcext:value-type="float">
            <text:p>1814.67619901676</text:p>
          </table:table-cell>
          <table:table-cell table:formula="of:=DEC2HEX([.H83];3)" office:value-type="string" office:string-value="716" calcext:value-type="string">
            <text:p>7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SIN((PI()*[.A84])/64);2)" office:value-type="float" office:value="0.915734806151273" calcext:value-type="float">
            <text:p>0.915734806151273</text:p>
          </table:table-cell>
          <table:table-cell table:formula="of:=[.B84]*SIN((32-[.A84])/64*2*PI()*[.$C$56])/((32-[.A84])/64*2*PI()*[.$C$56])" office:value-type="float" office:value="0.718131417531909" calcext:value-type="float">
            <text:p>0.718131417531909</text:p>
          </table:table-cell>
          <table:table-cell table:formula="of:=[.C84]/[.$B$124]" office:value-type="float" office:value="0.0224409055195747" calcext:value-type="float">
            <text:p>0.022440905519575</text:p>
          </table:table-cell>
          <table:table-cell table:formula="of:=[.D84]*2^16" office:value-type="float" office:value="1470.68718413085" calcext:value-type="float">
            <text:p>1470.68718413085</text:p>
          </table:table-cell>
          <table:table-cell table:formula="of:=DEC2HEX([.E84];3)" office:value-type="string" office:string-value="5BE" calcext:value-type="string">
            <text:p>5BE</text:p>
          </table:table-cell>
          <table:table-cell table:formula="of:=HEX2DEC([.F84])" office:value-type="float" office:value="1470" calcext:value-type="float">
            <text:p>1470</text:p>
          </table:table-cell>
          <table:table-cell table:formula="of:=[.B84]*(2^11-1)" office:value-type="float" office:value="1874.50914819166" calcext:value-type="float">
            <text:p>1874.50914819166</text:p>
          </table:table-cell>
          <table:table-cell table:formula="of:=DEC2HEX([.H84];3)" office:value-type="string" office:string-value="752" calcext:value-type="string">
            <text:p>75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SIN((PI()*[.A85])/64);2)" office:value-type="float" office:value="0.940960632174178" calcext:value-type="float">
            <text:p>0.940960632174178</text:p>
          </table:table-cell>
          <table:table-cell table:formula="of:=[.B85]*SIN((32-[.A85])/64*2*PI()*[.$C$56])/((32-[.A85])/64*2*PI()*[.$C$56])" office:value-type="float" office:value="0.79692589923198" calcext:value-type="float">
            <text:p>0.79692589923198</text:p>
          </table:table-cell>
          <table:table-cell table:formula="of:=[.C85]/[.$B$124]" office:value-type="float" office:value="0.0249031561273704" calcext:value-type="float">
            <text:p>0.02490315612737</text:p>
          </table:table-cell>
          <table:table-cell table:formula="of:=[.D85]*2^16" office:value-type="float" office:value="1632.05323996335" calcext:value-type="float">
            <text:p>1632.05323996335</text:p>
          </table:table-cell>
          <table:table-cell table:formula="of:=DEC2HEX([.E85];3)" office:value-type="string" office:string-value="660" calcext:value-type="string">
            <text:p>660</text:p>
          </table:table-cell>
          <table:table-cell table:formula="of:=HEX2DEC([.F85])" office:value-type="float" office:value="1632" calcext:value-type="float">
            <text:p>1632</text:p>
          </table:table-cell>
          <table:table-cell table:formula="of:=[.B85]*(2^11-1)" office:value-type="float" office:value="1926.14641406054" calcext:value-type="float">
            <text:p>1926.14641406054</text:p>
          </table:table-cell>
          <table:table-cell table:formula="of:=DEC2HEX([.H85];3)" office:value-type="string" office:string-value="786" calcext:value-type="string">
            <text:p>78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SIN((PI()*[.A86])/64);2)" office:value-type="float" office:value="0.961939766255643" calcext:value-type="float">
            <text:p>0.961939766255643</text:p>
          </table:table-cell>
          <table:table-cell table:formula="of:=[.B86]*SIN((32-[.A86])/64*2*PI()*[.$C$56])/((32-[.A86])/64*2*PI()*[.$C$56])" office:value-type="float" office:value="0.866050066720308" calcext:value-type="float">
            <text:p>0.866050066720308</text:p>
          </table:table-cell>
          <table:table-cell table:formula="of:=[.C86]/[.$B$124]" office:value-type="float" office:value="0.0270632188594203" calcext:value-type="float">
            <text:p>0.02706321885942</text:p>
          </table:table-cell>
          <table:table-cell table:formula="of:=[.D86]*2^16" office:value-type="float" office:value="1773.61511117097" calcext:value-type="float">
            <text:p>1773.61511117097</text:p>
          </table:table-cell>
          <table:table-cell table:formula="of:=DEC2HEX([.E86];3)" office:value-type="string" office:string-value="6ED" calcext:value-type="string">
            <text:p>6ED</text:p>
          </table:table-cell>
          <table:table-cell table:formula="of:=HEX2DEC([.F86])" office:value-type="float" office:value="1773" calcext:value-type="float">
            <text:p>1773</text:p>
          </table:table-cell>
          <table:table-cell table:formula="of:=[.B86]*(2^11-1)" office:value-type="float" office:value="1969.0907015253" calcext:value-type="float">
            <text:p>1969.0907015253</text:p>
          </table:table-cell>
          <table:table-cell table:formula="of:=DEC2HEX([.H86];3)" office:value-type="string" office:string-value="7B1" calcext:value-type="string">
            <text:p>7B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SIN((PI()*[.A87])/64);2)" office:value-type="float" office:value="0.978470167866104" calcext:value-type="float">
            <text:p>0.978470167866104</text:p>
          </table:table-cell>
          <table:table-cell table:formula="of:=[.B87]*SIN((32-[.A87])/64*2*PI()*[.$C$56])/((32-[.A87])/64*2*PI()*[.$C$56])" office:value-type="float" office:value="0.922859129714244" calcext:value-type="float">
            <text:p>0.922859129714244</text:p>
          </table:table-cell>
          <table:table-cell table:formula="of:=[.C87]/[.$B$124]" office:value-type="float" office:value="0.0288384466021138" calcext:value-type="float">
            <text:p>0.028838446602114</text:p>
          </table:table-cell>
          <table:table-cell table:formula="of:=[.D87]*2^16" office:value-type="float" office:value="1889.95643651613" calcext:value-type="float">
            <text:p>1889.95643651613</text:p>
          </table:table-cell>
          <table:table-cell table:formula="of:=DEC2HEX([.E87];3)" office:value-type="string" office:string-value="761" calcext:value-type="string">
            <text:p>761</text:p>
          </table:table-cell>
          <table:table-cell table:formula="of:=HEX2DEC([.F87])" office:value-type="float" office:value="1889" calcext:value-type="float">
            <text:p>1889</text:p>
          </table:table-cell>
          <table:table-cell table:formula="of:=[.B87]*(2^11-1)" office:value-type="float" office:value="2002.92843362192" calcext:value-type="float">
            <text:p>2002.92843362192</text:p>
          </table:table-cell>
          <table:table-cell table:formula="of:=DEC2HEX([.H87];3)" office:value-type="string" office:string-value="7D2" calcext:value-type="string">
            <text:p>7D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SIN((PI()*[.A88])/64);2)" office:value-type="float" office:value="0.990392640201615" calcext:value-type="float">
            <text:p>0.990392640201615</text:p>
          </table:table-cell>
          <table:table-cell table:formula="of:=[.B88]*SIN((32-[.A88])/64*2*PI()*[.$C$56])/((32-[.A88])/64*2*PI()*[.$C$56])" office:value-type="float" office:value="0.965133030874385" calcext:value-type="float">
            <text:p>0.965133030874385</text:p>
          </table:table-cell>
          <table:table-cell table:formula="of:=[.C88]/[.$B$124]" office:value-type="float" office:value="0.0301594647315517" calcext:value-type="float">
            <text:p>0.030159464731552</text:p>
          </table:table-cell>
          <table:table-cell table:formula="of:=[.D88]*2^16" office:value-type="float" office:value="1976.53068064697" calcext:value-type="float">
            <text:p>1976.53068064697</text:p>
          </table:table-cell>
          <table:table-cell table:formula="of:=DEC2HEX([.E88];3)" office:value-type="string" office:string-value="7B8" calcext:value-type="string">
            <text:p>7B8</text:p>
          </table:table-cell>
          <table:table-cell table:formula="of:=HEX2DEC([.F88])" office:value-type="float" office:value="1976" calcext:value-type="float">
            <text:p>1976</text:p>
          </table:table-cell>
          <table:table-cell table:formula="of:=[.B88]*(2^11-1)" office:value-type="float" office:value="2027.33373449271" calcext:value-type="float">
            <text:p>2027.33373449271</text:p>
          </table:table-cell>
          <table:table-cell table:formula="of:=DEC2HEX([.H88];3)" office:value-type="string" office:string-value="7EB" calcext:value-type="string">
            <text:p>7EB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SIN((PI()*[.A89])/64);2)" office:value-type="float" office:value="0.997592363336099" calcext:value-type="float">
            <text:p>0.997592363336099</text:p>
          </table:table-cell>
          <table:table-cell table:formula="of:=[.B89]*SIN((32-[.A89])/64*2*PI()*[.$C$56])/((32-[.A89])/64*2*PI()*[.$C$56])" office:value-type="float" office:value="0.99119465501262" calcext:value-type="float">
            <text:p>0.99119465501262</text:p>
          </table:table-cell>
          <table:table-cell table:formula="of:=[.C89]/[.$B$124]" office:value-type="float" office:value="0.030973865035862" calcext:value-type="float">
            <text:p>0.030973865035862</text:p>
          </table:table-cell>
          <table:table-cell table:formula="of:=[.D89]*2^16" office:value-type="float" office:value="2029.90321899025" calcext:value-type="float">
            <text:p>2029.90321899025</text:p>
          </table:table-cell>
          <table:table-cell table:formula="of:=DEC2HEX([.E89];3)" office:value-type="string" office:string-value="7ED" calcext:value-type="string">
            <text:p>7ED</text:p>
          </table:table-cell>
          <table:table-cell table:formula="of:=HEX2DEC([.F89])" office:value-type="float" office:value="2029" calcext:value-type="float">
            <text:p>2029</text:p>
          </table:table-cell>
          <table:table-cell table:formula="of:=[.B89]*(2^11-1)" office:value-type="float" office:value="2042.07156774899" calcext:value-type="float">
            <text:p>2042.07156774899</text:p>
          </table:table-cell>
          <table:table-cell table:formula="of:=DEC2HEX([.H89];3)" office:value-type="string" office:string-value="7FA" calcext:value-type="string">
            <text:p>7F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SIN((PI()*[.A90])/64);2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C90]/[.$B$124]" office:value-type="float" office:value="0.0312490234680166" calcext:value-type="float">
            <text:p>0.031249023468017</text:p>
          </table:table-cell>
          <table:table-cell table:formula="of:=[.D90]*2^16" office:value-type="float" office:value="2047.93600199994" calcext:value-type="float">
            <text:p>2047.93600199994</text:p>
          </table:table-cell>
          <table:table-cell table:formula="of:=DEC2HEX([.E90];3)" office:value-type="string" office:string-value="7FF" calcext:value-type="string">
            <text:p>7FF</text:p>
          </table:table-cell>
          <table:table-cell table:formula="of:=HEX2DEC([.F90])" office:value-type="float" office:value="2047" calcext:value-type="float">
            <text:p>2047</text:p>
          </table:table-cell>
          <table:table-cell table:formula="of:=[.B90]*(2^11-1)" office:value-type="float" office:value="2047" calcext:value-type="float">
            <text:p>2047</text:p>
          </table:table-cell>
          <table:table-cell table:formula="of:=DEC2HEX([.H90];3)" office:value-type="string" office:string-value="7FF" calcext:value-type="string">
            <text:p>7F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SIN((PI()*[.A91])/64);2)" office:value-type="float" office:value="0.997592363336099" calcext:value-type="float">
            <text:p>0.997592363336099</text:p>
          </table:table-cell>
          <table:table-cell table:formula="of:=[.B91]*SIN((32-[.A91])/64*2*PI()*[.$C$56])/((32-[.A91])/64*2*PI()*[.$C$56])" office:value-type="float" office:value="0.99119465501262" calcext:value-type="float">
            <text:p>0.99119465501262</text:p>
          </table:table-cell>
          <table:table-cell table:formula="of:=[.C91]/[.$B$124]" office:value-type="float" office:value="0.030973865035862" calcext:value-type="float">
            <text:p>0.030973865035862</text:p>
          </table:table-cell>
          <table:table-cell table:formula="of:=[.D91]*2^16" office:value-type="float" office:value="2029.90321899025" calcext:value-type="float">
            <text:p>2029.90321899025</text:p>
          </table:table-cell>
          <table:table-cell table:formula="of:=DEC2HEX([.E91];3)" office:value-type="string" office:string-value="7ED" calcext:value-type="string">
            <text:p>7ED</text:p>
          </table:table-cell>
          <table:table-cell table:formula="of:=HEX2DEC([.F91])" office:value-type="float" office:value="2029" calcext:value-type="float">
            <text:p>2029</text:p>
          </table:table-cell>
          <table:table-cell table:formula="of:=[.B91]*(2^11-1)" office:value-type="float" office:value="2042.07156774899" calcext:value-type="float">
            <text:p>2042.07156774899</text:p>
          </table:table-cell>
          <table:table-cell table:formula="of:=DEC2HEX([.H91];3)" office:value-type="string" office:string-value="7FA" calcext:value-type="string">
            <text:p>7FA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SIN((PI()*[.A92])/64);2)" office:value-type="float" office:value="0.990392640201615" calcext:value-type="float">
            <text:p>0.990392640201615</text:p>
          </table:table-cell>
          <table:table-cell table:formula="of:=[.B92]*SIN((32-[.A92])/64*2*PI()*[.$C$56])/((32-[.A92])/64*2*PI()*[.$C$56])" office:value-type="float" office:value="0.965133030874386" calcext:value-type="float">
            <text:p>0.965133030874386</text:p>
          </table:table-cell>
          <table:table-cell table:formula="of:=[.C92]/[.$B$124]" office:value-type="float" office:value="0.0301594647315517" calcext:value-type="float">
            <text:p>0.030159464731552</text:p>
          </table:table-cell>
          <table:table-cell table:formula="of:=[.D92]*2^16" office:value-type="float" office:value="1976.53068064697" calcext:value-type="float">
            <text:p>1976.53068064697</text:p>
          </table:table-cell>
          <table:table-cell table:formula="of:=DEC2HEX([.E92];3)" office:value-type="string" office:string-value="7B8" calcext:value-type="string">
            <text:p>7B8</text:p>
          </table:table-cell>
          <table:table-cell table:formula="of:=HEX2DEC([.F92])" office:value-type="float" office:value="1976" calcext:value-type="float">
            <text:p>1976</text:p>
          </table:table-cell>
          <table:table-cell table:formula="of:=[.B92]*(2^11-1)" office:value-type="float" office:value="2027.33373449271" calcext:value-type="float">
            <text:p>2027.33373449271</text:p>
          </table:table-cell>
          <table:table-cell table:formula="of:=DEC2HEX([.H92];3)" office:value-type="string" office:string-value="7EB" calcext:value-type="string">
            <text:p>7EB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SIN((PI()*[.A93])/64);2)" office:value-type="float" office:value="0.978470167866104" calcext:value-type="float">
            <text:p>0.978470167866104</text:p>
          </table:table-cell>
          <table:table-cell table:formula="of:=[.B93]*SIN((32-[.A93])/64*2*PI()*[.$C$56])/((32-[.A93])/64*2*PI()*[.$C$56])" office:value-type="float" office:value="0.922859129714244" calcext:value-type="float">
            <text:p>0.922859129714244</text:p>
          </table:table-cell>
          <table:table-cell table:formula="of:=[.C93]/[.$B$124]" office:value-type="float" office:value="0.0288384466021138" calcext:value-type="float">
            <text:p>0.028838446602114</text:p>
          </table:table-cell>
          <table:table-cell table:formula="of:=[.D93]*2^16" office:value-type="float" office:value="1889.95643651613" calcext:value-type="float">
            <text:p>1889.95643651613</text:p>
          </table:table-cell>
          <table:table-cell table:formula="of:=DEC2HEX([.E93];3)" office:value-type="string" office:string-value="761" calcext:value-type="string">
            <text:p>761</text:p>
          </table:table-cell>
          <table:table-cell table:formula="of:=HEX2DEC([.F93])" office:value-type="float" office:value="1889" calcext:value-type="float">
            <text:p>1889</text:p>
          </table:table-cell>
          <table:table-cell table:formula="of:=[.B93]*(2^11-1)" office:value-type="float" office:value="2002.92843362192" calcext:value-type="float">
            <text:p>2002.92843362192</text:p>
          </table:table-cell>
          <table:table-cell table:formula="of:=DEC2HEX([.H93];3)" office:value-type="string" office:string-value="7D2" calcext:value-type="string">
            <text:p>7D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SIN((PI()*[.A94])/64);2)" office:value-type="float" office:value="0.961939766255643" calcext:value-type="float">
            <text:p>0.961939766255643</text:p>
          </table:table-cell>
          <table:table-cell table:formula="of:=[.B94]*SIN((32-[.A94])/64*2*PI()*[.$C$56])/((32-[.A94])/64*2*PI()*[.$C$56])" office:value-type="float" office:value="0.866050066720308" calcext:value-type="float">
            <text:p>0.866050066720308</text:p>
          </table:table-cell>
          <table:table-cell table:formula="of:=[.C94]/[.$B$124]" office:value-type="float" office:value="0.0270632188594203" calcext:value-type="float">
            <text:p>0.02706321885942</text:p>
          </table:table-cell>
          <table:table-cell table:formula="of:=[.D94]*2^16" office:value-type="float" office:value="1773.61511117097" calcext:value-type="float">
            <text:p>1773.61511117097</text:p>
          </table:table-cell>
          <table:table-cell table:formula="of:=DEC2HEX([.E94];3)" office:value-type="string" office:string-value="6ED" calcext:value-type="string">
            <text:p>6ED</text:p>
          </table:table-cell>
          <table:table-cell table:formula="of:=HEX2DEC([.F94])" office:value-type="float" office:value="1773" calcext:value-type="float">
            <text:p>1773</text:p>
          </table:table-cell>
          <table:table-cell table:formula="of:=[.B94]*(2^11-1)" office:value-type="float" office:value="1969.0907015253" calcext:value-type="float">
            <text:p>1969.0907015253</text:p>
          </table:table-cell>
          <table:table-cell table:formula="of:=DEC2HEX([.H94];3)" office:value-type="string" office:string-value="7B1" calcext:value-type="string">
            <text:p>7B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SIN((PI()*[.A95])/64);2)" office:value-type="float" office:value="0.940960632174178" calcext:value-type="float">
            <text:p>0.940960632174178</text:p>
          </table:table-cell>
          <table:table-cell table:formula="of:=[.B95]*SIN((32-[.A95])/64*2*PI()*[.$C$56])/((32-[.A95])/64*2*PI()*[.$C$56])" office:value-type="float" office:value="0.79692589923198" calcext:value-type="float">
            <text:p>0.79692589923198</text:p>
          </table:table-cell>
          <table:table-cell table:formula="of:=[.C95]/[.$B$124]" office:value-type="float" office:value="0.0249031561273704" calcext:value-type="float">
            <text:p>0.02490315612737</text:p>
          </table:table-cell>
          <table:table-cell table:formula="of:=[.D95]*2^16" office:value-type="float" office:value="1632.05323996335" calcext:value-type="float">
            <text:p>1632.05323996335</text:p>
          </table:table-cell>
          <table:table-cell table:formula="of:=DEC2HEX([.E95];3)" office:value-type="string" office:string-value="660" calcext:value-type="string">
            <text:p>660</text:p>
          </table:table-cell>
          <table:table-cell table:formula="of:=HEX2DEC([.F95])" office:value-type="float" office:value="1632" calcext:value-type="float">
            <text:p>1632</text:p>
          </table:table-cell>
          <table:table-cell table:formula="of:=[.B95]*(2^11-1)" office:value-type="float" office:value="1926.14641406054" calcext:value-type="float">
            <text:p>1926.14641406054</text:p>
          </table:table-cell>
          <table:table-cell table:formula="of:=DEC2HEX([.H95];3)" office:value-type="string" office:string-value="786" calcext:value-type="string">
            <text:p>78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SIN((PI()*[.A96])/64);2)" office:value-type="float" office:value="0.915734806151273" calcext:value-type="float">
            <text:p>0.915734806151273</text:p>
          </table:table-cell>
          <table:table-cell table:formula="of:=[.B96]*SIN((32-[.A96])/64*2*PI()*[.$C$56])/((32-[.A96])/64*2*PI()*[.$C$56])" office:value-type="float" office:value="0.718131417531909" calcext:value-type="float">
            <text:p>0.718131417531909</text:p>
          </table:table-cell>
          <table:table-cell table:formula="of:=[.C96]/[.$B$124]" office:value-type="float" office:value="0.0224409055195747" calcext:value-type="float">
            <text:p>0.022440905519575</text:p>
          </table:table-cell>
          <table:table-cell table:formula="of:=[.D96]*2^16" office:value-type="float" office:value="1470.68718413085" calcext:value-type="float">
            <text:p>1470.68718413085</text:p>
          </table:table-cell>
          <table:table-cell table:formula="of:=DEC2HEX([.E96];3)" office:value-type="string" office:string-value="5BE" calcext:value-type="string">
            <text:p>5BE</text:p>
          </table:table-cell>
          <table:table-cell table:formula="of:=HEX2DEC([.F96])" office:value-type="float" office:value="1470" calcext:value-type="float">
            <text:p>1470</text:p>
          </table:table-cell>
          <table:table-cell table:formula="of:=[.B96]*(2^11-1)" office:value-type="float" office:value="1874.50914819166" calcext:value-type="float">
            <text:p>1874.50914819166</text:p>
          </table:table-cell>
          <table:table-cell table:formula="of:=DEC2HEX([.H96];3)" office:value-type="string" office:string-value="752" calcext:value-type="string">
            <text:p>75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SIN((PI()*[.A97])/64);2)" office:value-type="float" office:value="0.886505226681368" calcext:value-type="float">
            <text:p>0.886505226681368</text:p>
          </table:table-cell>
          <table:table-cell table:formula="of:=[.B97]*SIN((32-[.A97])/64*2*PI()*[.$C$56])/((32-[.A97])/64*2*PI()*[.$C$56])" office:value-type="float" office:value="0.63259726474712" calcext:value-type="float">
            <text:p>0.63259726474712</text:p>
          </table:table-cell>
          <table:table-cell table:formula="of:=[.C97]/[.$B$124]" office:value-type="float" office:value="0.0197680467718859" calcext:value-type="float">
            <text:p>0.019768046771886</text:p>
          </table:table-cell>
          <table:table-cell table:formula="of:=[.D97]*2^16" office:value-type="float" office:value="1295.51871324231" calcext:value-type="float">
            <text:p>1295.51871324231</text:p>
          </table:table-cell>
          <table:table-cell table:formula="of:=DEC2HEX([.E97];3)" office:value-type="string" office:string-value="50F" calcext:value-type="string">
            <text:p>50F</text:p>
          </table:table-cell>
          <table:table-cell table:formula="of:=HEX2DEC([.F97])" office:value-type="float" office:value="1295" calcext:value-type="float">
            <text:p>1295</text:p>
          </table:table-cell>
          <table:table-cell table:formula="of:=[.B97]*(2^11-1)" office:value-type="float" office:value="1814.67619901676" calcext:value-type="float">
            <text:p>1814.67619901676</text:p>
          </table:table-cell>
          <table:table-cell table:formula="of:=DEC2HEX([.H97];3)" office:value-type="string" office:string-value="716" calcext:value-type="string">
            <text:p>71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SIN((PI()*[.A98])/64);2)" office:value-type="float" office:value="0.853553390593274" calcext:value-type="float">
            <text:p>0.853553390593274</text:p>
          </table:table-cell>
          <table:table-cell table:formula="of:=[.B98]*SIN((32-[.A98])/64*2*PI()*[.$C$56])/((32-[.A98])/64*2*PI()*[.$C$56])" office:value-type="float" office:value="0.543388965223067" calcext:value-type="float">
            <text:p>0.543388965223067</text:p>
          </table:table-cell>
          <table:table-cell table:formula="of:=[.C98]/[.$B$124]" office:value-type="float" office:value="0.0169803745265169" calcext:value-type="float">
            <text:p>0.016980374526517</text:p>
          </table:table-cell>
          <table:table-cell table:formula="of:=[.D98]*2^16" office:value-type="float" office:value="1112.82582496981" calcext:value-type="float">
            <text:p>1112.82582496981</text:p>
          </table:table-cell>
          <table:table-cell table:formula="of:=DEC2HEX([.E98];3)" office:value-type="string" office:string-value="458" calcext:value-type="string">
            <text:p>458</text:p>
          </table:table-cell>
          <table:table-cell table:formula="of:=HEX2DEC([.F98])" office:value-type="float" office:value="1112" calcext:value-type="float">
            <text:p>1112</text:p>
          </table:table-cell>
          <table:table-cell table:formula="of:=[.B98]*(2^11-1)" office:value-type="float" office:value="1747.22379054443" calcext:value-type="float">
            <text:p>1747.22379054443</text:p>
          </table:table-cell>
          <table:table-cell table:formula="of:=DEC2HEX([.H98];3)" office:value-type="string" office:string-value="6D3" calcext:value-type="string">
            <text:p>6D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SIN((PI()*[.A99])/64);2)" office:value-type="float" office:value="0.817196642081823" calcext:value-type="float">
            <text:p>0.817196642081823</text:p>
          </table:table-cell>
          <table:table-cell table:formula="of:=[.B99]*SIN((32-[.A99])/64*2*PI()*[.$C$56])/((32-[.A99])/64*2*PI()*[.$C$56])" office:value-type="float" office:value="0.453553072456465" calcext:value-type="float">
            <text:p>0.453553072456465</text:p>
          </table:table-cell>
          <table:table-cell table:formula="of:=[.C99]/[.$B$124]" office:value-type="float" office:value="0.0141730906051831" calcext:value-type="float">
            <text:p>0.014173090605183</text:p>
          </table:table-cell>
          <table:table-cell table:formula="of:=[.D99]*2^16" office:value-type="float" office:value="928.847665901281" calcext:value-type="float">
            <text:p>928.847665901281</text:p>
          </table:table-cell>
          <table:table-cell table:formula="of:=DEC2HEX([.E99];3)" office:value-type="string" office:string-value="3A0" calcext:value-type="string">
            <text:p>3A0</text:p>
          </table:table-cell>
          <table:table-cell table:formula="of:=HEX2DEC([.F99])" office:value-type="float" office:value="928" calcext:value-type="float">
            <text:p>928</text:p>
          </table:table-cell>
          <table:table-cell table:formula="of:=[.B99]*(2^11-1)" office:value-type="float" office:value="1672.80152634149" calcext:value-type="float">
            <text:p>1672.80152634149</text:p>
          </table:table-cell>
          <table:table-cell table:formula="of:=DEC2HEX([.H99];3)" office:value-type="string" office:string-value="688" calcext:value-type="string">
            <text:p>68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SIN((PI()*[.A100])/64);2)" office:value-type="float" office:value="0.777785116509801" calcext:value-type="float">
            <text:p>0.777785116509801</text:p>
          </table:table-cell>
          <table:table-cell table:formula="of:=[.B100]*SIN((32-[.A100])/64*2*PI()*[.$C$56])/((32-[.A100])/64*2*PI()*[.$C$56])" office:value-type="float" office:value="0.365969661414488" calcext:value-type="float">
            <text:p>0.365969661414488</text:p>
          </table:table-cell>
          <table:table-cell table:formula="of:=[.C100]/[.$B$124]" office:value-type="float" office:value="0.0114361945381234" calcext:value-type="float">
            <text:p>0.011436194538124</text:p>
          </table:table-cell>
          <table:table-cell table:formula="of:=[.D100]*2^16" office:value-type="float" office:value="749.482445250457" calcext:value-type="float">
            <text:p>749.482445250457</text:p>
          </table:table-cell>
          <table:table-cell table:formula="of:=DEC2HEX([.E100];3)" office:value-type="string" office:string-value="2ED" calcext:value-type="string">
            <text:p>2ED</text:p>
          </table:table-cell>
          <table:table-cell table:formula="of:=HEX2DEC([.F100])" office:value-type="float" office:value="749" calcext:value-type="float">
            <text:p>749</text:p>
          </table:table-cell>
          <table:table-cell table:formula="of:=[.B100]*(2^11-1)" office:value-type="float" office:value="1592.12613349556" calcext:value-type="float">
            <text:p>1592.12613349556</text:p>
          </table:table-cell>
          <table:table-cell table:formula="of:=DEC2HEX([.H100];3)" office:value-type="string" office:string-value="638" calcext:value-type="string">
            <text:p>63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SIN((PI()*[.A101])/64);2)" office:value-type="float" office:value="0.735698368412999" calcext:value-type="float">
            <text:p>0.735698368412999</text:p>
          </table:table-cell>
          <table:table-cell table:formula="of:=[.B101]*SIN((32-[.A101])/64*2*PI()*[.$C$56])/((32-[.A101])/64*2*PI()*[.$C$56])" office:value-type="float" office:value="0.283219791930922" calcext:value-type="float">
            <text:p>0.283219791930922</text:p>
          </table:table-cell>
          <table:table-cell table:formula="of:=[.C101]/[.$B$124]" office:value-type="float" office:value="0.00885034192465616" calcext:value-type="float">
            <text:p>0.008850341924656</text:p>
          </table:table-cell>
          <table:table-cell table:formula="of:=[.D101]*2^16" office:value-type="float" office:value="580.016008374266" calcext:value-type="float">
            <text:p>580.016008374266</text:p>
          </table:table-cell>
          <table:table-cell table:formula="of:=DEC2HEX([.E101];3)" office:value-type="string" office:string-value="244" calcext:value-type="string">
            <text:p>244</text:p>
          </table:table-cell>
          <table:table-cell table:formula="of:=HEX2DEC([.F101])" office:value-type="float" office:value="580" calcext:value-type="float">
            <text:p>580</text:p>
          </table:table-cell>
          <table:table-cell table:formula="of:=[.B101]*(2^11-1)" office:value-type="float" office:value="1505.97456014141" calcext:value-type="float">
            <text:p>1505.97456014141</text:p>
          </table:table-cell>
          <table:table-cell table:formula="of:=DEC2HEX([.H101];3)" office:value-type="string" office:string-value="5E1" calcext:value-type="string">
            <text:p>5E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POWER(SIN((PI()*[.A102])/64);2)" office:value-type="float" office:value="0.691341716182545" calcext:value-type="float">
            <text:p>0.691341716182545</text:p>
          </table:table-cell>
          <table:table-cell table:formula="of:=[.B102]*SIN((32-[.A102])/64*2*PI()*[.$C$56])/((32-[.A102])/64*2*PI()*[.$C$56])" office:value-type="float" office:value="0.207475409039734" calcext:value-type="float">
            <text:p>0.207475409039734</text:p>
          </table:table-cell>
          <table:table-cell table:formula="of:=[.C102]/[.$B$124]" office:value-type="float" office:value="0.00648340392611898" calcext:value-type="float">
            <text:p>0.006483403926119</text:p>
          </table:table-cell>
          <table:table-cell table:formula="of:=[.D102]*2^16" office:value-type="float" office:value="424.896359702134" calcext:value-type="float">
            <text:p>424.896359702134</text:p>
          </table:table-cell>
          <table:table-cell table:formula="of:=DEC2HEX([.E102];3)" office:value-type="string" office:string-value="1A8" calcext:value-type="string">
            <text:p>1A8</text:p>
          </table:table-cell>
          <table:table-cell table:formula="of:=HEX2DEC([.F102])" office:value-type="float" office:value="424" calcext:value-type="float">
            <text:p>424</text:p>
          </table:table-cell>
          <table:table-cell table:formula="of:=[.B102]*(2^11-1)" office:value-type="float" office:value="1415.17649302567" calcext:value-type="float">
            <text:p>1415.17649302567</text:p>
          </table:table-cell>
          <table:table-cell table:formula="of:=DEC2HEX([.H102];3)" office:value-type="string" office:string-value="587" calcext:value-type="string">
            <text:p>58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SIN((PI()*[.A103])/64);2)" office:value-type="float" office:value="0.645142338627231" calcext:value-type="float">
            <text:p>0.645142338627231</text:p>
          </table:table-cell>
          <table:table-cell table:formula="of:=[.B103]*SIN((32-[.A103])/64*2*PI()*[.$C$56])/((32-[.A103])/64*2*PI()*[.$C$56])" office:value-type="float" office:value="0.140417510939338" calcext:value-type="float">
            <text:p>0.140417510939338</text:p>
          </table:table-cell>
          <table:table-cell table:formula="of:=[.C103]/[.$B$124]" office:value-type="float" office:value="0.00438791009466387" calcext:value-type="float">
            <text:p>0.004387910094664</text:p>
          </table:table-cell>
          <table:table-cell table:formula="of:=[.D103]*2^16" office:value-type="float" office:value="287.566075963891" calcext:value-type="float">
            <text:p>287.566075963891</text:p>
          </table:table-cell>
          <table:table-cell table:formula="of:=DEC2HEX([.E103];3)" office:value-type="string" office:string-value="11F" calcext:value-type="string">
            <text:p>11F</text:p>
          </table:table-cell>
          <table:table-cell table:formula="of:=HEX2DEC([.F103])" office:value-type="float" office:value="287" calcext:value-type="float">
            <text:p>287</text:p>
          </table:table-cell>
          <table:table-cell table:formula="of:=[.B103]*(2^11-1)" office:value-type="float" office:value="1320.60636716994" calcext:value-type="float">
            <text:p>1320.60636716994</text:p>
          </table:table-cell>
          <table:table-cell table:formula="of:=DEC2HEX([.H103];3)" office:value-type="string" office:string-value="528" calcext:value-type="string">
            <text:p>52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POWER(SIN((PI()*[.A104])/64);2)" office:value-type="float" office:value="0.597545161008064" calcext:value-type="float">
            <text:p>0.597545161008064</text:p>
          </table:table-cell>
          <table:table-cell table:formula="of:=[.B104]*SIN((32-[.A104])/64*2*PI()*[.$C$56])/((32-[.A104])/64*2*PI()*[.$C$56])" office:value-type="float" office:value="0.083186426548484" calcext:value-type="float">
            <text:p>0.083186426548484</text:p>
          </table:table-cell>
          <table:table-cell table:formula="of:=[.C104]/[.$B$124]" office:value-type="float" office:value="0.00259949459543402" calcext:value-type="float">
            <text:p>0.002599494595434</text:p>
          </table:table-cell>
          <table:table-cell table:formula="of:=[.D104]*2^16" office:value-type="float" office:value="170.360477806364" calcext:value-type="float">
            <text:p>170.360477806364</text:p>
          </table:table-cell>
          <table:table-cell table:formula="of:=DEC2HEX([.E104];3)" office:value-type="string" office:string-value="0AA" calcext:value-type="string">
            <text:p>0AA</text:p>
          </table:table-cell>
          <table:table-cell table:formula="of:=HEX2DEC([.F104])" office:value-type="float" office:value="170" calcext:value-type="float">
            <text:p>170</text:p>
          </table:table-cell>
          <table:table-cell table:formula="of:=[.B104]*(2^11-1)" office:value-type="float" office:value="1223.17494458351" calcext:value-type="float">
            <text:p>1223.17494458351</text:p>
          </table:table-cell>
          <table:table-cell table:formula="of:=DEC2HEX([.H104];3)" office:value-type="string" office:string-value="4C7" calcext:value-type="string">
            <text:p>4C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POWER(SIN((PI()*[.A105])/64);2)" office:value-type="float" office:value="0.54900857016478" calcext:value-type="float">
            <text:p>0.54900857016478</text:p>
          </table:table-cell>
          <table:table-cell table:formula="of:=[.B105]*SIN((32-[.A105])/64*2*PI()*[.$C$56])/((32-[.A105])/64*2*PI()*[.$C$56])" office:value-type="float" office:value="0.0363658464320805" calcext:value-type="float">
            <text:p>0.036365846432081</text:p>
          </table:table-cell>
          <table:table-cell table:formula="of:=[.C105]/[.$B$124]" office:value-type="float" office:value="0.00113639718859037" calcext:value-type="float">
            <text:p>0.00113639718859</text:p>
          </table:table-cell>
          <table:table-cell table:formula="of:=[.D105]*2^16" office:value-type="float" office:value="74.4749261514587" calcext:value-type="float">
            <text:p>74.4749261514587</text:p>
          </table:table-cell>
          <table:table-cell table:formula="of:=DEC2HEX([.E105];3)" office:value-type="string" office:string-value="04A" calcext:value-type="string">
            <text:p>04A</text:p>
          </table:table-cell>
          <table:table-cell table:formula="of:=HEX2DEC([.F105])" office:value-type="float" office:value="74" calcext:value-type="float">
            <text:p>74</text:p>
          </table:table-cell>
          <table:table-cell table:formula="of:=[.B105]*(2^11-1)" office:value-type="float" office:value="1123.82054312731" calcext:value-type="float">
            <text:p>1123.82054312731</text:p>
          </table:table-cell>
          <table:table-cell table:formula="of:=DEC2HEX([.H105];3)" office:value-type="string" office:string-value="463" calcext:value-type="string">
            <text:p>46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POWER(SIN((PI()*[.A106])/64);2)" office:value-type="float" office:value="0.5" calcext:value-type="float">
            <text:p>0.5</text:p>
          </table:table-cell>
          <table:table-cell table:formula="of:=[.B106]*SIN((32-[.A106])/64*2*PI()*[.$C$56])/((32-[.A106])/64*2*PI()*[.$C$56])" office:value-type="float" office:value="1.94908591625969E-017" calcext:value-type="float">
            <text:p>1.94908591625969E-17</text:p>
          </table:table-cell>
          <table:table-cell table:formula="of:=[.C106]/[.$B$124]" office:value-type="float" office:value="6.09070315383797E-019" calcext:value-type="float">
            <text:p>6.09070315383797E-19</text:p>
          </table:table-cell>
          <table:table-cell table:formula="of:=[.D106]*2^16" office:value-type="float" office:value="0.0000000000000399160321889925" calcext:value-type="float">
            <text:p>3.99160321889925E-14</text:p>
          </table:table-cell>
          <table:table-cell table:formula="of:=DEC2HEX([.E106];3)" office:value-type="string" office:string-value="000" calcext:value-type="string">
            <text:p>000</text:p>
          </table:table-cell>
          <table:table-cell table:formula="of:=HEX2DEC([.F106])" office:value-type="float" office:value="0" calcext:value-type="float">
            <text:p>0</text:p>
          </table:table-cell>
          <table:table-cell table:formula="of:=[.B106]*(2^11-1)" office:value-type="float" office:value="1023.5" calcext:value-type="float">
            <text:p>1023.5</text:p>
          </table:table-cell>
          <table:table-cell table:formula="of:=DEC2HEX([.H106];3)" office:value-type="string" office:string-value="3FF" calcext:value-type="string">
            <text:p>3FF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POWER(SIN((PI()*[.A107])/64);2)" office:value-type="float" office:value="0.45099142983522" calcext:value-type="float">
            <text:p>0.45099142983522</text:p>
          </table:table-cell>
          <table:table-cell table:formula="of:=[.B107]*SIN((32-[.A107])/64*2*PI()*[.$C$56])/((32-[.A107])/64*2*PI()*[.$C$56])" office:value-type="float" office:value="-0.0263587738037058" calcext:value-type="float">
            <text:p>-0.026358773803706</text:p>
          </table:table-cell>
          <table:table-cell table:formula="of:=[.C107]/[.$B$124]" office:value-type="float" office:value="-0.000823685941180146" calcext:value-type="float">
            <text:p>-0.00082368594118</text:p>
          </table:table-cell>
          <table:table-cell table:formula="of:=[.D107]*2^16" office:value-type="float" office:value="-53.981081841182" calcext:value-type="float">
            <text:p>-53.981081841182</text:p>
          </table:table-cell>
          <table:table-cell table:formula="of:=DEC2HEX([.E107];3)" office:value-type="string" office:string-value="FFFFFFFFCA" calcext:value-type="string">
            <text:p>FFFFFFFFCA</text:p>
          </table:table-cell>
          <table:table-cell table:formula="of:=HEX2DEC([.F107])" office:value-type="float" office:value="-54" calcext:value-type="float">
            <text:p>-54</text:p>
          </table:table-cell>
          <table:table-cell table:formula="of:=[.B107]*(2^11-1)" office:value-type="float" office:value="923.179456872695" calcext:value-type="float">
            <text:p>923.179456872695</text:p>
          </table:table-cell>
          <table:table-cell table:formula="of:=DEC2HEX([.H107];3)" office:value-type="string" office:string-value="39B" calcext:value-type="string">
            <text:p>39B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SIN((PI()*[.A108])/64);2)" office:value-type="float" office:value="0.402454838991936" calcext:value-type="float">
            <text:p>0.402454838991936</text:p>
          </table:table-cell>
          <table:table-cell table:formula="of:=[.B108]*SIN((32-[.A108])/64*2*PI()*[.$C$56])/((32-[.A108])/64*2*PI()*[.$C$56])" office:value-type="float" office:value="-0.0435767080627827" calcext:value-type="float">
            <text:p>-0.043576708062783</text:p>
          </table:table-cell>
          <table:table-cell table:formula="of:=[.C108]/[.$B$124]" office:value-type="float" office:value="-0.00136172957291281" calcext:value-type="float">
            <text:p>-0.001361729572913</text:p>
          </table:table-cell>
          <table:table-cell table:formula="of:=[.D108]*2^16" office:value-type="float" office:value="-89.2423092904138" calcext:value-type="float">
            <text:p>-89.2423092904138</text:p>
          </table:table-cell>
          <table:table-cell table:formula="of:=DEC2HEX([.E108];3)" office:value-type="string" office:string-value="FFFFFFFFA6" calcext:value-type="string">
            <text:p>FFFFFFFFA6</text:p>
          </table:table-cell>
          <table:table-cell table:formula="of:=HEX2DEC([.F108])" office:value-type="float" office:value="-90" calcext:value-type="float">
            <text:p>-90</text:p>
          </table:table-cell>
          <table:table-cell table:formula="of:=[.B108]*(2^11-1)" office:value-type="float" office:value="823.825055416493" calcext:value-type="float">
            <text:p>823.825055416493</text:p>
          </table:table-cell>
          <table:table-cell table:formula="of:=DEC2HEX([.H108];3)" office:value-type="string" office:string-value="337" calcext:value-type="string">
            <text:p>33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POWER(SIN((PI()*[.A109])/64);2)" office:value-type="float" office:value="0.354857661372769" calcext:value-type="float">
            <text:p>0.354857661372769</text:p>
          </table:table-cell>
          <table:table-cell table:formula="of:=[.B109]*SIN((32-[.A109])/64*2*PI()*[.$C$56])/((32-[.A109])/64*2*PI()*[.$C$56])" office:value-type="float" office:value="-0.0528457010537761" calcext:value-type="float">
            <text:p>-0.052845701053776</text:p>
          </table:table-cell>
          <table:table-cell table:formula="of:=[.C109]/[.$B$124]" office:value-type="float" office:value="-0.00165137655241324" calcext:value-type="float">
            <text:p>-0.001651376552413</text:p>
          </table:table-cell>
          <table:table-cell table:formula="of:=[.D109]*2^16" office:value-type="float" office:value="-108.224613738954" calcext:value-type="float">
            <text:p>-108.224613738954</text:p>
          </table:table-cell>
          <table:table-cell table:formula="of:=DEC2HEX([.E109];3)" office:value-type="string" office:string-value="FFFFFFFF93" calcext:value-type="string">
            <text:p>FFFFFFFF93</text:p>
          </table:table-cell>
          <table:table-cell table:formula="of:=HEX2DEC([.F109])" office:value-type="float" office:value="-109" calcext:value-type="float">
            <text:p>-109</text:p>
          </table:table-cell>
          <table:table-cell table:formula="of:=[.B109]*(2^11-1)" office:value-type="float" office:value="726.393632830058" calcext:value-type="float">
            <text:p>726.393632830058</text:p>
          </table:table-cell>
          <table:table-cell table:formula="of:=DEC2HEX([.H109];3)" office:value-type="string" office:string-value="2D6" calcext:value-type="string">
            <text:p>2D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POWER(SIN((PI()*[.A110])/64);2)" office:value-type="float" office:value="0.308658283817455" calcext:value-type="float">
            <text:p>0.308658283817455</text:p>
          </table:table-cell>
          <table:table-cell table:formula="of:=[.B110]*SIN((32-[.A110])/64*2*PI()*[.$C$56])/((32-[.A110])/64*2*PI()*[.$C$56])" office:value-type="float" office:value="-0.0555780178075811" calcext:value-type="float">
            <text:p>-0.055578017807581</text:p>
          </table:table-cell>
          <table:table-cell table:formula="of:=[.C110]/[.$B$124]" office:value-type="float" office:value="-0.00173675878277495" calcext:value-type="float">
            <text:p>-0.001736758782775</text:p>
          </table:table-cell>
          <table:table-cell table:formula="of:=[.D110]*2^16" office:value-type="float" office:value="-113.820223587939" calcext:value-type="float">
            <text:p>-113.820223587939</text:p>
          </table:table-cell>
          <table:table-cell table:formula="of:=DEC2HEX([.E110];3)" office:value-type="string" office:string-value="FFFFFFFF8E" calcext:value-type="string">
            <text:p>FFFFFFFF8E</text:p>
          </table:table-cell>
          <table:table-cell table:formula="of:=HEX2DEC([.F110])" office:value-type="float" office:value="-114" calcext:value-type="float">
            <text:p>-114</text:p>
          </table:table-cell>
          <table:table-cell table:formula="of:=[.B110]*(2^11-1)" office:value-type="float" office:value="631.823506974331" calcext:value-type="float">
            <text:p>631.823506974331</text:p>
          </table:table-cell>
          <table:table-cell table:formula="of:=DEC2HEX([.H110];3)" office:value-type="string" office:string-value="277" calcext:value-type="string">
            <text:p>27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POWER(SIN((PI()*[.A111])/64);2)" office:value-type="float" office:value="0.264301631587001" calcext:value-type="float">
            <text:p>0.264301631587001</text:p>
          </table:table-cell>
          <table:table-cell table:formula="of:=[.B111]*SIN((32-[.A111])/64*2*PI()*[.$C$56])/((32-[.A111])/64*2*PI()*[.$C$56])" office:value-type="float" office:value="-0.053296297679844" calcext:value-type="float">
            <text:p>-0.053296297679844</text:p>
          </table:table-cell>
          <table:table-cell table:formula="of:=[.C111]/[.$B$124]" office:value-type="float" office:value="-0.00166545725695584" calcext:value-type="float">
            <text:p>-0.001665457256956</text:p>
          </table:table-cell>
          <table:table-cell table:formula="of:=[.D111]*2^16" office:value-type="float" office:value="-109.147406791858" calcext:value-type="float">
            <text:p>-109.147406791858</text:p>
          </table:table-cell>
          <table:table-cell table:formula="of:=DEC2HEX([.E111];3)" office:value-type="string" office:string-value="FFFFFFFF92" calcext:value-type="string">
            <text:p>FFFFFFFF92</text:p>
          </table:table-cell>
          <table:table-cell table:formula="of:=HEX2DEC([.F111])" office:value-type="float" office:value="-110" calcext:value-type="float">
            <text:p>-110</text:p>
          </table:table-cell>
          <table:table-cell table:formula="of:=[.B111]*(2^11-1)" office:value-type="float" office:value="541.025439858591" calcext:value-type="float">
            <text:p>541.025439858591</text:p>
          </table:table-cell>
          <table:table-cell table:formula="of:=DEC2HEX([.H111];3)" office:value-type="string" office:string-value="21D" calcext:value-type="string">
            <text:p>21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POWER(SIN((PI()*[.A112])/64);2)" office:value-type="float" office:value="0.222214883490199" calcext:value-type="float">
            <text:p>0.222214883490199</text:p>
          </table:table-cell>
          <table:table-cell table:formula="of:=[.B112]*SIN((32-[.A112])/64*2*PI()*[.$C$56])/((32-[.A112])/64*2*PI()*[.$C$56])" office:value-type="float" office:value="-0.0475265094233794" calcext:value-type="float">
            <text:p>-0.047526509423379</text:p>
          </table:table-cell>
          <table:table-cell table:formula="of:=[.C112]/[.$B$124]" office:value-type="float" office:value="-0.00148515700832409" calcext:value-type="float">
            <text:p>-0.001485157008324</text:p>
          </table:table-cell>
          <table:table-cell table:formula="of:=[.D112]*2^16" office:value-type="float" office:value="-97.3312496975279" calcext:value-type="float">
            <text:p>-97.3312496975279</text:p>
          </table:table-cell>
          <table:table-cell table:formula="of:=DEC2HEX([.E112];3)" office:value-type="string" office:string-value="FFFFFFFF9E" calcext:value-type="string">
            <text:p>FFFFFFFF9E</text:p>
          </table:table-cell>
          <table:table-cell table:formula="of:=HEX2DEC([.F112])" office:value-type="float" office:value="-98" calcext:value-type="float">
            <text:p>-98</text:p>
          </table:table-cell>
          <table:table-cell table:formula="of:=[.B112]*(2^11-1)" office:value-type="float" office:value="454.873866504438" calcext:value-type="float">
            <text:p>454.873866504438</text:p>
          </table:table-cell>
          <table:table-cell table:formula="of:=DEC2HEX([.H112];3)" office:value-type="string" office:string-value="1C6" calcext:value-type="string">
            <text:p>1C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POWER(SIN((PI()*[.A113])/64);2)" office:value-type="float" office:value="0.182803357918177" calcext:value-type="float">
            <text:p>0.182803357918177</text:p>
          </table:table-cell>
          <table:table-cell table:formula="of:=[.B113]*SIN((32-[.A113])/64*2*PI()*[.$C$56])/((32-[.A113])/64*2*PI()*[.$C$56])" office:value-type="float" office:value="-0.0397009027611325" calcext:value-type="float">
            <text:p>-0.039700902761133</text:p>
          </table:table-cell>
          <table:table-cell table:formula="of:=[.C113]/[.$B$124]" office:value-type="float" office:value="-0.00124061444208408" calcext:value-type="float">
            <text:p>-0.001240614442084</text:p>
          </table:table-cell>
          <table:table-cell table:formula="of:=[.D113]*2^16" office:value-type="float" office:value="-81.304908076422" calcext:value-type="float">
            <text:p>-81.304908076422</text:p>
          </table:table-cell>
          <table:table-cell table:formula="of:=DEC2HEX([.E113];3)" office:value-type="string" office:string-value="FFFFFFFFAE" calcext:value-type="string">
            <text:p>FFFFFFFFAE</text:p>
          </table:table-cell>
          <table:table-cell table:formula="of:=HEX2DEC([.F113])" office:value-type="float" office:value="-82" calcext:value-type="float">
            <text:p>-82</text:p>
          </table:table-cell>
          <table:table-cell table:formula="of:=[.B113]*(2^11-1)" office:value-type="float" office:value="374.198473658509" calcext:value-type="float">
            <text:p>374.198473658509</text:p>
          </table:table-cell>
          <table:table-cell table:formula="of:=DEC2HEX([.H113];3)" office:value-type="string" office:string-value="176" calcext:value-type="string">
            <text:p>17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POWER(SIN((PI()*[.A114])/64);2)" office:value-type="float" office:value="0.146446609406726" calcext:value-type="float">
            <text:p>0.146446609406726</text:p>
          </table:table-cell>
          <table:table-cell table:formula="of:=[.B114]*SIN((32-[.A114])/64*2*PI()*[.$C$56])/((32-[.A114])/64*2*PI()*[.$C$56])" office:value-type="float" office:value="-0.0310769357148381" calcext:value-type="float">
            <text:p>-0.031076935714838</text:p>
          </table:table-cell>
          <table:table-cell table:formula="of:=[.C114]/[.$B$124]" office:value-type="float" office:value="-0.000971123893467019" calcext:value-type="float">
            <text:p>-0.000971123893467</text:p>
          </table:table-cell>
          <table:table-cell table:formula="of:=[.D114]*2^16" office:value-type="float" office:value="-63.6435754822546" calcext:value-type="float">
            <text:p>-63.6435754822546</text:p>
          </table:table-cell>
          <table:table-cell table:formula="of:=DEC2HEX([.E114];3)" office:value-type="string" office:string-value="FFFFFFFFC0" calcext:value-type="string">
            <text:p>FFFFFFFFC0</text:p>
          </table:table-cell>
          <table:table-cell table:formula="of:=HEX2DEC([.F114])" office:value-type="float" office:value="-64" calcext:value-type="float">
            <text:p>-64</text:p>
          </table:table-cell>
          <table:table-cell table:formula="of:=[.B114]*(2^11-1)" office:value-type="float" office:value="299.776209455569" calcext:value-type="float">
            <text:p>299.776209455569</text:p>
          </table:table-cell>
          <table:table-cell table:formula="of:=DEC2HEX([.H114];3)" office:value-type="string" office:string-value="12B" calcext:value-type="string">
            <text:p>12B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POWER(SIN((PI()*[.A115])/64);2)" office:value-type="float" office:value="0.113494773318632" calcext:value-type="float">
            <text:p>0.113494773318632</text:p>
          </table:table-cell>
          <table:table-cell table:formula="of:=[.B115]*SIN((32-[.A115])/64*2*PI()*[.$C$56])/((32-[.A115])/64*2*PI()*[.$C$56])" office:value-type="float" office:value="-0.0226767024953757" calcext:value-type="float">
            <text:p>-0.022676702495376</text:p>
          </table:table-cell>
          <table:table-cell table:formula="of:=[.C115]/[.$B$124]" office:value-type="float" office:value="-0.000708624808455228" calcext:value-type="float">
            <text:p>-0.000708624808455</text:p>
          </table:table-cell>
          <table:table-cell table:formula="of:=[.D115]*2^16" office:value-type="float" office:value="-46.4404354469218" calcext:value-type="float">
            <text:p>-46.4404354469218</text:p>
          </table:table-cell>
          <table:table-cell table:formula="of:=DEC2HEX([.E115];3)" office:value-type="string" office:string-value="FFFFFFFFD1" calcext:value-type="string">
            <text:p>FFFFFFFFD1</text:p>
          </table:table-cell>
          <table:table-cell table:formula="of:=HEX2DEC([.F115])" office:value-type="float" office:value="-47" calcext:value-type="float">
            <text:p>-47</text:p>
          </table:table-cell>
          <table:table-cell table:formula="of:=[.B115]*(2^11-1)" office:value-type="float" office:value="232.323800983239" calcext:value-type="float">
            <text:p>232.323800983239</text:p>
          </table:table-cell>
          <table:table-cell table:formula="of:=DEC2HEX([.H115];3)" office:value-type="string" office:string-value="0E8" calcext:value-type="string">
            <text:p>0E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POWER(SIN((PI()*[.A116])/64);2)" office:value-type="float" office:value="0.0842651938487274" calcext:value-type="float">
            <text:p>0.084265193848727</text:p>
          </table:table-cell>
          <table:table-cell table:formula="of:=[.B116]*SIN((32-[.A116])/64*2*PI()*[.$C$56])/((32-[.A116])/64*2*PI()*[.$C$56])" office:value-type="float" office:value="-0.0152496660102987" calcext:value-type="float">
            <text:p>-0.015249666010299</text:p>
          </table:table-cell>
          <table:table-cell table:formula="of:=[.C116]/[.$B$124]" office:value-type="float" office:value="-0.00047653717103524" calcext:value-type="float">
            <text:p>-0.000476537171035</text:p>
          </table:table-cell>
          <table:table-cell table:formula="of:=[.D116]*2^16" office:value-type="float" office:value="-31.2303400409655" calcext:value-type="float">
            <text:p>-31.2303400409655</text:p>
          </table:table-cell>
          <table:table-cell table:formula="of:=DEC2HEX([.E116];3)" office:value-type="string" office:string-value="FFFFFFFFE0" calcext:value-type="string">
            <text:p>FFFFFFFFE0</text:p>
          </table:table-cell>
          <table:table-cell table:formula="of:=HEX2DEC([.F116])" office:value-type="float" office:value="-32" calcext:value-type="float">
            <text:p>-32</text:p>
          </table:table-cell>
          <table:table-cell table:formula="of:=[.B116]*(2^11-1)" office:value-type="float" office:value="172.490851808345" calcext:value-type="float">
            <text:p>172.490851808345</text:p>
          </table:table-cell>
          <table:table-cell table:formula="of:=DEC2HEX([.H116];3)" office:value-type="string" office:string-value="0AC" calcext:value-type="string">
            <text:p>0AC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POWER(SIN((PI()*[.A117])/64);2)" office:value-type="float" office:value="0.0590393678258226" calcext:value-type="float">
            <text:p>0.059039367825823</text:p>
          </table:table-cell>
          <table:table-cell table:formula="of:=[.B117]*SIN((32-[.A117])/64*2*PI()*[.$C$56])/((32-[.A117])/64*2*PI()*[.$C$56])" office:value-type="float" office:value="-0.00925964690210965" calcext:value-type="float">
            <text:p>-0.00925964690211</text:p>
          </table:table-cell>
          <table:table-cell table:formula="of:=[.C117]/[.$B$124]" office:value-type="float" office:value="-0.000289354923349572" calcext:value-type="float">
            <text:p>-0.00028935492335</text:p>
          </table:table-cell>
          <table:table-cell table:formula="of:=[.D117]*2^16" office:value-type="float" office:value="-18.9631642566375" calcext:value-type="float">
            <text:p>-18.9631642566375</text:p>
          </table:table-cell>
          <table:table-cell table:formula="of:=DEC2HEX([.E117];3)" office:value-type="string" office:string-value="FFFFFFFFED" calcext:value-type="string">
            <text:p>FFFFFFFFED</text:p>
          </table:table-cell>
          <table:table-cell table:formula="of:=HEX2DEC([.F117])" office:value-type="float" office:value="-19" calcext:value-type="float">
            <text:p>-19</text:p>
          </table:table-cell>
          <table:table-cell table:formula="of:=[.B117]*(2^11-1)" office:value-type="float" office:value="120.853585939459" calcext:value-type="float">
            <text:p>120.853585939459</text:p>
          </table:table-cell>
          <table:table-cell table:formula="of:=DEC2HEX([.H117];3)" office:value-type="string" office:string-value="078" calcext:value-type="string">
            <text:p>07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POWER(SIN((PI()*[.A118])/64);2)" office:value-type="float" office:value="0.0380602337443568" calcext:value-type="float">
            <text:p>0.038060233744357</text:p>
          </table:table-cell>
          <table:table-cell table:formula="of:=[.B118]*SIN((32-[.A118])/64*2*PI()*[.$C$56])/((32-[.A118])/64*2*PI()*[.$C$56])" office:value-type="float" office:value="-0.00489517849097109" calcext:value-type="float">
            <text:p>-0.004895178490971</text:p>
          </table:table-cell>
          <table:table-cell table:formula="of:=[.C118]/[.$B$124]" office:value-type="float" office:value="-0.000152969547544486" calcext:value-type="float">
            <text:p>-0.000152969547544</text:p>
          </table:table-cell>
          <table:table-cell table:formula="of:=[.D118]*2^16" office:value-type="float" office:value="-10.0250122678754" calcext:value-type="float">
            <text:p>-10.0250122678754</text:p>
          </table:table-cell>
          <table:table-cell table:formula="of:=DEC2HEX([.E118];3)" office:value-type="string" office:string-value="FFFFFFFFF5" calcext:value-type="string">
            <text:p>FFFFFFFFF5</text:p>
          </table:table-cell>
          <table:table-cell table:formula="of:=HEX2DEC([.F118])" office:value-type="float" office:value="-11" calcext:value-type="float">
            <text:p>-11</text:p>
          </table:table-cell>
          <table:table-cell table:formula="of:=[.B118]*(2^11-1)" office:value-type="float" office:value="77.9092984746983" calcext:value-type="float">
            <text:p>77.9092984746983</text:p>
          </table:table-cell>
          <table:table-cell table:formula="of:=DEC2HEX([.H118];3)" office:value-type="string" office:string-value="04D" calcext:value-type="string">
            <text:p>04D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POWER(SIN((PI()*[.A119])/64);2)" office:value-type="float" office:value="0.0215298321338956" calcext:value-type="float">
            <text:p>0.021529832133896</text:p>
          </table:table-cell>
          <table:table-cell table:formula="of:=[.B119]*SIN((32-[.A119])/64*2*PI()*[.$C$56])/((32-[.A119])/64*2*PI()*[.$C$56])" office:value-type="float" office:value="-0.00210064045139362" calcext:value-type="float">
            <text:p>-0.002100640451394</text:p>
          </table:table-cell>
          <table:table-cell table:formula="of:=[.C119]/[.$B$124]" office:value-type="float" office:value="-0.0000656429627634643" calcext:value-type="float">
            <text:p>-6.56429627634643E-05</text:p>
          </table:table-cell>
          <table:table-cell table:formula="of:=[.D119]*2^16" office:value-type="float" office:value="-4.3019772076664" calcext:value-type="float">
            <text:p>-4.3019772076664</text:p>
          </table:table-cell>
          <table:table-cell table:formula="of:=DEC2HEX([.E119];3)" office:value-type="string" office:string-value="FFFFFFFFFB" calcext:value-type="string">
            <text:p>FFFFFFFFFB</text:p>
          </table:table-cell>
          <table:table-cell table:formula="of:=HEX2DEC([.F119])" office:value-type="float" office:value="-5" calcext:value-type="float">
            <text:p>-5</text:p>
          </table:table-cell>
          <table:table-cell table:formula="of:=[.B119]*(2^11-1)" office:value-type="float" office:value="44.0715663780843" calcext:value-type="float">
            <text:p>44.0715663780843</text:p>
          </table:table-cell>
          <table:table-cell table:formula="of:=DEC2HEX([.H119];3)" office:value-type="string" office:string-value="02C" calcext:value-type="string">
            <text:p>02C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POWER(SIN((PI()*[.A120])/64);2)" office:value-type="float" office:value="0.00960735979838482" calcext:value-type="float">
            <text:p>0.009607359798385</text:p>
          </table:table-cell>
          <table:table-cell table:formula="of:=[.B120]*SIN((32-[.A120])/64*2*PI()*[.$C$56])/((32-[.A120])/64*2*PI()*[.$C$56])" office:value-type="float" office:value="-0.000624155168669825" calcext:value-type="float">
            <text:p>-0.00062415516867</text:p>
          </table:table-cell>
          <table:table-cell table:formula="of:=[.C120]/[.$B$124]" office:value-type="float" office:value="-0.0000195042395134472" calcext:value-type="float">
            <text:p>-1.95042395134472E-05</text:p>
          </table:table-cell>
          <table:table-cell table:formula="of:=[.D120]*2^16" office:value-type="float" office:value="-1.27822984075328" calcext:value-type="float">
            <text:p>-1.27822984075328</text:p>
          </table:table-cell>
          <table:table-cell table:formula="of:=DEC2HEX([.E120];3)" office:value-type="string" office:string-value="FFFFFFFFFE" calcext:value-type="string">
            <text:p>FFFFFFFFFE</text:p>
          </table:table-cell>
          <table:table-cell table:formula="of:=HEX2DEC([.F120])" office:value-type="float" office:value="-2" calcext:value-type="float">
            <text:p>-2</text:p>
          </table:table-cell>
          <table:table-cell table:formula="of:=[.B120]*(2^11-1)" office:value-type="float" office:value="19.6662655072937" calcext:value-type="float">
            <text:p>19.6662655072937</text:p>
          </table:table-cell>
          <table:table-cell table:formula="of:=DEC2HEX([.H120];3)" office:value-type="string" office:string-value="013" calcext:value-type="string">
            <text:p>01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POWER(SIN((PI()*[.A121])/64);2)" office:value-type="float" office:value="0.00240763666390155" calcext:value-type="float">
            <text:p>0.002407636663902</text:p>
          </table:table-cell>
          <table:table-cell table:formula="of:=[.B121]*SIN((32-[.A121])/64*2*PI()*[.$C$56])/((32-[.A121])/64*2*PI()*[.$C$56])" office:value-type="float" office:value="-0.0000771676171479125" calcext:value-type="float">
            <text:p>-7.71676171479125E-05</text:p>
          </table:table-cell>
          <table:table-cell table:formula="of:=[.C121]/[.$B$124]" office:value-type="float" office:value="-0.00000241141267922604" calcext:value-type="float">
            <text:p>-2.41141267922604E-06</text:p>
          </table:table-cell>
          <table:table-cell table:formula="of:=[.D121]*2^16" office:value-type="float" office:value="-0.158034341345758" calcext:value-type="float">
            <text:p>-0.158034341345758</text:p>
          </table:table-cell>
          <table:table-cell table:formula="of:=DEC2HEX([.E121];3)" office:value-type="string" office:string-value="FFFFFFFFFF" calcext:value-type="string">
            <text:p>FFFFFFFFFF</text:p>
          </table:table-cell>
          <table:table-cell table:formula="of:=HEX2DEC([.F121])" office:value-type="float" office:value="-1" calcext:value-type="float">
            <text:p>-1</text:p>
          </table:table-cell>
          <table:table-cell table:formula="of:=[.B121]*(2^11-1)" office:value-type="float" office:value="4.92843225100648" calcext:value-type="float">
            <text:p>4.92843225100648</text:p>
          </table:table-cell>
          <table:table-cell table:formula="of:=DEC2HEX([.H121];3)" office:value-type="string" office:string-value="004" calcext:value-type="string">
            <text:p>00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POWER(SIN((PI()*[.A122])/64);2)" office:value-type="float" office:value="1.49975978266186E-032" calcext:value-type="float">
            <text:p>1.49975978266186E-32</text:p>
          </table:table-cell>
          <table:table-cell table:formula="of:=[.B122]*SIN((32-[.A122])/64*2*PI()*[.$C$56])/((32-[.A122])/64*2*PI()*[.$C$56])" office:value-type="float" office:value="-5.84632134031783E-049" calcext:value-type="float">
            <text:p>-5.84632134031783E-49</text:p>
          </table:table-cell>
          <table:table-cell table:formula="of:=[.C122]/[.$B$124]" office:value-type="float" office:value="-1.82691832765158E-050" calcext:value-type="float">
            <text:p>-1.82691832765158E-50</text:p>
          </table:table-cell>
          <table:table-cell table:formula="of:=[.D122]*2^16" office:value-type="float" office:value="-1.19728919520974E-045" calcext:value-type="float">
            <text:p>-1.19728919520974E-45</text:p>
          </table:table-cell>
          <table:table-cell table:formula="of:=DEC2HEX([.E122];3)" office:value-type="string" office:string-value="FFFFFFFFFF" calcext:value-type="string">
            <text:p>FFFFFFFFFF</text:p>
          </table:table-cell>
          <table:table-cell table:formula="of:=HEX2DEC([.F122])" office:value-type="float" office:value="-1" calcext:value-type="float">
            <text:p>-1</text:p>
          </table:table-cell>
          <table:table-cell table:formula="of:=[.B122]*(2^11-1)" office:value-type="float" office:value="3.07000827510882E-029" calcext:value-type="float">
            <text:p>3.07000827510882E-29</text:p>
          </table:table-cell>
          <table:table-cell table:formula="of:=DEC2HEX([.H122];3)" office:value-type="string" office:string-value="000" calcext:value-type="string">
            <text:p>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58:.B122])+0.001" office:value-type="float" office:value="32.001" calcext:value-type="float">
            <text:p>32.001</text:p>
          </table:table-cell>
          <table:table-cell table:number-columns-repeated="2"/>
          <table:table-cell table:formula="of:=SUM([.E58:.E122])" office:value-type="float" office:value="33183.2196157435" calcext:value-type="float">
            <text:p>33183.2196157435</text:p>
          </table:table-cell>
          <table:table-cell table:style-name="ce2" table:formula="of:=DEC2HEX([.E124]*2^11;7)" office:value-type="string" office:string-value="40CF9C1" calcext:value-type="string">
            <text:p>40CF9C1</text:p>
          </table:table-cell>
          <table:table-cell/>
          <table:table-cell table:formula="of:=SUM([.H58:.H122])" office:value-type="float" office:value="65504" calcext:value-type="float">
            <text:p>65504</text:p>
          </table:table-cell>
          <table:table-cell table:formula="of:=DEC2HEX([.H124]*2^11)" office:value-type="string" office:string-value="7FF0000" calcext:value-type="string">
            <text:p>7FF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ipple/att.</text:p>
          </table:table-cell>
          <table:table-cell office:value-type="string" calcext:value-type="string">
            <text:p>sample rate: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40dB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5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: coefs below were generated by t-filter.engineerjs.com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40dB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rmalized</text:p>
          </table:table-cell>
          <table:table-cell table:formula="of:=2^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-0.000113726162029854" calcext:value-type="float">
            <text:p>-0.00011372616203</text:p>
          </table:table-cell>
          <table:table-cell table:formula="of:=[.B132]/[.$B$196]" office:value-type="float" office:value="-0.92908758555732" calcext:value-type="float">
            <text:p>-0.92908758555732</text:p>
          </table:table-cell>
          <table:table-cell table:formula="of:=[.C132]*[.$D$131]" office:value-type="float" office:value="-3.71635034222928" calcext:value-type="float">
            <text:p>-3.71635034222928</text:p>
          </table:table-cell>
          <table:table-cell table:formula="of:=DEC2HEX([.D132];3)" office:value-type="string" office:string-value="FFFFFFFFFC" calcext:value-type="string">
            <text:p>FFFFFFFFFC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-0.0000249816439607315" calcext:value-type="float">
            <text:p>-2.49816439607315E-05</text:p>
          </table:table-cell>
          <table:table-cell table:formula="of:=[.B133]/[.$B$196]" office:value-type="float" office:value="-0.204087914833843" calcext:value-type="float">
            <text:p>-0.204087914833843</text:p>
          </table:table-cell>
          <table:table-cell table:formula="of:=[.C133]*[.$D$131]" office:value-type="float" office:value="-0.816351659335371" calcext:value-type="float">
            <text:p>-0.816351659335371</text:p>
          </table:table-cell>
          <table:table-cell table:formula="of:=DEC2HEX([.D133];3)" office:value-type="string" office:string-value="FFFFFFFFFF" calcext:value-type="string">
            <text:p>FFFFFFFFFF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00024325605248543" calcext:value-type="float">
            <text:p>0.000243256052485</text:p>
          </table:table-cell>
          <table:table-cell table:formula="of:=[.B134]/[.$B$196]" office:value-type="float" office:value="1.98728396740026" calcext:value-type="float">
            <text:p>1.98728396740026</text:p>
          </table:table-cell>
          <table:table-cell table:formula="of:=[.C134]*[.$D$131]" office:value-type="float" office:value="7.94913586960103" calcext:value-type="float">
            <text:p>7.94913586960103</text:p>
          </table:table-cell>
          <table:table-cell table:formula="of:=DEC2HEX([.D134];3)" office:value-type="string" office:string-value="007" calcext:value-type="string">
            <text:p>0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000577464629260977" calcext:value-type="float">
            <text:p>0.000577464629261</text:p>
          </table:table-cell>
          <table:table-cell table:formula="of:=[.B135]/[.$B$196]" office:value-type="float" office:value="4.71760594544635" calcext:value-type="float">
            <text:p>4.71760594544635</text:p>
          </table:table-cell>
          <table:table-cell table:formula="of:=[.C135]*[.$D$131]" office:value-type="float" office:value="18.8704237817854" calcext:value-type="float">
            <text:p>18.8704237817854</text:p>
          </table:table-cell>
          <table:table-cell table:formula="of:=DEC2HEX([.D135];3)" office:value-type="string" office:string-value="012" calcext:value-type="string">
            <text:p>0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000608544829913484" calcext:value-type="float">
            <text:p>0.000608544829913</text:p>
          </table:table-cell>
          <table:table-cell table:formula="of:=[.B136]/[.$B$196]" office:value-type="float" office:value="4.97151611059633" calcext:value-type="float">
            <text:p>4.97151611059633</text:p>
          </table:table-cell>
          <table:table-cell table:formula="of:=[.C136]*[.$D$131]" office:value-type="float" office:value="19.8860644423853" calcext:value-type="float">
            <text:p>19.8860644423853</text:p>
          </table:table-cell>
          <table:table-cell table:formula="of:=DEC2HEX([.D136];3)" office:value-type="string" office:string-value="013" calcext:value-type="string">
            <text:p>0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.0000696098090334509" calcext:value-type="float">
            <text:p>6.96098090334509E-05</text:p>
          </table:table-cell>
          <table:table-cell table:formula="of:=[.B137]/[.$B$196]" office:value-type="float" office:value="0.568678378410569" calcext:value-type="float">
            <text:p>0.568678378410569</text:p>
          </table:table-cell>
          <table:table-cell table:formula="of:=[.C137]*[.$D$131]" office:value-type="float" office:value="2.27471351364228" calcext:value-type="float">
            <text:p>2.27471351364228</text:p>
          </table:table-cell>
          <table:table-cell table:formula="of:=DEC2HEX([.D137];3)" office:value-type="string" office:string-value="002" calcext:value-type="string">
            <text:p>0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-0.00081334353886851" calcext:value-type="float">
            <text:p>-0.000813343538869</text:p>
          </table:table-cell>
          <table:table-cell table:formula="of:=[.B138]/[.$B$196]" office:value-type="float" office:value="-6.64462223351581" calcext:value-type="float">
            <text:p>-6.64462223351581</text:p>
          </table:table-cell>
          <table:table-cell table:formula="of:=[.C138]*[.$D$131]" office:value-type="float" office:value="-26.5784889340633" calcext:value-type="float">
            <text:p>-26.5784889340633</text:p>
          </table:table-cell>
          <table:table-cell table:formula="of:=DEC2HEX([.D138];3)" office:value-type="string" office:string-value="FFFFFFFFE5" calcext:value-type="string">
            <text:p>FFFFFFFFE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-0.00134758991372596" calcext:value-type="float">
            <text:p>-0.001347589913726</text:p>
          </table:table-cell>
          <table:table-cell table:formula="of:=[.B139]/[.$B$196]" office:value-type="float" office:value="-11.0091560017332" calcext:value-type="float">
            <text:p>-11.0091560017332</text:p>
          </table:table-cell>
          <table:table-cell table:formula="of:=[.C139]*[.$D$131]" office:value-type="float" office:value="-44.0366240069327" calcext:value-type="float">
            <text:p>-44.0366240069327</text:p>
          </table:table-cell>
          <table:table-cell table:formula="of:=DEC2HEX([.D139];3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-0.000997146926780185" calcext:value-type="float">
            <text:p>-0.00099714692678</text:p>
          </table:table-cell>
          <table:table-cell table:formula="of:=[.B140]/[.$B$196]" office:value-type="float" office:value="-8.14620676643344" calcext:value-type="float">
            <text:p>-8.14620676643344</text:p>
          </table:table-cell>
          <table:table-cell table:formula="of:=[.C140]*[.$D$131]" office:value-type="float" office:value="-32.5848270657338" calcext:value-type="float">
            <text:p>-32.5848270657338</text:p>
          </table:table-cell>
          <table:table-cell table:formula="of:=DEC2HEX([.D140];3)" office:value-type="string" office:string-value="FFFFFFFFDF" calcext:value-type="string">
            <text:p>FFFFFFFFDF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-0.0000833249194979857" calcext:value-type="float">
            <text:p>-8.33249194979857E-05</text:p>
          </table:table-cell>
          <table:table-cell table:formula="of:=[.B141]/[.$B$196]" office:value-type="float" office:value="-0.680724178952062" calcext:value-type="float">
            <text:p>-0.680724178952062</text:p>
          </table:table-cell>
          <table:table-cell table:formula="of:=[.C141]*[.$D$131]" office:value-type="float" office:value="-2.72289671580825" calcext:value-type="float">
            <text:p>-2.72289671580825</text:p>
          </table:table-cell>
          <table:table-cell table:formula="of:=DEC2HEX([.D141];3)" office:value-type="string" office:string-value="FFFFFFFFFD" calcext:value-type="string">
            <text:p>FFFFFFFFFD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000321860370765887" calcext:value-type="float">
            <text:p>0.000321860370766</text:p>
          </table:table-cell>
          <table:table-cell table:formula="of:=[.B142]/[.$B$196]" office:value-type="float" office:value="2.62944312393979" calcext:value-type="float">
            <text:p>2.62944312393979</text:p>
          </table:table-cell>
          <table:table-cell table:formula="of:=[.C142]*[.$D$131]" office:value-type="float" office:value="10.5177724957592" calcext:value-type="float">
            <text:p>10.5177724957592</text:p>
          </table:table-cell>
          <table:table-cell table:formula="of:=DEC2HEX([.D142];3)" office:value-type="string" office:string-value="00A" calcext:value-type="string">
            <text:p>00A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-0.000424144609328294" calcext:value-type="float">
            <text:p>-0.000424144609328</text:p>
          </table:table-cell>
          <table:table-cell table:formula="of:=[.B143]/[.$B$196]" office:value-type="float" office:value="-3.46505574420538" calcext:value-type="float">
            <text:p>-3.46505574420538</text:p>
          </table:table-cell>
          <table:table-cell table:formula="of:=[.C143]*[.$D$131]" office:value-type="float" office:value="-13.8602229768215" calcext:value-type="float">
            <text:p>-13.8602229768215</text:p>
          </table:table-cell>
          <table:table-cell table:formula="of:=DEC2HEX([.D143];3)" office:value-type="string" office:string-value="FFFFFFFFF2" calcext:value-type="string">
            <text:p>FFFFFFFFF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-0.001299089450491" calcext:value-type="float">
            <text:p>-0.001299089450491</text:p>
          </table:table-cell>
          <table:table-cell table:formula="of:=[.B144]/[.$B$196]" office:value-type="float" office:value="-10.6129307402709" calcext:value-type="float">
            <text:p>-10.6129307402709</text:p>
          </table:table-cell>
          <table:table-cell table:formula="of:=[.C144]*[.$D$131]" office:value-type="float" office:value="-42.4517229610838" calcext:value-type="float">
            <text:p>-42.4517229610838</text:p>
          </table:table-cell>
          <table:table-cell table:formula="of:=DEC2HEX([.D144];3)" office:value-type="string" office:string-value="FFFFFFFFD5" calcext:value-type="string">
            <text:p>FFFFFFFFD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0.0000278627728478345" calcext:value-type="float">
            <text:p>2.78627728478345E-05</text:p>
          </table:table-cell>
          <table:table-cell table:formula="of:=[.B145]/[.$B$196]" office:value-type="float" office:value="0.227625340467667" calcext:value-type="float">
            <text:p>0.227625340467667</text:p>
          </table:table-cell>
          <table:table-cell table:formula="of:=[.C145]*[.$D$131]" office:value-type="float" office:value="0.91050136187067" calcext:value-type="float">
            <text:p>0.91050136187067</text:p>
          </table:table-cell>
          <table:table-cell table:formula="of:=DEC2HEX([.D145];3)" office:value-type="string" office:string-value="000" calcext:value-type="string">
            <text:p>0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0.00474670986629784" calcext:value-type="float">
            <text:p>0.004746709866298</text:p>
          </table:table-cell>
          <table:table-cell table:formula="of:=[.B146]/[.$B$196]" office:value-type="float" office:value="38.778317410044" calcext:value-type="float">
            <text:p>38.778317410044</text:p>
          </table:table-cell>
          <table:table-cell table:formula="of:=[.C146]*[.$D$131]" office:value-type="float" office:value="155.113269640176" calcext:value-type="float">
            <text:p>155.113269640176</text:p>
          </table:table-cell>
          <table:table-cell table:formula="of:=DEC2HEX([.D146];3)" office:value-type="string" office:string-value="09B" calcext:value-type="string">
            <text:p>09B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0102332586817085" calcext:value-type="float">
            <text:p>0.010233258681709</text:p>
          </table:table-cell>
          <table:table-cell table:formula="of:=[.B147]/[.$B$196]" office:value-type="float" office:value="83.6007602056967" calcext:value-type="float">
            <text:p>83.6007602056967</text:p>
          </table:table-cell>
          <table:table-cell table:formula="of:=[.C147]*[.$D$131]" office:value-type="float" office:value="334.403040822787" calcext:value-type="float">
            <text:p>334.403040822787</text:p>
          </table:table-cell>
          <table:table-cell table:formula="of:=DEC2HEX([.D147];3)" office:value-type="string" office:string-value="14E" calcext:value-type="string">
            <text:p>14E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0.0103436403128392" calcext:value-type="float">
            <text:p>0.010343640312839</text:p>
          </table:table-cell>
          <table:table-cell table:formula="of:=[.B148]/[.$B$196]" office:value-type="float" office:value="84.5025245959357" calcext:value-type="float">
            <text:p>84.5025245959357</text:p>
          </table:table-cell>
          <table:table-cell table:formula="of:=[.C148]*[.$D$131]" office:value-type="float" office:value="338.010098383743" calcext:value-type="float">
            <text:p>338.010098383743</text:p>
          </table:table-cell>
          <table:table-cell table:formula="of:=DEC2HEX([.D148];3)" office:value-type="string" office:string-value="152" calcext:value-type="string">
            <text:p>15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0.0000974708811974067" calcext:value-type="float">
            <text:p>9.74708811974067E-05</text:p>
          </table:table-cell>
          <table:table-cell table:formula="of:=[.B149]/[.$B$196]" office:value-type="float" office:value="0.796289825115794" calcext:value-type="float">
            <text:p>0.796289825115794</text:p>
          </table:table-cell>
          <table:table-cell table:formula="of:=[.C149]*[.$D$131]" office:value-type="float" office:value="3.18515930046318" calcext:value-type="float">
            <text:p>3.18515930046318</text:p>
          </table:table-cell>
          <table:table-cell table:formula="of:=DEC2HEX([.D149];3)" office:value-type="string" office:string-value="003" calcext:value-type="string">
            <text:p>00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-0.0180718415413708" calcext:value-type="float">
            <text:p>-0.018071841541371</text:p>
          </table:table-cell>
          <table:table-cell table:formula="of:=[.B150]/[.$B$196]" office:value-type="float" office:value="-147.638180384906" calcext:value-type="float">
            <text:p>-147.638180384906</text:p>
          </table:table-cell>
          <table:table-cell table:formula="of:=[.C150]*[.$D$131]" office:value-type="float" office:value="-590.552721539625" calcext:value-type="float">
            <text:p>-590.552721539625</text:p>
          </table:table-cell>
          <table:table-cell table:formula="of:=DEC2HEX([.D150];3)" office:value-type="string" office:string-value="FFFFFFFDB1" calcext:value-type="string">
            <text:p>FFFFFFFDB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-0.0324001613435097" calcext:value-type="float">
            <text:p>-0.03240016134351</text:p>
          </table:table-cell>
          <table:table-cell table:formula="of:=[.B151]/[.$B$196]" office:value-type="float" office:value="-264.6936038025" calcext:value-type="float">
            <text:p>-264.6936038025</text:p>
          </table:table-cell>
          <table:table-cell table:formula="of:=[.C151]*[.$D$131]" office:value-type="float" office:value="-1058.77441521" calcext:value-type="float">
            <text:p>-1058.77441521</text:p>
          </table:table-cell>
          <table:table-cell table:formula="of:=DEC2HEX([.D151];3)" office:value-type="string" office:string-value="FFFFFFFBDD" calcext:value-type="string">
            <text:p>FFFFFFFBDD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-0.0282466987218406" calcext:value-type="float">
            <text:p>-0.028246698721841</text:p>
          </table:table-cell>
          <table:table-cell table:formula="of:=[.B152]/[.$B$196]" office:value-type="float" office:value="-230.761828650744" calcext:value-type="float">
            <text:p>-230.761828650744</text:p>
          </table:table-cell>
          <table:table-cell table:formula="of:=[.C152]*[.$D$131]" office:value-type="float" office:value="-923.047314602976" calcext:value-type="float">
            <text:p>-923.047314602976</text:p>
          </table:table-cell>
          <table:table-cell table:formula="of:=DEC2HEX([.D152];3)" office:value-type="string" office:string-value="FFFFFFFC64" calcext:value-type="string">
            <text:p>FFFFFFFC6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-0.000218208132470862" calcext:value-type="float">
            <text:p>-0.000218208132471</text:p>
          </table:table-cell>
          <table:table-cell table:formula="of:=[.B153]/[.$B$196]" office:value-type="float" office:value="-1.78265460935106" calcext:value-type="float">
            <text:p>-1.78265460935106</text:p>
          </table:table-cell>
          <table:table-cell table:formula="of:=[.C153]*[.$D$131]" office:value-type="float" office:value="-7.13061843740426" calcext:value-type="float">
            <text:p>-7.13061843740426</text:p>
          </table:table-cell>
          <table:table-cell table:formula="of:=DEC2HEX([.D153];3)" office:value-type="string" office:string-value="FFFFFFFFF8" calcext:value-type="string">
            <text:p>FFFFFFFFF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0.0392645550022254" calcext:value-type="float">
            <text:p>0.039264555002225</text:p>
          </table:table-cell>
          <table:table-cell table:formula="of:=[.B154]/[.$B$196]" office:value-type="float" office:value="320.772370700629" calcext:value-type="float">
            <text:p>320.772370700629</text:p>
          </table:table-cell>
          <table:table-cell table:formula="of:=[.C154]*[.$D$131]" office:value-type="float" office:value="1283.08948280252" calcext:value-type="float">
            <text:p>1283.08948280252</text:p>
          </table:table-cell>
          <table:table-cell table:formula="of:=DEC2HEX([.D154];3)" office:value-type="string" office:string-value="503" calcext:value-type="string">
            <text:p>50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0.0640226947945096" calcext:value-type="float">
            <text:p>0.06402269479451</text:p>
          </table:table-cell>
          <table:table-cell table:formula="of:=[.B155]/[.$B$196]" office:value-type="float" office:value="523.034364879819" calcext:value-type="float">
            <text:p>523.034364879819</text:p>
          </table:table-cell>
          <table:table-cell table:formula="of:=[.C155]*[.$D$131]" office:value-type="float" office:value="2092.13745951927" calcext:value-type="float">
            <text:p>2092.13745951927</text:p>
          </table:table-cell>
          <table:table-cell table:formula="of:=DEC2HEX([.D155];3)" office:value-type="string" office:string-value="82C" calcext:value-type="string">
            <text:p>82C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0.0511814334465519" calcext:value-type="float">
            <text:p>0.051181433446552</text:p>
          </table:table-cell>
          <table:table-cell table:formula="of:=[.B156]/[.$B$196]" office:value-type="float" office:value="418.127487795963" calcext:value-type="float">
            <text:p>418.127487795963</text:p>
          </table:table-cell>
          <table:table-cell table:formula="of:=[.C156]*[.$D$131]" office:value-type="float" office:value="1672.50995118385" calcext:value-type="float">
            <text:p>1672.50995118385</text:p>
          </table:table-cell>
          <table:table-cell table:formula="of:=DEC2HEX([.D156];3)" office:value-type="string" office:string-value="688" calcext:value-type="string">
            <text:p>68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0.000231255045816373" calcext:value-type="float">
            <text:p>0.000231255045816</text:p>
          </table:table-cell>
          <table:table-cell table:formula="of:=[.B157]/[.$B$196]" office:value-type="float" office:value="1.88924156351183" calcext:value-type="float">
            <text:p>1.88924156351183</text:p>
          </table:table-cell>
          <table:table-cell table:formula="of:=[.C157]*[.$D$131]" office:value-type="float" office:value="7.55696625404732" calcext:value-type="float">
            <text:p>7.55696625404732</text:p>
          </table:table-cell>
          <table:table-cell table:formula="of:=DEC2HEX([.D157];3)" office:value-type="string" office:string-value="007" calcext:value-type="string">
            <text:p>00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-0.061318871464877" calcext:value-type="float">
            <text:p>-0.061318871464877</text:p>
          </table:table-cell>
          <table:table-cell table:formula="of:=[.B158]/[.$B$196]" office:value-type="float" office:value="-500.945439655714" calcext:value-type="float">
            <text:p>-500.945439655714</text:p>
          </table:table-cell>
          <table:table-cell table:formula="of:=[.C158]*[.$D$131]" office:value-type="float" office:value="-2003.78175862286" calcext:value-type="float">
            <text:p>-2003.78175862286</text:p>
          </table:table-cell>
          <table:table-cell table:formula="of:=DEC2HEX([.D158];3)" office:value-type="string" office:string-value="FFFFFFF82C" calcext:value-type="string">
            <text:p>FFFFFFF82C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-0.0931018458334836" calcext:value-type="float">
            <text:p>-0.093101845833484</text:p>
          </table:table-cell>
          <table:table-cell table:formula="of:=[.B159]/[.$B$196]" office:value-type="float" office:value="-760.596925214571" calcext:value-type="float">
            <text:p>-760.596925214571</text:p>
          </table:table-cell>
          <table:table-cell table:formula="of:=[.C159]*[.$D$131]" office:value-type="float" office:value="-3042.38770085828" calcext:value-type="float">
            <text:p>-3042.38770085828</text:p>
          </table:table-cell>
          <table:table-cell table:formula="of:=DEC2HEX([.D159];3)" office:value-type="string" office:string-value="FFFFFFF41D" calcext:value-type="string">
            <text:p>FFFFFFF41D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-0.0695097795549047" calcext:value-type="float">
            <text:p>-0.069509779554905</text:p>
          </table:table-cell>
          <table:table-cell table:formula="of:=[.B160]/[.$B$196]" office:value-type="float" office:value="-567.861186086056" calcext:value-type="float">
            <text:p>-567.861186086056</text:p>
          </table:table-cell>
          <table:table-cell table:formula="of:=[.C160]*[.$D$131]" office:value-type="float" office:value="-2271.44474434423" calcext:value-type="float">
            <text:p>-2271.44474434423</text:p>
          </table:table-cell>
          <table:table-cell table:formula="of:=DEC2HEX([.D160];3)" office:value-type="string" office:string-value="FFFFFFF720" calcext:value-type="string">
            <text:p>FFFFFFF72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-0.0000995262693324832" calcext:value-type="float">
            <text:p>-9.95262693324832E-05</text:p>
          </table:table-cell>
          <table:table-cell table:formula="of:=[.B161]/[.$B$196]" office:value-type="float" office:value="-0.813081349297364" calcext:value-type="float">
            <text:p>-0.813081349297364</text:p>
          </table:table-cell>
          <table:table-cell table:formula="of:=[.C161]*[.$D$131]" office:value-type="float" office:value="-3.25232539718945" calcext:value-type="float">
            <text:p>-3.25232539718945</text:p>
          </table:table-cell>
          <table:table-cell table:formula="of:=DEC2HEX([.D161];3)" office:value-type="string" office:string-value="FFFFFFFFFC" calcext:value-type="string">
            <text:p>FFFFFFFFFC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0.0736604974800836" calcext:value-type="float">
            <text:p>0.073660497480084</text:p>
          </table:table-cell>
          <table:table-cell table:formula="of:=[.B162]/[.$B$196]" office:value-type="float" office:value="601.77053839869" calcext:value-type="float">
            <text:p>601.77053839869</text:p>
          </table:table-cell>
          <table:table-cell table:formula="of:=[.C162]*[.$D$131]" office:value-type="float" office:value="2407.08215359476" calcext:value-type="float">
            <text:p>2407.08215359476</text:p>
          </table:table-cell>
          <table:table-cell table:formula="of:=DEC2HEX([.D162];3)" office:value-type="string" office:string-value="967" calcext:value-type="string">
            <text:p>96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0.105002738389284" calcext:value-type="float">
            <text:p>0.105002738389284</text:p>
          </table:table-cell>
          <table:table-cell table:formula="of:=[.B163]/[.$B$196]" office:value-type="float" office:value="857.821445353952" calcext:value-type="float">
            <text:p>857.821445353952</text:p>
          </table:table-cell>
          <table:table-cell table:formula="of:=[.C163]*[.$D$131]" office:value-type="float" office:value="3431.28578141581" calcext:value-type="float">
            <text:p>3431.28578141581</text:p>
          </table:table-cell>
          <table:table-cell table:formula="of:=DEC2HEX([.D163];3)" office:value-type="string" office:string-value="D67" calcext:value-type="string">
            <text:p>D6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0.0736604974800836" calcext:value-type="float">
            <text:p>0.073660497480084</text:p>
          </table:table-cell>
          <table:table-cell table:formula="of:=[.B164]/[.$B$196]" office:value-type="float" office:value="601.77053839869" calcext:value-type="float">
            <text:p>601.77053839869</text:p>
          </table:table-cell>
          <table:table-cell table:formula="of:=[.C164]*[.$D$131]" office:value-type="float" office:value="2407.08215359476" calcext:value-type="float">
            <text:p>2407.08215359476</text:p>
          </table:table-cell>
          <table:table-cell table:formula="of:=DEC2HEX([.D164];3)" office:value-type="string" office:string-value="967" calcext:value-type="string">
            <text:p>96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-0.0000995262693324832" calcext:value-type="float">
            <text:p>-9.95262693324832E-05</text:p>
          </table:table-cell>
          <table:table-cell table:formula="of:=[.B165]/[.$B$196]" office:value-type="float" office:value="-0.813081349297364" calcext:value-type="float">
            <text:p>-0.813081349297364</text:p>
          </table:table-cell>
          <table:table-cell table:formula="of:=[.C165]*[.$D$131]" office:value-type="float" office:value="-3.25232539718945" calcext:value-type="float">
            <text:p>-3.25232539718945</text:p>
          </table:table-cell>
          <table:table-cell table:formula="of:=DEC2HEX([.D165];3)" office:value-type="string" office:string-value="FFFFFFFFFC" calcext:value-type="string">
            <text:p>FFFFFFFFFC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-0.0695097795549047" calcext:value-type="float">
            <text:p>-0.069509779554905</text:p>
          </table:table-cell>
          <table:table-cell table:formula="of:=[.B166]/[.$B$196]" office:value-type="float" office:value="-567.861186086056" calcext:value-type="float">
            <text:p>-567.861186086056</text:p>
          </table:table-cell>
          <table:table-cell table:formula="of:=[.C166]*[.$D$131]" office:value-type="float" office:value="-2271.44474434423" calcext:value-type="float">
            <text:p>-2271.44474434423</text:p>
          </table:table-cell>
          <table:table-cell table:formula="of:=DEC2HEX([.D166];3)" office:value-type="string" office:string-value="FFFFFFF720" calcext:value-type="string">
            <text:p>FFFFFFF72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-0.0931018458334836" calcext:value-type="float">
            <text:p>-0.093101845833484</text:p>
          </table:table-cell>
          <table:table-cell table:formula="of:=[.B167]/[.$B$196]" office:value-type="float" office:value="-760.596925214571" calcext:value-type="float">
            <text:p>-760.596925214571</text:p>
          </table:table-cell>
          <table:table-cell table:formula="of:=[.C167]*[.$D$131]" office:value-type="float" office:value="-3042.38770085828" calcext:value-type="float">
            <text:p>-3042.38770085828</text:p>
          </table:table-cell>
          <table:table-cell table:formula="of:=DEC2HEX([.D167];3)" office:value-type="string" office:string-value="FFFFFFF41D" calcext:value-type="string">
            <text:p>FFFFFFF41D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-0.061318871464877" calcext:value-type="float">
            <text:p>-0.061318871464877</text:p>
          </table:table-cell>
          <table:table-cell table:formula="of:=[.B168]/[.$B$196]" office:value-type="float" office:value="-500.945439655714" calcext:value-type="float">
            <text:p>-500.945439655714</text:p>
          </table:table-cell>
          <table:table-cell table:formula="of:=[.C168]*[.$D$131]" office:value-type="float" office:value="-2003.78175862286" calcext:value-type="float">
            <text:p>-2003.78175862286</text:p>
          </table:table-cell>
          <table:table-cell table:formula="of:=DEC2HEX([.D168];3)" office:value-type="string" office:string-value="FFFFFFF82C" calcext:value-type="string">
            <text:p>FFFFFFF82C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float" office:value="0.000231255045816373" calcext:value-type="float">
            <text:p>0.000231255045816</text:p>
          </table:table-cell>
          <table:table-cell table:formula="of:=[.B169]/[.$B$196]" office:value-type="float" office:value="1.88924156351183" calcext:value-type="float">
            <text:p>1.88924156351183</text:p>
          </table:table-cell>
          <table:table-cell table:formula="of:=[.C169]*[.$D$131]" office:value-type="float" office:value="7.55696625404732" calcext:value-type="float">
            <text:p>7.55696625404732</text:p>
          </table:table-cell>
          <table:table-cell table:formula="of:=DEC2HEX([.D169];3)" office:value-type="string" office:string-value="007" calcext:value-type="string">
            <text:p>00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0.0511814334465519" calcext:value-type="float">
            <text:p>0.051181433446552</text:p>
          </table:table-cell>
          <table:table-cell table:formula="of:=[.B170]/[.$B$196]" office:value-type="float" office:value="418.127487795963" calcext:value-type="float">
            <text:p>418.127487795963</text:p>
          </table:table-cell>
          <table:table-cell table:formula="of:=[.C170]*[.$D$131]" office:value-type="float" office:value="1672.50995118385" calcext:value-type="float">
            <text:p>1672.50995118385</text:p>
          </table:table-cell>
          <table:table-cell table:formula="of:=DEC2HEX([.D170];3)" office:value-type="string" office:string-value="688" calcext:value-type="string">
            <text:p>68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0.0640226947945096" calcext:value-type="float">
            <text:p>0.06402269479451</text:p>
          </table:table-cell>
          <table:table-cell table:formula="of:=[.B171]/[.$B$196]" office:value-type="float" office:value="523.034364879819" calcext:value-type="float">
            <text:p>523.034364879819</text:p>
          </table:table-cell>
          <table:table-cell table:formula="of:=[.C171]*[.$D$131]" office:value-type="float" office:value="2092.13745951927" calcext:value-type="float">
            <text:p>2092.13745951927</text:p>
          </table:table-cell>
          <table:table-cell table:formula="of:=DEC2HEX([.D171];3)" office:value-type="string" office:string-value="82C" calcext:value-type="string">
            <text:p>82C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float" office:value="0.0392645550022254" calcext:value-type="float">
            <text:p>0.039264555002225</text:p>
          </table:table-cell>
          <table:table-cell table:formula="of:=[.B172]/[.$B$196]" office:value-type="float" office:value="320.772370700629" calcext:value-type="float">
            <text:p>320.772370700629</text:p>
          </table:table-cell>
          <table:table-cell table:formula="of:=[.C172]*[.$D$131]" office:value-type="float" office:value="1283.08948280252" calcext:value-type="float">
            <text:p>1283.08948280252</text:p>
          </table:table-cell>
          <table:table-cell table:formula="of:=DEC2HEX([.D172];3)" office:value-type="string" office:string-value="503" calcext:value-type="string">
            <text:p>50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-0.000218208132470862" calcext:value-type="float">
            <text:p>-0.000218208132471</text:p>
          </table:table-cell>
          <table:table-cell table:formula="of:=[.B173]/[.$B$196]" office:value-type="float" office:value="-1.78265460935106" calcext:value-type="float">
            <text:p>-1.78265460935106</text:p>
          </table:table-cell>
          <table:table-cell table:formula="of:=[.C173]*[.$D$131]" office:value-type="float" office:value="-7.13061843740426" calcext:value-type="float">
            <text:p>-7.13061843740426</text:p>
          </table:table-cell>
          <table:table-cell table:formula="of:=DEC2HEX([.D173];3)" office:value-type="string" office:string-value="FFFFFFFFF8" calcext:value-type="string">
            <text:p>FFFFFFFFF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-0.0282466987218406" calcext:value-type="float">
            <text:p>-0.028246698721841</text:p>
          </table:table-cell>
          <table:table-cell table:formula="of:=[.B174]/[.$B$196]" office:value-type="float" office:value="-230.761828650744" calcext:value-type="float">
            <text:p>-230.761828650744</text:p>
          </table:table-cell>
          <table:table-cell table:formula="of:=[.C174]*[.$D$131]" office:value-type="float" office:value="-923.047314602976" calcext:value-type="float">
            <text:p>-923.047314602976</text:p>
          </table:table-cell>
          <table:table-cell table:formula="of:=DEC2HEX([.D174];3)" office:value-type="string" office:string-value="FFFFFFFC64" calcext:value-type="string">
            <text:p>FFFFFFFC6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float" office:value="-0.0324001613435097" calcext:value-type="float">
            <text:p>-0.03240016134351</text:p>
          </table:table-cell>
          <table:table-cell table:formula="of:=[.B175]/[.$B$196]" office:value-type="float" office:value="-264.6936038025" calcext:value-type="float">
            <text:p>-264.6936038025</text:p>
          </table:table-cell>
          <table:table-cell table:formula="of:=[.C175]*[.$D$131]" office:value-type="float" office:value="-1058.77441521" calcext:value-type="float">
            <text:p>-1058.77441521</text:p>
          </table:table-cell>
          <table:table-cell table:formula="of:=DEC2HEX([.D175];3)" office:value-type="string" office:string-value="FFFFFFFBDD" calcext:value-type="string">
            <text:p>FFFFFFFBDD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-0.0180718415413708" calcext:value-type="float">
            <text:p>-0.018071841541371</text:p>
          </table:table-cell>
          <table:table-cell table:formula="of:=[.B176]/[.$B$196]" office:value-type="float" office:value="-147.638180384906" calcext:value-type="float">
            <text:p>-147.638180384906</text:p>
          </table:table-cell>
          <table:table-cell table:formula="of:=[.C176]*[.$D$131]" office:value-type="float" office:value="-590.552721539625" calcext:value-type="float">
            <text:p>-590.552721539625</text:p>
          </table:table-cell>
          <table:table-cell table:formula="of:=DEC2HEX([.D176];3)" office:value-type="string" office:string-value="FFFFFFFDB1" calcext:value-type="string">
            <text:p>FFFFFFFDB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0.0000974708811974067" calcext:value-type="float">
            <text:p>9.74708811974067E-05</text:p>
          </table:table-cell>
          <table:table-cell table:formula="of:=[.B177]/[.$B$196]" office:value-type="float" office:value="0.796289825115794" calcext:value-type="float">
            <text:p>0.796289825115794</text:p>
          </table:table-cell>
          <table:table-cell table:formula="of:=[.C177]*[.$D$131]" office:value-type="float" office:value="3.18515930046318" calcext:value-type="float">
            <text:p>3.18515930046318</text:p>
          </table:table-cell>
          <table:table-cell table:formula="of:=DEC2HEX([.D177];3)" office:value-type="string" office:string-value="003" calcext:value-type="string">
            <text:p>00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float" office:value="0.0103436403128392" calcext:value-type="float">
            <text:p>0.010343640312839</text:p>
          </table:table-cell>
          <table:table-cell table:formula="of:=[.B178]/[.$B$196]" office:value-type="float" office:value="84.5025245959357" calcext:value-type="float">
            <text:p>84.5025245959357</text:p>
          </table:table-cell>
          <table:table-cell table:formula="of:=[.C178]*[.$D$131]" office:value-type="float" office:value="338.010098383743" calcext:value-type="float">
            <text:p>338.010098383743</text:p>
          </table:table-cell>
          <table:table-cell table:formula="of:=DEC2HEX([.D178];3)" office:value-type="string" office:string-value="152" calcext:value-type="string">
            <text:p>15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0.0102332586817085" calcext:value-type="float">
            <text:p>0.010233258681709</text:p>
          </table:table-cell>
          <table:table-cell table:formula="of:=[.B179]/[.$B$196]" office:value-type="float" office:value="83.6007602056967" calcext:value-type="float">
            <text:p>83.6007602056967</text:p>
          </table:table-cell>
          <table:table-cell table:formula="of:=[.C179]*[.$D$131]" office:value-type="float" office:value="334.403040822787" calcext:value-type="float">
            <text:p>334.403040822787</text:p>
          </table:table-cell>
          <table:table-cell table:formula="of:=DEC2HEX([.D179];3)" office:value-type="string" office:string-value="14E" calcext:value-type="string">
            <text:p>14E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0.00474670986629784" calcext:value-type="float">
            <text:p>0.004746709866298</text:p>
          </table:table-cell>
          <table:table-cell table:formula="of:=[.B180]/[.$B$196]" office:value-type="float" office:value="38.778317410044" calcext:value-type="float">
            <text:p>38.778317410044</text:p>
          </table:table-cell>
          <table:table-cell table:formula="of:=[.C180]*[.$D$131]" office:value-type="float" office:value="155.113269640176" calcext:value-type="float">
            <text:p>155.113269640176</text:p>
          </table:table-cell>
          <table:table-cell table:formula="of:=DEC2HEX([.D180];3)" office:value-type="string" office:string-value="09B" calcext:value-type="string">
            <text:p>09B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0000278627728478345" calcext:value-type="float">
            <text:p>2.78627728478345E-05</text:p>
          </table:table-cell>
          <table:table-cell table:formula="of:=[.B181]/[.$B$196]" office:value-type="float" office:value="0.227625340467667" calcext:value-type="float">
            <text:p>0.227625340467667</text:p>
          </table:table-cell>
          <table:table-cell table:formula="of:=[.C181]*[.$D$131]" office:value-type="float" office:value="0.91050136187067" calcext:value-type="float">
            <text:p>0.91050136187067</text:p>
          </table:table-cell>
          <table:table-cell table:formula="of:=DEC2HEX([.D181];3)" office:value-type="string" office:string-value="000" calcext:value-type="string">
            <text:p>00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-0.001299089450491" calcext:value-type="float">
            <text:p>-0.001299089450491</text:p>
          </table:table-cell>
          <table:table-cell table:formula="of:=[.B182]/[.$B$196]" office:value-type="float" office:value="-10.6129307402709" calcext:value-type="float">
            <text:p>-10.6129307402709</text:p>
          </table:table-cell>
          <table:table-cell table:formula="of:=[.C182]*[.$D$131]" office:value-type="float" office:value="-42.4517229610838" calcext:value-type="float">
            <text:p>-42.4517229610838</text:p>
          </table:table-cell>
          <table:table-cell table:formula="of:=DEC2HEX([.D182];3)" office:value-type="string" office:string-value="FFFFFFFFD5" calcext:value-type="string">
            <text:p>FFFFFFFFD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-0.000424144609328294" calcext:value-type="float">
            <text:p>-0.000424144609328</text:p>
          </table:table-cell>
          <table:table-cell table:formula="of:=[.B183]/[.$B$196]" office:value-type="float" office:value="-3.46505574420538" calcext:value-type="float">
            <text:p>-3.46505574420538</text:p>
          </table:table-cell>
          <table:table-cell table:formula="of:=[.C183]*[.$D$131]" office:value-type="float" office:value="-13.8602229768215" calcext:value-type="float">
            <text:p>-13.8602229768215</text:p>
          </table:table-cell>
          <table:table-cell table:formula="of:=DEC2HEX([.D183];3)" office:value-type="string" office:string-value="FFFFFFFFF2" calcext:value-type="string">
            <text:p>FFFFFFFFF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float" office:value="0.000321860370765887" calcext:value-type="float">
            <text:p>0.000321860370766</text:p>
          </table:table-cell>
          <table:table-cell table:formula="of:=[.B184]/[.$B$196]" office:value-type="float" office:value="2.62944312393979" calcext:value-type="float">
            <text:p>2.62944312393979</text:p>
          </table:table-cell>
          <table:table-cell table:formula="of:=[.C184]*[.$D$131]" office:value-type="float" office:value="10.5177724957592" calcext:value-type="float">
            <text:p>10.5177724957592</text:p>
          </table:table-cell>
          <table:table-cell table:formula="of:=DEC2HEX([.D184];3)" office:value-type="string" office:string-value="00A" calcext:value-type="string">
            <text:p>00A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-0.0000833249194979857" calcext:value-type="float">
            <text:p>-8.33249194979857E-05</text:p>
          </table:table-cell>
          <table:table-cell table:formula="of:=[.B185]/[.$B$196]" office:value-type="float" office:value="-0.680724178952062" calcext:value-type="float">
            <text:p>-0.680724178952062</text:p>
          </table:table-cell>
          <table:table-cell table:formula="of:=[.C185]*[.$D$131]" office:value-type="float" office:value="-2.72289671580825" calcext:value-type="float">
            <text:p>-2.72289671580825</text:p>
          </table:table-cell>
          <table:table-cell table:formula="of:=DEC2HEX([.D185];3)" office:value-type="string" office:string-value="FFFFFFFFFD" calcext:value-type="string">
            <text:p>FFFFFFFFFD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-0.000997146926780185" calcext:value-type="float">
            <text:p>-0.00099714692678</text:p>
          </table:table-cell>
          <table:table-cell table:formula="of:=[.B186]/[.$B$196]" office:value-type="float" office:value="-8.14620676643344" calcext:value-type="float">
            <text:p>-8.14620676643344</text:p>
          </table:table-cell>
          <table:table-cell table:formula="of:=[.C186]*[.$D$131]" office:value-type="float" office:value="-32.5848270657338" calcext:value-type="float">
            <text:p>-32.5848270657338</text:p>
          </table:table-cell>
          <table:table-cell table:formula="of:=DEC2HEX([.D186];3)" office:value-type="string" office:string-value="FFFFFFFFDF" calcext:value-type="string">
            <text:p>FFFFFFFFDF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float" office:value="-0.00134758991372596" calcext:value-type="float">
            <text:p>-0.001347589913726</text:p>
          </table:table-cell>
          <table:table-cell table:formula="of:=[.B187]/[.$B$196]" office:value-type="float" office:value="-11.0091560017332" calcext:value-type="float">
            <text:p>-11.0091560017332</text:p>
          </table:table-cell>
          <table:table-cell table:formula="of:=[.C187]*[.$D$131]" office:value-type="float" office:value="-44.0366240069327" calcext:value-type="float">
            <text:p>-44.0366240069327</text:p>
          </table:table-cell>
          <table:table-cell table:formula="of:=DEC2HEX([.D187];3)" office:value-type="string" office:string-value="FFFFFFFFD3" calcext:value-type="string">
            <text:p>FFFFFFFFD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-0.00081334353886851" calcext:value-type="float">
            <text:p>-0.000813343538869</text:p>
          </table:table-cell>
          <table:table-cell table:formula="of:=[.B188]/[.$B$196]" office:value-type="float" office:value="-6.64462223351581" calcext:value-type="float">
            <text:p>-6.64462223351581</text:p>
          </table:table-cell>
          <table:table-cell table:formula="of:=[.C188]*[.$D$131]" office:value-type="float" office:value="-26.5784889340633" calcext:value-type="float">
            <text:p>-26.5784889340633</text:p>
          </table:table-cell>
          <table:table-cell table:formula="of:=DEC2HEX([.D188];3)" office:value-type="string" office:string-value="FFFFFFFFE5" calcext:value-type="string">
            <text:p>FFFFFFFFE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0.0000696098090334509" calcext:value-type="float">
            <text:p>6.96098090334509E-05</text:p>
          </table:table-cell>
          <table:table-cell table:formula="of:=[.B189]/[.$B$196]" office:value-type="float" office:value="0.568678378410569" calcext:value-type="float">
            <text:p>0.568678378410569</text:p>
          </table:table-cell>
          <table:table-cell table:formula="of:=[.C189]*[.$D$131]" office:value-type="float" office:value="2.27471351364228" calcext:value-type="float">
            <text:p>2.27471351364228</text:p>
          </table:table-cell>
          <table:table-cell table:formula="of:=DEC2HEX([.D189];3)" office:value-type="string" office:string-value="002" calcext:value-type="string">
            <text:p>00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float" office:value="0.000608544829913484" calcext:value-type="float">
            <text:p>0.000608544829913</text:p>
          </table:table-cell>
          <table:table-cell table:formula="of:=[.B190]/[.$B$196]" office:value-type="float" office:value="4.97151611059633" calcext:value-type="float">
            <text:p>4.97151611059633</text:p>
          </table:table-cell>
          <table:table-cell table:formula="of:=[.C190]*[.$D$131]" office:value-type="float" office:value="19.8860644423853" calcext:value-type="float">
            <text:p>19.8860644423853</text:p>
          </table:table-cell>
          <table:table-cell table:formula="of:=DEC2HEX([.D190];3)" office:value-type="string" office:string-value="013" calcext:value-type="string">
            <text:p>01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0.000577464629260977" calcext:value-type="float">
            <text:p>0.000577464629261</text:p>
          </table:table-cell>
          <table:table-cell table:formula="of:=[.B191]/[.$B$196]" office:value-type="float" office:value="4.71760594544635" calcext:value-type="float">
            <text:p>4.71760594544635</text:p>
          </table:table-cell>
          <table:table-cell table:formula="of:=[.C191]*[.$D$131]" office:value-type="float" office:value="18.8704237817854" calcext:value-type="float">
            <text:p>18.8704237817854</text:p>
          </table:table-cell>
          <table:table-cell table:formula="of:=DEC2HEX([.D191];3)" office:value-type="string" office:string-value="012" calcext:value-type="string">
            <text:p>01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0.00024325605248543" calcext:value-type="float">
            <text:p>0.000243256052485</text:p>
          </table:table-cell>
          <table:table-cell table:formula="of:=[.B192]/[.$B$196]" office:value-type="float" office:value="1.98728396740026" calcext:value-type="float">
            <text:p>1.98728396740026</text:p>
          </table:table-cell>
          <table:table-cell table:formula="of:=[.C192]*[.$D$131]" office:value-type="float" office:value="7.94913586960103" calcext:value-type="float">
            <text:p>7.94913586960103</text:p>
          </table:table-cell>
          <table:table-cell table:formula="of:=DEC2HEX([.D192];3)" office:value-type="string" office:string-value="007" calcext:value-type="string">
            <text:p>00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float" office:value="-0.0000249816439607315" calcext:value-type="float">
            <text:p>-2.49816439607315E-05</text:p>
          </table:table-cell>
          <table:table-cell table:formula="of:=[.B193]/[.$B$196]" office:value-type="float" office:value="-0.204087914833843" calcext:value-type="float">
            <text:p>-0.204087914833843</text:p>
          </table:table-cell>
          <table:table-cell table:formula="of:=[.C193]*[.$D$131]" office:value-type="float" office:value="-0.816351659335371" calcext:value-type="float">
            <text:p>-0.816351659335371</text:p>
          </table:table-cell>
          <table:table-cell table:formula="of:=DEC2HEX([.D193];3)" office:value-type="string" office:string-value="FFFFFFFFFF" calcext:value-type="string">
            <text:p>FFFFFFFFFF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-0.000113726162029854" calcext:value-type="float">
            <text:p>-0.00011372616203</text:p>
          </table:table-cell>
          <table:table-cell table:formula="of:=[.B194]/[.$B$196]" office:value-type="float" office:value="-0.92908758555732" calcext:value-type="float">
            <text:p>-0.92908758555732</text:p>
          </table:table-cell>
          <table:table-cell table:formula="of:=[.C194]*[.$D$131]" office:value-type="float" office:value="-3.71635034222928" calcext:value-type="float">
            <text:p>-3.71635034222928</text:p>
          </table:table-cell>
          <table:table-cell table:formula="of:=DEC2HEX([.D194];3)" office:value-type="string" office:string-value="FFFFFFFFFC" calcext:value-type="string">
            <text:p>FFFFFFFFFC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132:.B194])" office:value-type="float" office:value="0.000122406287413296" calcext:value-type="float">
            <text:p>0.000122406287413</text:p>
          </table:table-cell>
          <table:table-cell/>
          <table:table-cell table:formula="of:=SUM([.D131:.D194])*2^11" office:value-type="float" office:value="16383.9999999998" calcext:value-type="float">
            <text:p>16383.9999999998</text:p>
          </table:table-cell>
          <table:table-cell table:formula="of:=DEC2HEX([.D196])" office:value-type="string" office:string-value="3FFF" calcext:value-type="string">
            <text:p>3FFF</text:p>
          </table:table-cell>
          <table:table-cell table:number-columns-repeated="5"/>
        </table:table-row>
        <table:table-row table:style-name="ro1" table:number-rows-repeated="104837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3:11:35.437705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9:28:32.146082967</meta:creation-date>
    <dc:date>2020-10-27T12:04:44.351334283</dc:date>
    <meta:editing-duration>PT1H50M19S</meta:editing-duration>
    <meta:editing-cycles>13</meta:editing-cycles>
    <meta:generator>LibreOffice/6.0.7.3$Linux_X86_64 LibreOffice_project/00m0$Build-3</meta:generator>
    <meta:document-statistic meta:table-count="1" meta:cell-count="118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:Sheet1.B21" svg:x="0.319cm" svg:y="0.18cm" svg:width="12.508cm" svg:height="8.646cm">
          <chartooo:coordinate-region svg:x="1.046cm" svg:y="0.38cm" svg:width="11.59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1" chart:class="chart:scatter">
            <chart:domain table:cell-range-address="Sheet1.A1:Sheet1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1</svg:desc>
                </draw:g>
              </table:table-cell>
              <table:table-cell office:value-type="float" office:value="0">
                <text:p>0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93892626146236">
                <text:p>0.7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93892626146237">
                <text:p>0.793892626146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49975978266186E-032">
                <text:p>1.49975978266186E-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3.614cm" xlink:href=".." xlink:type="simple" chart:class="chart:scatter" chart:style-name="ch1">
        <chart:legend chart:legend-position="end" svg:x="13.141cm" svg:y="1.508cm" style:legend-expansion="high" chart:style-name="ch2"/>
        <chart:plot-area chart:style-name="ch3" table:cell-range-address="Sheet1.A28:Sheet1.A44 Sheet1.H28:Sheet1.H44" svg:x="0.319cm" svg:y="0.072cm" svg:width="12.503cm" svg:height="3.47cm">
          <chartooo:coordinate-region svg:x="1.152cm" svg:y="0.271cm" svg:width="11.483cm" svg:height="3.0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8:Sheet1.H44" chart:class="chart:scatter">
            <chart:domain table:cell-range-address="Sheet1.A28:Sheet1.A44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4</svg:desc>
                </draw:g>
              </table:table-cell>
              <table:table-cell office:value-type="float" office:value="0">
                <text:p>0</text:p>
                <draw:g>
                  <svg:desc>Sheet1.H28:Sheet1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435854959638824">
                <text:p>-0.43585495963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372583002030479">
                <text:p>-0.372583002030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754130164317125">
                <text:p>-0.754130164317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245869835682875">
                <text:p>-0.245869835682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627416997969519">
                <text:p>-0.627416997969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564145040361176">
                <text:p>-0.564145040361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564145040361176">
                <text:p>-0.564145040361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627416997969519">
                <text:p>-0.627416997969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245869835682896">
                <text:p>-0.245869835682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754130164317125">
                <text:p>-0.754130164317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372583002030485">
                <text:p>-0.372583002030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435854959638832">
                <text:p>-0.435854959638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9.59846260903589E-031">
                <text:p>-9.59846260903589E-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A28:Sheet1.A44 Sheet1.E28:Sheet1.E44 Sheet1.G28:Sheet1.G44" svg:x="0.32cm" svg:y="0.18cm" svg:width="12.481cm" svg:height="8.64cm">
          <chartooo:coordinate-region svg:x="0.941cm" svg:y="0.379cm" svg:width="11.6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8:Sheet1.E44" chart:class="chart:scatter">
            <chart:domain table:cell-range-address="Sheet1.A28:Sheet1.A44"/>
            <chart:data-point chart:repeated="17"/>
          </chart:series>
          <chart:series chart:style-name="ch7" chart:values-cell-range-address="Sheet1.G28:Sheet1.G44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4</svg:desc>
                </draw:g>
              </table:table-cell>
              <table:table-cell office:value-type="float" office:value="0">
                <text:p>0</text:p>
                <draw:g>
                  <svg:desc>Sheet1.E28:Sheet1.E44</svg:desc>
                </draw:g>
              </table:table-cell>
              <table:table-cell office:value-type="float" office:value="0">
                <text:p>0</text:p>
                <draw:g>
                  <svg:desc>Sheet1.G28:Sheet1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3585495963882">
                <text:p>2.43585495963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37258300203048">
                <text:p>9.372583002030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.7541301643171">
                <text:p>19.7541301643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4.2458698356829">
                <text:p>44.24586983568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.6274169979695">
                <text:p>54.6274169979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1.5641450403612">
                <text:p>61.56414504036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1.5641450403612">
                <text:p>61.56414504036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4.6274169979695">
                <text:p>54.6274169979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4.2458698356829">
                <text:p>44.24586983568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.7541301643171">
                <text:p>19.7541301643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.37258300203049">
                <text:p>9.372583002030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43585495963883">
                <text:p>2.43585495963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.59846260903589E-031">
                <text:p>9.59846260903589E-0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141cm" svg:y="3.955cm" style:legend-expansion="high" chart:style-name="ch2"/>
        <chart:plot-area chart:style-name="ch3" table:cell-range-address="Sheet1.A58:Sheet1.C122" svg:x="0.319cm" svg:y="0.18cm" svg:width="12.503cm" svg:height="8.646cm">
          <chartooo:coordinate-region svg:x="1.152cm" svg:y="0.38cm" svg:width="11.48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8:Sheet1.B122" chart:class="chart:scatter">
            <chart:domain table:cell-range-address="Sheet1.A58:Sheet1.A122"/>
            <chart:data-point chart:repeated="65"/>
          </chart:series>
          <chart:series chart:style-name="ch7" chart:values-cell-range-address="Sheet1.C58:Sheet1.C122" chart:class="chart:scatter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8:Sheet1.A122</svg:desc>
                </draw:g>
              </table:table-cell>
              <table:table-cell office:value-type="float" office:value="0">
                <text:p>0</text:p>
                <draw:g>
                  <svg:desc>Sheet1.B58:Sheet1.B122</svg:desc>
                </draw:g>
              </table:table-cell>
              <table:table-cell office:value-type="float" office:value="-0">
                <text:p>-0</text:p>
                <draw:g>
                  <svg:desc>Sheet1.C58:Sheet1.C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240763666390156">
                <text:p>0.00240763666390156</text:p>
              </table:table-cell>
              <table:table-cell office:value-type="float" office:value="-0.0000771676171479127">
                <text:p>-0.0000771676171479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960735979838478">
                <text:p>0.00960735979838478</text:p>
              </table:table-cell>
              <table:table-cell office:value-type="float" office:value="-0.000624155168669822">
                <text:p>-0.000624155168669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15298321338956">
                <text:p>0.0215298321338956</text:p>
              </table:table-cell>
              <table:table-cell office:value-type="float" office:value="-0.00210064045139362">
                <text:p>-0.00210064045139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80602337443566">
                <text:p>0.0380602337443566</text:p>
              </table:table-cell>
              <table:table-cell office:value-type="float" office:value="-0.00489517849097108">
                <text:p>-0.00489517849097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590393678258225">
                <text:p>0.0590393678258225</text:p>
              </table:table-cell>
              <table:table-cell office:value-type="float" office:value="-0.00925964690210963">
                <text:p>-0.00925964690210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42651938487274">
                <text:p>0.0842651938487274</text:p>
              </table:table-cell>
              <table:table-cell office:value-type="float" office:value="-0.0152496660102987">
                <text:p>-0.0152496660102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13494773318632">
                <text:p>0.113494773318632</text:p>
              </table:table-cell>
              <table:table-cell office:value-type="float" office:value="-0.0226767024953757">
                <text:p>-0.0226767024953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46446609406726">
                <text:p>0.146446609406726</text:p>
              </table:table-cell>
              <table:table-cell office:value-type="float" office:value="-0.0310769357148381">
                <text:p>-0.0310769357148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82803357918177">
                <text:p>0.182803357918177</text:p>
              </table:table-cell>
              <table:table-cell office:value-type="float" office:value="-0.0397009027611325">
                <text:p>-0.0397009027611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2214883490199">
                <text:p>0.222214883490199</text:p>
              </table:table-cell>
              <table:table-cell office:value-type="float" office:value="-0.0475265094233793">
                <text:p>-0.0475265094233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64301631587001">
                <text:p>0.264301631587001</text:p>
              </table:table-cell>
              <table:table-cell office:value-type="float" office:value="-0.053296297679844">
                <text:p>-0.053296297679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08658283817455">
                <text:p>0.308658283817455</text:p>
              </table:table-cell>
              <table:table-cell office:value-type="float" office:value="-0.0555780178075811">
                <text:p>-0.0555780178075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54857661372769">
                <text:p>0.354857661372769</text:p>
              </table:table-cell>
              <table:table-cell office:value-type="float" office:value="-0.0528457010537761">
                <text:p>-0.0528457010537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02454838991936">
                <text:p>0.402454838991936</text:p>
              </table:table-cell>
              <table:table-cell office:value-type="float" office:value="-0.0435767080627827">
                <text:p>-0.0435767080627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5099142983522">
                <text:p>0.45099142983522</text:p>
              </table:table-cell>
              <table:table-cell office:value-type="float" office:value="-0.0263587738037058">
                <text:p>-0.0263587738037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4900857016478">
                <text:p>0.54900857016478</text:p>
              </table:table-cell>
              <table:table-cell office:value-type="float" office:value="0.0363658464320805">
                <text:p>0.0363658464320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97545161008064">
                <text:p>0.597545161008064</text:p>
              </table:table-cell>
              <table:table-cell office:value-type="float" office:value="0.083186426548484">
                <text:p>0.083186426548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45142338627231">
                <text:p>0.645142338627231</text:p>
              </table:table-cell>
              <table:table-cell office:value-type="float" office:value="0.140417510939338">
                <text:p>0.140417510939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91341716182545">
                <text:p>0.691341716182545</text:p>
              </table:table-cell>
              <table:table-cell office:value-type="float" office:value="0.207475409039733">
                <text:p>0.207475409039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35698368412999">
                <text:p>0.735698368412999</text:p>
              </table:table-cell>
              <table:table-cell office:value-type="float" office:value="0.283219791930922">
                <text:p>0.2832197919309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77785116509801">
                <text:p>0.777785116509801</text:p>
              </table:table-cell>
              <table:table-cell office:value-type="float" office:value="0.365969661414488">
                <text:p>0.365969661414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17196642081823">
                <text:p>0.817196642081823</text:p>
              </table:table-cell>
              <table:table-cell office:value-type="float" office:value="0.453553072456465">
                <text:p>0.453553072456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853553390593274">
                <text:p>0.853553390593274</text:p>
              </table:table-cell>
              <table:table-cell office:value-type="float" office:value="0.543388965223067">
                <text:p>0.543388965223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886505226681368">
                <text:p>0.886505226681368</text:p>
              </table:table-cell>
              <table:table-cell office:value-type="float" office:value="0.63259726474712">
                <text:p>0.63259726474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15734806151273">
                <text:p>0.915734806151273</text:p>
              </table:table-cell>
              <table:table-cell office:value-type="float" office:value="0.718131417531909">
                <text:p>0.718131417531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0960632174178">
                <text:p>0.940960632174178</text:p>
              </table:table-cell>
              <table:table-cell office:value-type="float" office:value="0.79692589923198">
                <text:p>0.796925899231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61939766255643">
                <text:p>0.961939766255643</text:p>
              </table:table-cell>
              <table:table-cell office:value-type="float" office:value="0.866050066720308">
                <text:p>0.866050066720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78470167866104">
                <text:p>0.978470167866104</text:p>
              </table:table-cell>
              <table:table-cell office:value-type="float" office:value="0.922859129714244">
                <text:p>0.922859129714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90392640201615">
                <text:p>0.990392640201615</text:p>
              </table:table-cell>
              <table:table-cell office:value-type="float" office:value="0.965133030874385">
                <text:p>0.965133030874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97592363336099">
                <text:p>0.997592363336099</text:p>
              </table:table-cell>
              <table:table-cell office:value-type="float" office:value="0.99119465501262">
                <text:p>0.991194655012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97592363336099">
                <text:p>0.997592363336099</text:p>
              </table:table-cell>
              <table:table-cell office:value-type="float" office:value="0.99119465501262">
                <text:p>0.99119465501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90392640201615">
                <text:p>0.990392640201615</text:p>
              </table:table-cell>
              <table:table-cell office:value-type="float" office:value="0.965133030874386">
                <text:p>0.965133030874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78470167866104">
                <text:p>0.978470167866104</text:p>
              </table:table-cell>
              <table:table-cell office:value-type="float" office:value="0.922859129714244">
                <text:p>0.922859129714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61939766255643">
                <text:p>0.961939766255643</text:p>
              </table:table-cell>
              <table:table-cell office:value-type="float" office:value="0.866050066720308">
                <text:p>0.866050066720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40960632174178">
                <text:p>0.940960632174178</text:p>
              </table:table-cell>
              <table:table-cell office:value-type="float" office:value="0.79692589923198">
                <text:p>0.79692589923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15734806151273">
                <text:p>0.915734806151273</text:p>
              </table:table-cell>
              <table:table-cell office:value-type="float" office:value="0.718131417531909">
                <text:p>0.718131417531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886505226681368">
                <text:p>0.886505226681368</text:p>
              </table:table-cell>
              <table:table-cell office:value-type="float" office:value="0.63259726474712">
                <text:p>0.632597264747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53553390593274">
                <text:p>0.853553390593274</text:p>
              </table:table-cell>
              <table:table-cell office:value-type="float" office:value="0.543388965223067">
                <text:p>0.543388965223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17196642081823">
                <text:p>0.817196642081823</text:p>
              </table:table-cell>
              <table:table-cell office:value-type="float" office:value="0.453553072456465">
                <text:p>0.453553072456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77785116509801">
                <text:p>0.777785116509801</text:p>
              </table:table-cell>
              <table:table-cell office:value-type="float" office:value="0.365969661414488">
                <text:p>0.365969661414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35698368412999">
                <text:p>0.735698368412999</text:p>
              </table:table-cell>
              <table:table-cell office:value-type="float" office:value="0.283219791930922">
                <text:p>0.283219791930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691341716182545">
                <text:p>0.691341716182545</text:p>
              </table:table-cell>
              <table:table-cell office:value-type="float" office:value="0.207475409039734">
                <text:p>0.207475409039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645142338627231">
                <text:p>0.645142338627231</text:p>
              </table:table-cell>
              <table:table-cell office:value-type="float" office:value="0.140417510939338">
                <text:p>0.140417510939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97545161008064">
                <text:p>0.597545161008064</text:p>
              </table:table-cell>
              <table:table-cell office:value-type="float" office:value="0.083186426548484">
                <text:p>0.0831864265484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4900857016478">
                <text:p>0.54900857016478</text:p>
              </table:table-cell>
              <table:table-cell office:value-type="float" office:value="0.0363658464320805">
                <text:p>0.0363658464320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5099142983522">
                <text:p>0.45099142983522</text:p>
              </table:table-cell>
              <table:table-cell office:value-type="float" office:value="-0.0263587738037058">
                <text:p>-0.02635877380370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402454838991936">
                <text:p>0.402454838991936</text:p>
              </table:table-cell>
              <table:table-cell office:value-type="float" office:value="-0.0435767080627827">
                <text:p>-0.04357670806278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54857661372769">
                <text:p>0.354857661372769</text:p>
              </table:table-cell>
              <table:table-cell office:value-type="float" office:value="-0.0528457010537761">
                <text:p>-0.05284570105377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08658283817455">
                <text:p>0.308658283817455</text:p>
              </table:table-cell>
              <table:table-cell office:value-type="float" office:value="-0.0555780178075811">
                <text:p>-0.0555780178075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64301631587001">
                <text:p>0.264301631587001</text:p>
              </table:table-cell>
              <table:table-cell office:value-type="float" office:value="-0.053296297679844">
                <text:p>-0.053296297679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22214883490199">
                <text:p>0.222214883490199</text:p>
              </table:table-cell>
              <table:table-cell office:value-type="float" office:value="-0.0475265094233794">
                <text:p>-0.04752650942337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82803357918177">
                <text:p>0.182803357918177</text:p>
              </table:table-cell>
              <table:table-cell office:value-type="float" office:value="-0.0397009027611325">
                <text:p>-0.0397009027611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46446609406726">
                <text:p>0.146446609406726</text:p>
              </table:table-cell>
              <table:table-cell office:value-type="float" office:value="-0.0310769357148381">
                <text:p>-0.03107693571483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13494773318632">
                <text:p>0.113494773318632</text:p>
              </table:table-cell>
              <table:table-cell office:value-type="float" office:value="-0.0226767024953757">
                <text:p>-0.0226767024953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842651938487274">
                <text:p>0.0842651938487274</text:p>
              </table:table-cell>
              <table:table-cell office:value-type="float" office:value="-0.0152496660102987">
                <text:p>-0.01524966601029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590393678258226">
                <text:p>0.0590393678258226</text:p>
              </table:table-cell>
              <table:table-cell office:value-type="float" office:value="-0.00925964690210965">
                <text:p>-0.009259646902109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380602337443568">
                <text:p>0.0380602337443568</text:p>
              </table:table-cell>
              <table:table-cell office:value-type="float" office:value="-0.00489517849097109">
                <text:p>-0.004895178490971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15298321338956">
                <text:p>0.0215298321338956</text:p>
              </table:table-cell>
              <table:table-cell office:value-type="float" office:value="-0.00210064045139362">
                <text:p>-0.00210064045139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960735979838482">
                <text:p>0.00960735979838482</text:p>
              </table:table-cell>
              <table:table-cell office:value-type="float" office:value="-0.000624155168669825">
                <text:p>-0.000624155168669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240763666390155">
                <text:p>0.00240763666390155</text:p>
              </table:table-cell>
              <table:table-cell office:value-type="float" office:value="-0.0000771676171479125">
                <text:p>-0.0000771676171479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49975978266186E-032">
                <text:p>1.49975978266186E-032</text:p>
              </table:table-cell>
              <table:table-cell office:value-type="float" office:value="-5.84632134031783E-049">
                <text:p>-5.84632134031783E-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02cm" svg:height="4.657cm" xlink:href=".." xlink:type="simple" chart:class="chart:line" chart:style-name="ch1">
        <chart:legend chart:legend-position="end" svg:x="9.023cm" svg:y="2.029cm" style:legend-expansion="high" chart:style-name="ch2"/>
        <chart:plot-area chart:style-name="ch3" table:cell-range-address="Sheet1.G58:Sheet1.G122" svg:x="0.238cm" svg:y="0.093cm" svg:width="8.547cm" svg:height="4.471cm">
          <chartooo:coordinate-region svg:x="1.23cm" svg:y="0.292cm" svg:width="7.555cm" svg:height="4.0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58:Sheet1.G122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58:Sheet1.G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3.141cm" svg:y="4.204cm" style:legend-expansion="high" chart:style-name="ch2"/>
        <chart:plot-area chart:style-name="ch3" table:cell-range-address="Sheet1.D132:Sheet1.D194" svg:x="0.319cm" svg:y="0.18cm" svg:width="12.503cm" svg:height="8.646cm">
          <chartooo:coordinate-region svg:x="1.417cm" svg:y="0.379cm" svg:width="11.40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2:Sheet1.D194" chart:class="chart:line"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71635034222928">
                <text:p>-3.71635034222928</text:p>
                <draw:g>
                  <svg:desc>Sheet1.D132:Sheet1.D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16351659335371">
                <text:p>-0.816351659335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4913586960103">
                <text:p>7.94913586960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8704237817854">
                <text:p>18.8704237817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8860644423853">
                <text:p>19.8860644423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7471351364228">
                <text:p>2.27471351364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6.5784889340633">
                <text:p>-26.5784889340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4.0366240069327">
                <text:p>-44.0366240069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.5848270657338">
                <text:p>-32.584827065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2289671580825">
                <text:p>-2.72289671580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177724957592">
                <text:p>10.5177724957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.8602229768215">
                <text:p>-13.8602229768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517229610838">
                <text:p>-42.4517229610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050136187067">
                <text:p>0.91050136187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.113269640176">
                <text:p>155.113269640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.403040822787">
                <text:p>334.403040822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.010098383743">
                <text:p>338.010098383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8515930046318">
                <text:p>3.18515930046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90.552721539625">
                <text:p>-590.552721539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58.77441521">
                <text:p>-1058.77441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23.047314602976">
                <text:p>-923.047314602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13061843740426">
                <text:p>-7.13061843740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3.08948280252">
                <text:p>1283.08948280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92.13745951927">
                <text:p>2092.13745951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2.50995118385">
                <text:p>1672.50995118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5696625404732">
                <text:p>7.556966254047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03.78175862286">
                <text:p>-2003.78175862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042.38770085828">
                <text:p>-3042.38770085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71.44474434423">
                <text:p>-2271.44474434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25232539718945">
                <text:p>-3.25232539718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7.08215359476">
                <text:p>2407.08215359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31.28578141581">
                <text:p>3431.28578141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7.08215359476">
                <text:p>2407.08215359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25232539718945">
                <text:p>-3.252325397189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271.44474434423">
                <text:p>-2271.444744344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042.38770085828">
                <text:p>-3042.38770085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03.78175862286">
                <text:p>-2003.78175862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5696625404732">
                <text:p>7.55696625404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72.50995118385">
                <text:p>1672.50995118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2.13745951927">
                <text:p>2092.13745951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3.08948280252">
                <text:p>1283.089482802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.13061843740426">
                <text:p>-7.13061843740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23.047314602976">
                <text:p>-923.047314602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58.77441521">
                <text:p>-1058.77441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90.552721539625">
                <text:p>-590.552721539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8515930046318">
                <text:p>3.18515930046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8.010098383743">
                <text:p>338.010098383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4.403040822787">
                <text:p>334.403040822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5.113269640176">
                <text:p>155.113269640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050136187067">
                <text:p>0.91050136187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2.4517229610838">
                <text:p>-42.4517229610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3.8602229768215">
                <text:p>-13.8602229768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5177724957592">
                <text:p>10.51777249575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289671580825">
                <text:p>-2.722896715808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2.5848270657338">
                <text:p>-32.5848270657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.0366240069327">
                <text:p>-44.0366240069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6.5784889340633">
                <text:p>-26.57848893406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7471351364228">
                <text:p>2.27471351364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860644423853">
                <text:p>19.88606444238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8704237817854">
                <text:p>18.8704237817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94913586960103">
                <text:p>7.94913586960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16351659335371">
                <text:p>-0.8163516593353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1635034222928">
                <text:p>-3.716350342229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